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eutral">
      <style:text-properties fo:font-weight="bold" style:font-weight-asian="bold" style:font-weight-complex="bold"/>
    </style:style>
    <style:style style:name="ce3" style:family="table-cell" style:parent-style-name="Bad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letra</text:p>
          </table:table-cell>
          <table:table-cell table:style-name="ce3" office:value-type="string" calcext:value-type="string">
            <text:p>digito</text:p>
          </table:table-cell>
          <table:table-cell table:style-name="ce3" office:value-type="string" calcext:value-type="string">
            <text:p>espaci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208" calcext:value-type="float">
            <text:p>208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10" calcext:value-type="float">
            <text:p>210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table:number-columns-repeated="14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table:number-columns-repeated="14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24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table:number-columns-repeated="14" office:value-type="float" office:value="217" calcext:value-type="float">
            <text:p>217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table:number-columns-repeated="14" office:value-type="float" office:value="220" calcext:value-type="float">
            <text:p>220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7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7" office:value-type="float" office:value="227" calcext:value-type="float">
            <text:p>22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7" office:value-type="float" office:value="227" calcext:value-type="float">
            <text:p>227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8" calcext:value-type="float">
            <text:p>228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"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29" calcext:value-type="float">
            <text:p>229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8"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230" calcext:value-type="float">
            <text:p>230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8"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231" calcext:value-type="float">
            <text:p>231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3"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"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3" table:formula="of:=CONCATENATE(&quot;,'&quot;;[.B1];&quot;'&quot;)" office:value-type="string" office:string-value=",'{'" calcext:value-type="string">
            <text:p>,'{'</text:p>
          </table:table-cell>
          <table:table-cell table:style-name="ce3" table:formula="of:=CONCATENATE(&quot;,'&quot;;[.C1];&quot;'&quot;)" office:value-type="string" office:string-value=",'}'" calcext:value-type="string">
            <text:p>,'}'</text:p>
          </table:table-cell>
          <table:table-cell table:style-name="ce3" table:formula="of:=CONCATENATE(&quot;,'&quot;;[.D1];&quot;'&quot;)" office:value-type="string" office:string-value=",'['" calcext:value-type="string">
            <text:p>,'['</text:p>
          </table:table-cell>
          <table:table-cell table:style-name="ce3" table:formula="of:=CONCATENATE(&quot;,'&quot;;[.E1];&quot;'&quot;)" office:value-type="string" office:string-value=",']'" calcext:value-type="string">
            <text:p>,']'</text:p>
          </table:table-cell>
          <table:table-cell table:style-name="ce3" table:formula="of:=CONCATENATE(&quot;,'&quot;;[.F1];&quot;'&quot;)" office:value-type="string" office:string-value=",'('" calcext:value-type="string">
            <text:p>,'('</text:p>
          </table:table-cell>
          <table:table-cell table:style-name="ce3" table:formula="of:=CONCATENATE(&quot;,'&quot;;[.G1];&quot;'&quot;)" office:value-type="string" office:string-value=",')'" calcext:value-type="string">
            <text:p>,')'</text:p>
          </table:table-cell>
          <table:table-cell table:style-name="ce3" table:formula="of:=CONCATENATE(&quot;,'&quot;;[.H1];&quot;'&quot;)" office:value-type="string" office:string-value=",','" calcext:value-type="string">
            <text:p>,','</text:p>
          </table:table-cell>
          <table:table-cell table:style-name="ce3" table:formula="of:=CONCATENATE(&quot;,'&quot;;[.I1];&quot;'&quot;)" office:value-type="string" office:string-value=",';'" calcext:value-type="string">
            <text:p>,';'</text:p>
          </table:table-cell>
          <table:table-cell table:style-name="ce3" table:formula="of:=CONCATENATE(&quot;,'&quot;;[.J1];&quot;'&quot;)" office:value-type="string" office:string-value=",':'" calcext:value-type="string">
            <text:p>,':'</text:p>
          </table:table-cell>
          <table:table-cell table:style-name="ce3" table:formula="of:=CONCATENATE(&quot;,'&quot;;[.K1];&quot;'&quot;)" office:value-type="string" office:string-value=",'!'" calcext:value-type="string">
            <text:p>,'!'</text:p>
          </table:table-cell>
          <table:table-cell table:style-name="ce3" table:formula="of:=CONCATENATE(&quot;,'&quot;;[.L1];&quot;'&quot;)" office:value-type="string" office:string-value=",'/'" calcext:value-type="string">
            <text:p>,'/'</text:p>
          </table:table-cell>
          <table:table-cell table:style-name="ce3" table:formula="of:=CONCATENATE(&quot;,'&quot;;[.M1];&quot;'&quot;)" office:value-type="string" office:string-value=",'='" calcext:value-type="string">
            <text:p>,'='</text:p>
          </table:table-cell>
          <table:table-cell table:style-name="ce3" table:formula="of:=CONCATENATE(&quot;,'&quot;;[.N1];&quot;'&quot;)" office:value-type="string" office:string-value=",'*'" calcext:value-type="string">
            <text:p>,'*'</text:p>
          </table:table-cell>
          <table:table-cell table:style-name="ce3" table:formula="of:=CONCATENATE(&quot;,'&quot;;[.O1];&quot;'&quot;)" office:value-type="string" office:string-value=",'&lt;'" calcext:value-type="string">
            <text:p>,'&lt;'</text:p>
          </table:table-cell>
          <table:table-cell table:style-name="ce3" table:formula="of:=CONCATENATE(&quot;,'&quot;;[.P1];&quot;'&quot;)" office:value-type="string" office:string-value=",'&gt;'" calcext:value-type="string">
            <text:p>,'&gt;'</text:p>
          </table:table-cell>
          <table:table-cell table:style-name="ce3" table:formula="of:=CONCATENATE(&quot;,'&quot;;[.Q1];&quot;'&quot;)" office:value-type="string" office:string-value=",'~'" calcext:value-type="string">
            <text:p>,'~'</text:p>
          </table:table-cell>
          <table:table-cell table:style-name="ce3" table:formula="of:=CONCATENATE(&quot;,'&quot;;[.R1];&quot;'&quot;)" office:value-type="string" office:string-value=",'%'" calcext:value-type="string">
            <text:p>,'%'</text:p>
          </table:table-cell>
          <table:table-cell table:style-name="ce3" table:formula="of:=CONCATENATE(&quot;,'&quot;;[.S1];&quot;'&quot;)" office:value-type="string" office:string-value=",'letra'" calcext:value-type="string">
            <text:p>,'letra'</text:p>
          </table:table-cell>
          <table:table-cell table:style-name="ce3" table:formula="of:=CONCATENATE(&quot;,'&quot;;[.T1];&quot;'&quot;)" office:value-type="string" office:string-value=",'digito'" calcext:value-type="string">
            <text:p>,'digito'</text:p>
          </table:table-cell>
          <table:table-cell table:style-name="ce3" table:formula="of:=CONCATENATE(&quot;,'&quot;;[.U1];&quot;'&quot;)" office:value-type="string" office:string-value=",'espacio'" calcext:value-type="string">
            <text:p>,'espacio'</text:p>
          </table:table-cell>
          <table:table-cell table:style-name="ce3" table:formula="of:=CONCATENATE(&quot;,'&quot;;[.V1];&quot;'&quot;)" office:value-type="string" office:string-value=",'e'" calcext:value-type="string">
            <text:p>,'e'</text:p>
          </table:table-cell>
          <table:table-cell table:style-name="ce3" table:formula="of:=CONCATENATE(&quot;,'&quot;;[.W1];&quot;'&quot;)" office:value-type="string" office:string-value=",'+'" calcext:value-type="string">
            <text:p>,'+'</text:p>
          </table:table-cell>
          <table:table-cell table:style-name="ce3" table:formula="of:=CONCATENATE(&quot;,'&quot;;[.X1];&quot;'&quot;)" office:value-type="string" office:string-value=",'-'" calcext:value-type="string">
            <text:p>,'-'</text:p>
          </table:table-cell>
          <table:table-cell table:style-name="ce3" table:formula="of:=CONCATENATE(&quot;,'&quot;;[.Y1];&quot;'&quot;)" office:value-type="string" office:string-value=",'''" calcext:value-type="string">
            <text:p>,'''</text:p>
          </table:table-cell>
          <table:table-cell table:style-name="ce3" table:formula="of:=CONCATENATE(&quot;,'&quot;;[.Z1];&quot;'&quot;)" office:value-type="string" office:string-value=",'“'" calcext:value-type="string">
            <text:p>,'“'</text:p>
          </table:table-cell>
          <table:table-cell table:style-name="ce3" table:formula="of:=CONCATENATE(&quot;,'&quot;;[.AA1];&quot;'&quot;)" office:value-type="string" office:string-value=",'.'" calcext:value-type="string">
            <text:p>,'.'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,'&quot;;[.B2];&quot;'&quot;)" office:value-type="string" office:string-value=",'200'" calcext:value-type="string">
            <text:p>,'200'</text:p>
          </table:table-cell>
          <table:table-cell table:formula="of:=CONCATENATE(&quot;,'&quot;;[.C2];&quot;'&quot;)" office:value-type="string" office:string-value=",'201'" calcext:value-type="string">
            <text:p>,'201'</text:p>
          </table:table-cell>
          <table:table-cell table:formula="of:=CONCATENATE(&quot;,'&quot;;[.D2];&quot;'&quot;)" office:value-type="string" office:string-value=",'202'" calcext:value-type="string">
            <text:p>,'202'</text:p>
          </table:table-cell>
          <table:table-cell table:formula="of:=CONCATENATE(&quot;,'&quot;;[.E2];&quot;'&quot;)" office:value-type="string" office:string-value=",'203'" calcext:value-type="string">
            <text:p>,'203'</text:p>
          </table:table-cell>
          <table:table-cell table:formula="of:=CONCATENATE(&quot;,'&quot;;[.F2];&quot;'&quot;)" office:value-type="string" office:string-value=",'204'" calcext:value-type="string">
            <text:p>,'204'</text:p>
          </table:table-cell>
          <table:table-cell table:formula="of:=CONCATENATE(&quot;,'&quot;;[.G2];&quot;'&quot;)" office:value-type="string" office:string-value=",'205'" calcext:value-type="string">
            <text:p>,'205'</text:p>
          </table:table-cell>
          <table:table-cell table:formula="of:=CONCATENATE(&quot;,'&quot;;[.H2];&quot;'&quot;)" office:value-type="string" office:string-value=",'206'" calcext:value-type="string">
            <text:p>,'206'</text:p>
          </table:table-cell>
          <table:table-cell table:formula="of:=CONCATENATE(&quot;,'&quot;;[.I2];&quot;'&quot;)" office:value-type="string" office:string-value=",'207'" calcext:value-type="string">
            <text:p>,'207'</text:p>
          </table:table-cell>
          <table:table-cell table:formula="of:=CONCATENATE(&quot;,'&quot;;[.J2];&quot;'&quot;)" office:value-type="string" office:string-value=",'1'" calcext:value-type="string">
            <text:p>,'1'</text:p>
          </table:table-cell>
          <table:table-cell table:formula="of:=CONCATENATE(&quot;,'&quot;;[.K2];&quot;'&quot;)" office:value-type="string" office:string-value=",'100'" calcext:value-type="string">
            <text:p>,'100'</text:p>
          </table:table-cell>
          <table:table-cell table:formula="of:=CONCATENATE(&quot;,'&quot;;[.L2];&quot;'&quot;)" office:value-type="string" office:string-value=",'5'" calcext:value-type="string">
            <text:p>,'5'</text:p>
          </table:table-cell>
          <table:table-cell table:formula="of:=CONCATENATE(&quot;,'&quot;;[.M2];&quot;'&quot;)" office:value-type="string" office:string-value=",'100'" calcext:value-type="string">
            <text:p>,'100'</text:p>
          </table:table-cell>
          <table:table-cell table:formula="of:=CONCATENATE(&quot;,'&quot;;[.N2];&quot;'&quot;)" office:value-type="string" office:string-value=",'14'" calcext:value-type="string">
            <text:p>,'14'</text:p>
          </table:table-cell>
          <table:table-cell table:formula="of:=CONCATENATE(&quot;,'&quot;;[.O2];&quot;'&quot;)" office:value-type="string" office:string-value=",'10'" calcext:value-type="string">
            <text:p>,'10'</text:p>
          </table:table-cell>
          <table:table-cell table:formula="of:=CONCATENATE(&quot;,'&quot;;[.P2];&quot;'&quot;)" office:value-type="string" office:string-value=",'11'" calcext:value-type="string">
            <text:p>,'11'</text:p>
          </table:table-cell>
          <table:table-cell table:formula="of:=CONCATENATE(&quot;,'&quot;;[.Q2];&quot;'&quot;)" office:value-type="string" office:string-value=",'15'" calcext:value-type="string">
            <text:p>,'15'</text:p>
          </table:table-cell>
          <table:table-cell table:formula="of:=CONCATENATE(&quot;,'&quot;;[.R2];&quot;'&quot;)" office:value-type="string" office:string-value=",'16'" calcext:value-type="string">
            <text:p>,'16'</text:p>
          </table:table-cell>
          <table:table-cell table:formula="of:=CONCATENATE(&quot;,'&quot;;[.S2];&quot;'&quot;)" office:value-type="string" office:string-value=",'17'" calcext:value-type="string">
            <text:p>,'17'</text:p>
          </table:table-cell>
          <table:table-cell table:formula="of:=CONCATENATE(&quot;,'&quot;;[.T2];&quot;'&quot;)" office:value-type="string" office:string-value=",'18'" calcext:value-type="string">
            <text:p>,'18'</text:p>
          </table:table-cell>
          <table:table-cell table:formula="of:=CONCATENATE(&quot;,'&quot;;[.U2];&quot;'&quot;)" office:value-type="string" office:string-value=",'100'" calcext:value-type="string">
            <text:p>,'100'</text:p>
          </table:table-cell>
          <table:table-cell table:formula="of:=CONCATENATE(&quot;,'&quot;;[.V2];&quot;'&quot;)" office:value-type="string" office:string-value=",'100'" calcext:value-type="string">
            <text:p>,'100'</text:p>
          </table:table-cell>
          <table:table-cell table:formula="of:=CONCATENATE(&quot;,'&quot;;[.W2];&quot;'&quot;)" office:value-type="string" office:string-value=",'12'" calcext:value-type="string">
            <text:p>,'12'</text:p>
          </table:table-cell>
          <table:table-cell table:formula="of:=CONCATENATE(&quot;,'&quot;;[.X2];&quot;'&quot;)" office:value-type="string" office:string-value=",'13'" calcext:value-type="string">
            <text:p>,'13'</text:p>
          </table:table-cell>
          <table:table-cell table:formula="of:=CONCATENATE(&quot;,'&quot;;[.Y2];&quot;'&quot;)" office:value-type="string" office:string-value=",'29'" calcext:value-type="string">
            <text:p>,'29'</text:p>
          </table:table-cell>
          <table:table-cell table:formula="of:=CONCATENATE(&quot;,'&quot;;[.Z2];&quot;'&quot;)" office:value-type="string" office:string-value=",'31'" calcext:value-type="string">
            <text:p>,'31'</text:p>
          </table:table-cell>
          <table:table-cell table:formula="of:=CONCATENATE(&quot;,'&quot;;[.AA2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,'&quot;;[.B3];&quot;'&quot;)" office:value-type="string" office:string-value=",'208'" calcext:value-type="string">
            <text:p>,'208'</text:p>
          </table:table-cell>
          <table:table-cell table:formula="of:=CONCATENATE(&quot;,'&quot;;[.C3];&quot;'&quot;)" office:value-type="string" office:string-value=",'208'" calcext:value-type="string">
            <text:p>,'208'</text:p>
          </table:table-cell>
          <table:table-cell table:formula="of:=CONCATENATE(&quot;,'&quot;;[.D3];&quot;'&quot;)" office:value-type="string" office:string-value=",'208'" calcext:value-type="string">
            <text:p>,'208'</text:p>
          </table:table-cell>
          <table:table-cell table:formula="of:=CONCATENATE(&quot;,'&quot;;[.E3];&quot;'&quot;)" office:value-type="string" office:string-value=",'208'" calcext:value-type="string">
            <text:p>,'208'</text:p>
          </table:table-cell>
          <table:table-cell table:formula="of:=CONCATENATE(&quot;,'&quot;;[.F3];&quot;'&quot;)" office:value-type="string" office:string-value=",'208'" calcext:value-type="string">
            <text:p>,'208'</text:p>
          </table:table-cell>
          <table:table-cell table:formula="of:=CONCATENATE(&quot;,'&quot;;[.G3];&quot;'&quot;)" office:value-type="string" office:string-value=",'208'" calcext:value-type="string">
            <text:p>,'208'</text:p>
          </table:table-cell>
          <table:table-cell table:formula="of:=CONCATENATE(&quot;,'&quot;;[.H3];&quot;'&quot;)" office:value-type="string" office:string-value=",'208'" calcext:value-type="string">
            <text:p>,'208'</text:p>
          </table:table-cell>
          <table:table-cell table:formula="of:=CONCATENATE(&quot;,'&quot;;[.I3];&quot;'&quot;)" office:value-type="string" office:string-value=",'208'" calcext:value-type="string">
            <text:p>,'208'</text:p>
          </table:table-cell>
          <table:table-cell table:formula="of:=CONCATENATE(&quot;,'&quot;;[.J3];&quot;'&quot;)" office:value-type="string" office:string-value=",'209'" calcext:value-type="string">
            <text:p>,'209'</text:p>
          </table:table-cell>
          <table:table-cell table:formula="of:=CONCATENATE(&quot;,'&quot;;[.K3];&quot;'&quot;)" office:value-type="string" office:string-value=",'4'" calcext:value-type="string">
            <text:p>,'4'</text:p>
          </table:table-cell>
          <table:table-cell table:formula="of:=CONCATENATE(&quot;,'&quot;;[.L3];&quot;'&quot;)" office:value-type="string" office:string-value=",'208'" calcext:value-type="string">
            <text:p>,'208'</text:p>
          </table:table-cell>
          <table:table-cell table:formula="of:=CONCATENATE(&quot;,'&quot;;[.M3];&quot;'&quot;)" office:value-type="string" office:string-value=",'2'" calcext:value-type="string">
            <text:p>,'2'</text:p>
          </table:table-cell>
          <table:table-cell table:formula="of:=CONCATENATE(&quot;,'&quot;;[.N3];&quot;'&quot;)" office:value-type="string" office:string-value=",'208'" calcext:value-type="string">
            <text:p>,'208'</text:p>
          </table:table-cell>
          <table:table-cell table:formula="of:=CONCATENATE(&quot;,'&quot;;[.O3];&quot;'&quot;)" office:value-type="string" office:string-value=",'208'" calcext:value-type="string">
            <text:p>,'208'</text:p>
          </table:table-cell>
          <table:table-cell table:formula="of:=CONCATENATE(&quot;,'&quot;;[.P3];&quot;'&quot;)" office:value-type="string" office:string-value=",'208'" calcext:value-type="string">
            <text:p>,'208'</text:p>
          </table:table-cell>
          <table:table-cell table:formula="of:=CONCATENATE(&quot;,'&quot;;[.Q3];&quot;'&quot;)" office:value-type="string" office:string-value=",'208'" calcext:value-type="string">
            <text:p>,'208'</text:p>
          </table:table-cell>
          <table:table-cell table:formula="of:=CONCATENATE(&quot;,'&quot;;[.R3];&quot;'&quot;)" office:value-type="string" office:string-value=",'208'" calcext:value-type="string">
            <text:p>,'208'</text:p>
          </table:table-cell>
          <table:table-cell table:formula="of:=CONCATENATE(&quot;,'&quot;;[.S3];&quot;'&quot;)" office:value-type="string" office:string-value=",'208'" calcext:value-type="string">
            <text:p>,'208'</text:p>
          </table:table-cell>
          <table:table-cell table:formula="of:=CONCATENATE(&quot;,'&quot;;[.T3];&quot;'&quot;)" office:value-type="string" office:string-value=",'208'" calcext:value-type="string">
            <text:p>,'208'</text:p>
          </table:table-cell>
          <table:table-cell table:formula="of:=CONCATENATE(&quot;,'&quot;;[.U3];&quot;'&quot;)" office:value-type="string" office:string-value=",'208'" calcext:value-type="string">
            <text:p>,'208'</text:p>
          </table:table-cell>
          <table:table-cell table:formula="of:=CONCATENATE(&quot;,'&quot;;[.V3];&quot;'&quot;)" office:value-type="string" office:string-value=",'208'" calcext:value-type="string">
            <text:p>,'208'</text:p>
          </table:table-cell>
          <table:table-cell table:formula="of:=CONCATENATE(&quot;,'&quot;;[.W3];&quot;'&quot;)" office:value-type="string" office:string-value=",'208'" calcext:value-type="string">
            <text:p>,'208'</text:p>
          </table:table-cell>
          <table:table-cell table:formula="of:=CONCATENATE(&quot;,'&quot;;[.X3];&quot;'&quot;)" office:value-type="string" office:string-value=",'208'" calcext:value-type="string">
            <text:p>,'208'</text:p>
          </table:table-cell>
          <table:table-cell table:formula="of:=CONCATENATE(&quot;,'&quot;;[.Y3];&quot;'&quot;)" office:value-type="string" office:string-value=",'208'" calcext:value-type="string">
            <text:p>,'208'</text:p>
          </table:table-cell>
          <table:table-cell table:formula="of:=CONCATENATE(&quot;,'&quot;;[.Z3];&quot;'&quot;)" office:value-type="string" office:string-value=",'208'" calcext:value-type="string">
            <text:p>,'208'</text:p>
          </table:table-cell>
          <table:table-cell table:formula="of:=CONCATENATE(&quot;,'&quot;;[.AA3];&quot;'&quot;)" office:value-type="string" office:string-value=",'208'" calcext:value-type="string">
            <text:p>,'208'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,'&quot;;[.B4];&quot;'&quot;)" office:value-type="string" office:string-value=",'210'" calcext:value-type="string">
            <text:p>,'210'</text:p>
          </table:table-cell>
          <table:table-cell table:formula="of:=CONCATENATE(&quot;,'&quot;;[.C4];&quot;'&quot;)" office:value-type="string" office:string-value=",'210'" calcext:value-type="string">
            <text:p>,'210'</text:p>
          </table:table-cell>
          <table:table-cell table:formula="of:=CONCATENATE(&quot;,'&quot;;[.D4];&quot;'&quot;)" office:value-type="string" office:string-value=",'210'" calcext:value-type="string">
            <text:p>,'210'</text:p>
          </table:table-cell>
          <table:table-cell table:formula="of:=CONCATENATE(&quot;,'&quot;;[.E4];&quot;'&quot;)" office:value-type="string" office:string-value=",'210'" calcext:value-type="string">
            <text:p>,'210'</text:p>
          </table:table-cell>
          <table:table-cell table:formula="of:=CONCATENATE(&quot;,'&quot;;[.F4];&quot;'&quot;)" office:value-type="string" office:string-value=",'210'" calcext:value-type="string">
            <text:p>,'210'</text:p>
          </table:table-cell>
          <table:table-cell table:formula="of:=CONCATENATE(&quot;,'&quot;;[.G4];&quot;'&quot;)" office:value-type="string" office:string-value=",'210'" calcext:value-type="string">
            <text:p>,'210'</text:p>
          </table:table-cell>
          <table:table-cell table:formula="of:=CONCATENATE(&quot;,'&quot;;[.H4];&quot;'&quot;)" office:value-type="string" office:string-value=",'210'" calcext:value-type="string">
            <text:p>,'210'</text:p>
          </table:table-cell>
          <table:table-cell table:formula="of:=CONCATENATE(&quot;,'&quot;;[.I4];&quot;'&quot;)" office:value-type="string" office:string-value=",'210'" calcext:value-type="string">
            <text:p>,'210'</text:p>
          </table:table-cell>
          <table:table-cell table:formula="of:=CONCATENATE(&quot;,'&quot;;[.J4];&quot;'&quot;)" office:value-type="string" office:string-value=",'3'" calcext:value-type="string">
            <text:p>,'3'</text:p>
          </table:table-cell>
          <table:table-cell table:formula="of:=CONCATENATE(&quot;,'&quot;;[.K4];&quot;'&quot;)" office:value-type="string" office:string-value=",'210'" calcext:value-type="string">
            <text:p>,'210'</text:p>
          </table:table-cell>
          <table:table-cell table:formula="of:=CONCATENATE(&quot;,'&quot;;[.L4];&quot;'&quot;)" office:value-type="string" office:string-value=",'210'" calcext:value-type="string">
            <text:p>,'210'</text:p>
          </table:table-cell>
          <table:table-cell table:formula="of:=CONCATENATE(&quot;,'&quot;;[.M4];&quot;'&quot;)" office:value-type="string" office:string-value=",'210'" calcext:value-type="string">
            <text:p>,'210'</text:p>
          </table:table-cell>
          <table:table-cell table:formula="of:=CONCATENATE(&quot;,'&quot;;[.N4];&quot;'&quot;)" office:value-type="string" office:string-value=",'210'" calcext:value-type="string">
            <text:p>,'210'</text:p>
          </table:table-cell>
          <table:table-cell table:formula="of:=CONCATENATE(&quot;,'&quot;;[.O4];&quot;'&quot;)" office:value-type="string" office:string-value=",'210'" calcext:value-type="string">
            <text:p>,'210'</text:p>
          </table:table-cell>
          <table:table-cell table:formula="of:=CONCATENATE(&quot;,'&quot;;[.P4];&quot;'&quot;)" office:value-type="string" office:string-value=",'210'" calcext:value-type="string">
            <text:p>,'210'</text:p>
          </table:table-cell>
          <table:table-cell table:formula="of:=CONCATENATE(&quot;,'&quot;;[.Q4];&quot;'&quot;)" office:value-type="string" office:string-value=",'210'" calcext:value-type="string">
            <text:p>,'210'</text:p>
          </table:table-cell>
          <table:table-cell table:formula="of:=CONCATENATE(&quot;,'&quot;;[.R4];&quot;'&quot;)" office:value-type="string" office:string-value=",'210'" calcext:value-type="string">
            <text:p>,'210'</text:p>
          </table:table-cell>
          <table:table-cell table:formula="of:=CONCATENATE(&quot;,'&quot;;[.S4];&quot;'&quot;)" office:value-type="string" office:string-value=",'210'" calcext:value-type="string">
            <text:p>,'210'</text:p>
          </table:table-cell>
          <table:table-cell table:formula="of:=CONCATENATE(&quot;,'&quot;;[.T4];&quot;'&quot;)" office:value-type="string" office:string-value=",'210'" calcext:value-type="string">
            <text:p>,'210'</text:p>
          </table:table-cell>
          <table:table-cell table:formula="of:=CONCATENATE(&quot;,'&quot;;[.U4];&quot;'&quot;)" office:value-type="string" office:string-value=",'210'" calcext:value-type="string">
            <text:p>,'210'</text:p>
          </table:table-cell>
          <table:table-cell table:formula="of:=CONCATENATE(&quot;,'&quot;;[.V4];&quot;'&quot;)" office:value-type="string" office:string-value=",'210'" calcext:value-type="string">
            <text:p>,'210'</text:p>
          </table:table-cell>
          <table:table-cell table:formula="of:=CONCATENATE(&quot;,'&quot;;[.W4];&quot;'&quot;)" office:value-type="string" office:string-value=",'210'" calcext:value-type="string">
            <text:p>,'210'</text:p>
          </table:table-cell>
          <table:table-cell table:formula="of:=CONCATENATE(&quot;,'&quot;;[.X4];&quot;'&quot;)" office:value-type="string" office:string-value=",'210'" calcext:value-type="string">
            <text:p>,'210'</text:p>
          </table:table-cell>
          <table:table-cell table:formula="of:=CONCATENATE(&quot;,'&quot;;[.Y4];&quot;'&quot;)" office:value-type="string" office:string-value=",'210'" calcext:value-type="string">
            <text:p>,'210'</text:p>
          </table:table-cell>
          <table:table-cell table:formula="of:=CONCATENATE(&quot;,'&quot;;[.Z4];&quot;'&quot;)" office:value-type="string" office:string-value=",'210'" calcext:value-type="string">
            <text:p>,'210'</text:p>
          </table:table-cell>
          <table:table-cell table:formula="of:=CONCATENATE(&quot;,'&quot;;[.AA4];&quot;'&quot;)" office:value-type="string" office:string-value=",'210'" calcext:value-type="string">
            <text:p>,'210'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,'&quot;;[.B5];&quot;'&quot;)" office:value-type="string" office:string-value=",'100'" calcext:value-type="string">
            <text:p>,'100'</text:p>
          </table:table-cell>
          <table:table-cell table:formula="of:=CONCATENATE(&quot;,'&quot;;[.C5];&quot;'&quot;)" office:value-type="string" office:string-value=",'100'" calcext:value-type="string">
            <text:p>,'100'</text:p>
          </table:table-cell>
          <table:table-cell table:formula="of:=CONCATENATE(&quot;,'&quot;;[.D5];&quot;'&quot;)" office:value-type="string" office:string-value=",'100'" calcext:value-type="string">
            <text:p>,'100'</text:p>
          </table:table-cell>
          <table:table-cell table:formula="of:=CONCATENATE(&quot;,'&quot;;[.E5];&quot;'&quot;)" office:value-type="string" office:string-value=",'100'" calcext:value-type="string">
            <text:p>,'100'</text:p>
          </table:table-cell>
          <table:table-cell table:formula="of:=CONCATENATE(&quot;,'&quot;;[.F5];&quot;'&quot;)" office:value-type="string" office:string-value=",'100'" calcext:value-type="string">
            <text:p>,'100'</text:p>
          </table:table-cell>
          <table:table-cell table:formula="of:=CONCATENATE(&quot;,'&quot;;[.G5];&quot;'&quot;)" office:value-type="string" office:string-value=",'100'" calcext:value-type="string">
            <text:p>,'100'</text:p>
          </table:table-cell>
          <table:table-cell table:formula="of:=CONCATENATE(&quot;,'&quot;;[.H5];&quot;'&quot;)" office:value-type="string" office:string-value=",'100'" calcext:value-type="string">
            <text:p>,'100'</text:p>
          </table:table-cell>
          <table:table-cell table:formula="of:=CONCATENATE(&quot;,'&quot;;[.I5];&quot;'&quot;)" office:value-type="string" office:string-value=",'100'" calcext:value-type="string">
            <text:p>,'100'</text:p>
          </table:table-cell>
          <table:table-cell table:formula="of:=CONCATENATE(&quot;,'&quot;;[.J5];&quot;'&quot;)" office:value-type="string" office:string-value=",'100'" calcext:value-type="string">
            <text:p>,'100'</text:p>
          </table:table-cell>
          <table:table-cell table:formula="of:=CONCATENATE(&quot;,'&quot;;[.K5];&quot;'&quot;)" office:value-type="string" office:string-value=",'100'" calcext:value-type="string">
            <text:p>,'100'</text:p>
          </table:table-cell>
          <table:table-cell table:formula="of:=CONCATENATE(&quot;,'&quot;;[.L5];&quot;'&quot;)" office:value-type="string" office:string-value=",'100'" calcext:value-type="string">
            <text:p>,'100'</text:p>
          </table:table-cell>
          <table:table-cell table:formula="of:=CONCATENATE(&quot;,'&quot;;[.M5];&quot;'&quot;)" office:value-type="string" office:string-value=",'211'" calcext:value-type="string">
            <text:p>,'211'</text:p>
          </table:table-cell>
          <table:table-cell table:formula="of:=CONCATENATE(&quot;,'&quot;;[.N5];&quot;'&quot;)" office:value-type="string" office:string-value=",'100'" calcext:value-type="string">
            <text:p>,'100'</text:p>
          </table:table-cell>
          <table:table-cell table:formula="of:=CONCATENATE(&quot;,'&quot;;[.O5];&quot;'&quot;)" office:value-type="string" office:string-value=",'100'" calcext:value-type="string">
            <text:p>,'100'</text:p>
          </table:table-cell>
          <table:table-cell table:formula="of:=CONCATENATE(&quot;,'&quot;;[.P5];&quot;'&quot;)" office:value-type="string" office:string-value=",'100'" calcext:value-type="string">
            <text:p>,'100'</text:p>
          </table:table-cell>
          <table:table-cell table:formula="of:=CONCATENATE(&quot;,'&quot;;[.Q5];&quot;'&quot;)" office:value-type="string" office:string-value=",'100'" calcext:value-type="string">
            <text:p>,'100'</text:p>
          </table:table-cell>
          <table:table-cell table:formula="of:=CONCATENATE(&quot;,'&quot;;[.R5];&quot;'&quot;)" office:value-type="string" office:string-value=",'100'" calcext:value-type="string">
            <text:p>,'100'</text:p>
          </table:table-cell>
          <table:table-cell table:formula="of:=CONCATENATE(&quot;,'&quot;;[.S5];&quot;'&quot;)" office:value-type="string" office:string-value=",'100'" calcext:value-type="string">
            <text:p>,'100'</text:p>
          </table:table-cell>
          <table:table-cell table:formula="of:=CONCATENATE(&quot;,'&quot;;[.T5];&quot;'&quot;)" office:value-type="string" office:string-value=",'100'" calcext:value-type="string">
            <text:p>,'100'</text:p>
          </table:table-cell>
          <table:table-cell table:formula="of:=CONCATENATE(&quot;,'&quot;;[.U5];&quot;'&quot;)" office:value-type="string" office:string-value=",'100'" calcext:value-type="string">
            <text:p>,'100'</text:p>
          </table:table-cell>
          <table:table-cell table:formula="of:=CONCATENATE(&quot;,'&quot;;[.V5];&quot;'&quot;)" office:value-type="string" office:string-value=",'100'" calcext:value-type="string">
            <text:p>,'100'</text:p>
          </table:table-cell>
          <table:table-cell table:formula="of:=CONCATENATE(&quot;,'&quot;;[.W5];&quot;'&quot;)" office:value-type="string" office:string-value=",'100'" calcext:value-type="string">
            <text:p>,'100'</text:p>
          </table:table-cell>
          <table:table-cell table:formula="of:=CONCATENATE(&quot;,'&quot;;[.X5];&quot;'&quot;)" office:value-type="string" office:string-value=",'100'" calcext:value-type="string">
            <text:p>,'100'</text:p>
          </table:table-cell>
          <table:table-cell table:formula="of:=CONCATENATE(&quot;,'&quot;;[.Y5];&quot;'&quot;)" office:value-type="string" office:string-value=",'100'" calcext:value-type="string">
            <text:p>,'100'</text:p>
          </table:table-cell>
          <table:table-cell table:formula="of:=CONCATENATE(&quot;,'&quot;;[.Z5];&quot;'&quot;)" office:value-type="string" office:string-value=",'100'" calcext:value-type="string">
            <text:p>,'100'</text:p>
          </table:table-cell>
          <table:table-cell table:formula="of:=CONCATENATE(&quot;,'&quot;;[.AA5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,'&quot;;[.B6];&quot;'&quot;)" office:value-type="string" office:string-value=",'100'" calcext:value-type="string">
            <text:p>,'100'</text:p>
          </table:table-cell>
          <table:table-cell table:formula="of:=CONCATENATE(&quot;,'&quot;;[.C6];&quot;'&quot;)" office:value-type="string" office:string-value=",'100'" calcext:value-type="string">
            <text:p>,'100'</text:p>
          </table:table-cell>
          <table:table-cell table:formula="of:=CONCATENATE(&quot;,'&quot;;[.D6];&quot;'&quot;)" office:value-type="string" office:string-value=",'100'" calcext:value-type="string">
            <text:p>,'100'</text:p>
          </table:table-cell>
          <table:table-cell table:formula="of:=CONCATENATE(&quot;,'&quot;;[.E6];&quot;'&quot;)" office:value-type="string" office:string-value=",'100'" calcext:value-type="string">
            <text:p>,'100'</text:p>
          </table:table-cell>
          <table:table-cell table:formula="of:=CONCATENATE(&quot;,'&quot;;[.F6];&quot;'&quot;)" office:value-type="string" office:string-value=",'100'" calcext:value-type="string">
            <text:p>,'100'</text:p>
          </table:table-cell>
          <table:table-cell table:formula="of:=CONCATENATE(&quot;,'&quot;;[.G6];&quot;'&quot;)" office:value-type="string" office:string-value=",'100'" calcext:value-type="string">
            <text:p>,'100'</text:p>
          </table:table-cell>
          <table:table-cell table:formula="of:=CONCATENATE(&quot;,'&quot;;[.H6];&quot;'&quot;)" office:value-type="string" office:string-value=",'100'" calcext:value-type="string">
            <text:p>,'100'</text:p>
          </table:table-cell>
          <table:table-cell table:formula="of:=CONCATENATE(&quot;,'&quot;;[.I6];&quot;'&quot;)" office:value-type="string" office:string-value=",'100'" calcext:value-type="string">
            <text:p>,'100'</text:p>
          </table:table-cell>
          <table:table-cell table:formula="of:=CONCATENATE(&quot;,'&quot;;[.J6];&quot;'&quot;)" office:value-type="string" office:string-value=",'100'" calcext:value-type="string">
            <text:p>,'100'</text:p>
          </table:table-cell>
          <table:table-cell table:formula="of:=CONCATENATE(&quot;,'&quot;;[.K6];&quot;'&quot;)" office:value-type="string" office:string-value=",'100'" calcext:value-type="string">
            <text:p>,'100'</text:p>
          </table:table-cell>
          <table:table-cell table:formula="of:=CONCATENATE(&quot;,'&quot;;[.L6];&quot;'&quot;)" office:value-type="string" office:string-value=",'100'" calcext:value-type="string">
            <text:p>,'100'</text:p>
          </table:table-cell>
          <table:table-cell table:formula="of:=CONCATENATE(&quot;,'&quot;;[.M6];&quot;'&quot;)" office:value-type="string" office:string-value=",'212'" calcext:value-type="string">
            <text:p>,'212'</text:p>
          </table:table-cell>
          <table:table-cell table:formula="of:=CONCATENATE(&quot;,'&quot;;[.N6];&quot;'&quot;)" office:value-type="string" office:string-value=",'100'" calcext:value-type="string">
            <text:p>,'100'</text:p>
          </table:table-cell>
          <table:table-cell table:formula="of:=CONCATENATE(&quot;,'&quot;;[.O6];&quot;'&quot;)" office:value-type="string" office:string-value=",'100'" calcext:value-type="string">
            <text:p>,'100'</text:p>
          </table:table-cell>
          <table:table-cell table:formula="of:=CONCATENATE(&quot;,'&quot;;[.P6];&quot;'&quot;)" office:value-type="string" office:string-value=",'100'" calcext:value-type="string">
            <text:p>,'100'</text:p>
          </table:table-cell>
          <table:table-cell table:formula="of:=CONCATENATE(&quot;,'&quot;;[.Q6];&quot;'&quot;)" office:value-type="string" office:string-value=",'100'" calcext:value-type="string">
            <text:p>,'100'</text:p>
          </table:table-cell>
          <table:table-cell table:formula="of:=CONCATENATE(&quot;,'&quot;;[.R6];&quot;'&quot;)" office:value-type="string" office:string-value=",'100'" calcext:value-type="string">
            <text:p>,'100'</text:p>
          </table:table-cell>
          <table:table-cell table:formula="of:=CONCATENATE(&quot;,'&quot;;[.S6];&quot;'&quot;)" office:value-type="string" office:string-value=",'100'" calcext:value-type="string">
            <text:p>,'100'</text:p>
          </table:table-cell>
          <table:table-cell table:formula="of:=CONCATENATE(&quot;,'&quot;;[.T6];&quot;'&quot;)" office:value-type="string" office:string-value=",'100'" calcext:value-type="string">
            <text:p>,'100'</text:p>
          </table:table-cell>
          <table:table-cell table:formula="of:=CONCATENATE(&quot;,'&quot;;[.U6];&quot;'&quot;)" office:value-type="string" office:string-value=",'100'" calcext:value-type="string">
            <text:p>,'100'</text:p>
          </table:table-cell>
          <table:table-cell table:formula="of:=CONCATENATE(&quot;,'&quot;;[.V6];&quot;'&quot;)" office:value-type="string" office:string-value=",'100'" calcext:value-type="string">
            <text:p>,'100'</text:p>
          </table:table-cell>
          <table:table-cell table:formula="of:=CONCATENATE(&quot;,'&quot;;[.W6];&quot;'&quot;)" office:value-type="string" office:string-value=",'100'" calcext:value-type="string">
            <text:p>,'100'</text:p>
          </table:table-cell>
          <table:table-cell table:formula="of:=CONCATENATE(&quot;,'&quot;;[.X6];&quot;'&quot;)" office:value-type="string" office:string-value=",'100'" calcext:value-type="string">
            <text:p>,'100'</text:p>
          </table:table-cell>
          <table:table-cell table:formula="of:=CONCATENATE(&quot;,'&quot;;[.Y6];&quot;'&quot;)" office:value-type="string" office:string-value=",'100'" calcext:value-type="string">
            <text:p>,'100'</text:p>
          </table:table-cell>
          <table:table-cell table:formula="of:=CONCATENATE(&quot;,'&quot;;[.Z6];&quot;'&quot;)" office:value-type="string" office:string-value=",'100'" calcext:value-type="string">
            <text:p>,'100'</text:p>
          </table:table-cell>
          <table:table-cell table:formula="of:=CONCATENATE(&quot;,'&quot;;[.AA6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,'&quot;;[.B7];&quot;'&quot;)" office:value-type="string" office:string-value=",'100'" calcext:value-type="string">
            <text:p>,'100'</text:p>
          </table:table-cell>
          <table:table-cell table:formula="of:=CONCATENATE(&quot;,'&quot;;[.C7];&quot;'&quot;)" office:value-type="string" office:string-value=",'100'" calcext:value-type="string">
            <text:p>,'100'</text:p>
          </table:table-cell>
          <table:table-cell table:formula="of:=CONCATENATE(&quot;,'&quot;;[.D7];&quot;'&quot;)" office:value-type="string" office:string-value=",'100'" calcext:value-type="string">
            <text:p>,'100'</text:p>
          </table:table-cell>
          <table:table-cell table:formula="of:=CONCATENATE(&quot;,'&quot;;[.E7];&quot;'&quot;)" office:value-type="string" office:string-value=",'100'" calcext:value-type="string">
            <text:p>,'100'</text:p>
          </table:table-cell>
          <table:table-cell table:formula="of:=CONCATENATE(&quot;,'&quot;;[.F7];&quot;'&quot;)" office:value-type="string" office:string-value=",'100'" calcext:value-type="string">
            <text:p>,'100'</text:p>
          </table:table-cell>
          <table:table-cell table:formula="of:=CONCATENATE(&quot;,'&quot;;[.G7];&quot;'&quot;)" office:value-type="string" office:string-value=",'100'" calcext:value-type="string">
            <text:p>,'100'</text:p>
          </table:table-cell>
          <table:table-cell table:formula="of:=CONCATENATE(&quot;,'&quot;;[.H7];&quot;'&quot;)" office:value-type="string" office:string-value=",'100'" calcext:value-type="string">
            <text:p>,'100'</text:p>
          </table:table-cell>
          <table:table-cell table:formula="of:=CONCATENATE(&quot;,'&quot;;[.I7];&quot;'&quot;)" office:value-type="string" office:string-value=",'100'" calcext:value-type="string">
            <text:p>,'100'</text:p>
          </table:table-cell>
          <table:table-cell table:formula="of:=CONCATENATE(&quot;,'&quot;;[.J7];&quot;'&quot;)" office:value-type="string" office:string-value=",'213'" calcext:value-type="string">
            <text:p>,'213'</text:p>
          </table:table-cell>
          <table:table-cell table:formula="of:=CONCATENATE(&quot;,'&quot;;[.K7];&quot;'&quot;)" office:value-type="string" office:string-value=",'100'" calcext:value-type="string">
            <text:p>,'100'</text:p>
          </table:table-cell>
          <table:table-cell table:formula="of:=CONCATENATE(&quot;,'&quot;;[.L7];&quot;'&quot;)" office:value-type="string" office:string-value=",'6'" calcext:value-type="string">
            <text:p>,'6'</text:p>
          </table:table-cell>
          <table:table-cell table:formula="of:=CONCATENATE(&quot;,'&quot;;[.M7];&quot;'&quot;)" office:value-type="string" office:string-value=",'100'" calcext:value-type="string">
            <text:p>,'100'</text:p>
          </table:table-cell>
          <table:table-cell table:formula="of:=CONCATENATE(&quot;,'&quot;;[.N7];&quot;'&quot;)" office:value-type="string" office:string-value=",'100'" calcext:value-type="string">
            <text:p>,'100'</text:p>
          </table:table-cell>
          <table:table-cell table:formula="of:=CONCATENATE(&quot;,'&quot;;[.O7];&quot;'&quot;)" office:value-type="string" office:string-value=",'100'" calcext:value-type="string">
            <text:p>,'100'</text:p>
          </table:table-cell>
          <table:table-cell table:formula="of:=CONCATENATE(&quot;,'&quot;;[.P7];&quot;'&quot;)" office:value-type="string" office:string-value=",'100'" calcext:value-type="string">
            <text:p>,'100'</text:p>
          </table:table-cell>
          <table:table-cell table:formula="of:=CONCATENATE(&quot;,'&quot;;[.Q7];&quot;'&quot;)" office:value-type="string" office:string-value=",'100'" calcext:value-type="string">
            <text:p>,'100'</text:p>
          </table:table-cell>
          <table:table-cell table:formula="of:=CONCATENATE(&quot;,'&quot;;[.R7];&quot;'&quot;)" office:value-type="string" office:string-value=",'100'" calcext:value-type="string">
            <text:p>,'100'</text:p>
          </table:table-cell>
          <table:table-cell table:formula="of:=CONCATENATE(&quot;,'&quot;;[.S7];&quot;'&quot;)" office:value-type="string" office:string-value=",'100'" calcext:value-type="string">
            <text:p>,'100'</text:p>
          </table:table-cell>
          <table:table-cell table:formula="of:=CONCATENATE(&quot;,'&quot;;[.T7];&quot;'&quot;)" office:value-type="string" office:string-value=",'100'" calcext:value-type="string">
            <text:p>,'100'</text:p>
          </table:table-cell>
          <table:table-cell table:formula="of:=CONCATENATE(&quot;,'&quot;;[.U7];&quot;'&quot;)" office:value-type="string" office:string-value=",'100'" calcext:value-type="string">
            <text:p>,'100'</text:p>
          </table:table-cell>
          <table:table-cell table:formula="of:=CONCATENATE(&quot;,'&quot;;[.V7];&quot;'&quot;)" office:value-type="string" office:string-value=",'100'" calcext:value-type="string">
            <text:p>,'100'</text:p>
          </table:table-cell>
          <table:table-cell table:formula="of:=CONCATENATE(&quot;,'&quot;;[.W7];&quot;'&quot;)" office:value-type="string" office:string-value=",'100'" calcext:value-type="string">
            <text:p>,'100'</text:p>
          </table:table-cell>
          <table:table-cell table:formula="of:=CONCATENATE(&quot;,'&quot;;[.X7];&quot;'&quot;)" office:value-type="string" office:string-value=",'100'" calcext:value-type="string">
            <text:p>,'100'</text:p>
          </table:table-cell>
          <table:table-cell table:formula="of:=CONCATENATE(&quot;,'&quot;;[.Y7];&quot;'&quot;)" office:value-type="string" office:string-value=",'100'" calcext:value-type="string">
            <text:p>,'100'</text:p>
          </table:table-cell>
          <table:table-cell table:formula="of:=CONCATENATE(&quot;,'&quot;;[.Z7];&quot;'&quot;)" office:value-type="string" office:string-value=",'100'" calcext:value-type="string">
            <text:p>,'100'</text:p>
          </table:table-cell>
          <table:table-cell table:formula="of:=CONCATENATE(&quot;,'&quot;;[.AA7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,'&quot;;[.B8];&quot;'&quot;)" office:value-type="string" office:string-value=",'214'" calcext:value-type="string">
            <text:p>,'214'</text:p>
          </table:table-cell>
          <table:table-cell table:formula="of:=CONCATENATE(&quot;,'&quot;;[.C8];&quot;'&quot;)" office:value-type="string" office:string-value=",'215'" calcext:value-type="string">
            <text:p>,'215'</text:p>
          </table:table-cell>
          <table:table-cell table:formula="of:=CONCATENATE(&quot;,'&quot;;[.D8];&quot;'&quot;)" office:value-type="string" office:string-value=",'100'" calcext:value-type="string">
            <text:p>,'100'</text:p>
          </table:table-cell>
          <table:table-cell table:formula="of:=CONCATENATE(&quot;,'&quot;;[.E8];&quot;'&quot;)" office:value-type="string" office:string-value=",'100'" calcext:value-type="string">
            <text:p>,'100'</text:p>
          </table:table-cell>
          <table:table-cell table:formula="of:=CONCATENATE(&quot;,'&quot;;[.F8];&quot;'&quot;)" office:value-type="string" office:string-value=",'100'" calcext:value-type="string">
            <text:p>,'100'</text:p>
          </table:table-cell>
          <table:table-cell table:formula="of:=CONCATENATE(&quot;,'&quot;;[.G8];&quot;'&quot;)" office:value-type="string" office:string-value=",'100'" calcext:value-type="string">
            <text:p>,'100'</text:p>
          </table:table-cell>
          <table:table-cell table:formula="of:=CONCATENATE(&quot;,'&quot;;[.H8];&quot;'&quot;)" office:value-type="string" office:string-value=",'100'" calcext:value-type="string">
            <text:p>,'100'</text:p>
          </table:table-cell>
          <table:table-cell table:formula="of:=CONCATENATE(&quot;,'&quot;;[.I8];&quot;'&quot;)" office:value-type="string" office:string-value=",'100'" calcext:value-type="string">
            <text:p>,'100'</text:p>
          </table:table-cell>
          <table:table-cell table:formula="of:=CONCATENATE(&quot;,'&quot;;[.J8];&quot;'&quot;)" office:value-type="string" office:string-value=",'100'" calcext:value-type="string">
            <text:p>,'100'</text:p>
          </table:table-cell>
          <table:table-cell table:formula="of:=CONCATENATE(&quot;,'&quot;;[.K8];&quot;'&quot;)" office:value-type="string" office:string-value=",'100'" calcext:value-type="string">
            <text:p>,'100'</text:p>
          </table:table-cell>
          <table:table-cell table:formula="of:=CONCATENATE(&quot;,'&quot;;[.L8];&quot;'&quot;)" office:value-type="string" office:string-value=",'100'" calcext:value-type="string">
            <text:p>,'100'</text:p>
          </table:table-cell>
          <table:table-cell table:formula="of:=CONCATENATE(&quot;,'&quot;;[.M8];&quot;'&quot;)" office:value-type="string" office:string-value=",'100'" calcext:value-type="string">
            <text:p>,'100'</text:p>
          </table:table-cell>
          <table:table-cell table:formula="of:=CONCATENATE(&quot;,'&quot;;[.N8];&quot;'&quot;)" office:value-type="string" office:string-value=",'100'" calcext:value-type="string">
            <text:p>,'100'</text:p>
          </table:table-cell>
          <table:table-cell table:formula="of:=CONCATENATE(&quot;,'&quot;;[.O8];&quot;'&quot;)" office:value-type="string" office:string-value=",'100'" calcext:value-type="string">
            <text:p>,'100'</text:p>
          </table:table-cell>
          <table:table-cell table:formula="of:=CONCATENATE(&quot;,'&quot;;[.P8];&quot;'&quot;)" office:value-type="string" office:string-value=",'100'" calcext:value-type="string">
            <text:p>,'100'</text:p>
          </table:table-cell>
          <table:table-cell table:formula="of:=CONCATENATE(&quot;,'&quot;;[.Q8];&quot;'&quot;)" office:value-type="string" office:string-value=",'100'" calcext:value-type="string">
            <text:p>,'100'</text:p>
          </table:table-cell>
          <table:table-cell table:formula="of:=CONCATENATE(&quot;,'&quot;;[.R8];&quot;'&quot;)" office:value-type="string" office:string-value=",'100'" calcext:value-type="string">
            <text:p>,'100'</text:p>
          </table:table-cell>
          <table:table-cell table:formula="of:=CONCATENATE(&quot;,'&quot;;[.S8];&quot;'&quot;)" office:value-type="string" office:string-value=",'100'" calcext:value-type="string">
            <text:p>,'100'</text:p>
          </table:table-cell>
          <table:table-cell table:formula="of:=CONCATENATE(&quot;,'&quot;;[.T8];&quot;'&quot;)" office:value-type="string" office:string-value=",'100'" calcext:value-type="string">
            <text:p>,'100'</text:p>
          </table:table-cell>
          <table:table-cell table:formula="of:=CONCATENATE(&quot;,'&quot;;[.U8];&quot;'&quot;)" office:value-type="string" office:string-value=",'100'" calcext:value-type="string">
            <text:p>,'100'</text:p>
          </table:table-cell>
          <table:table-cell table:formula="of:=CONCATENATE(&quot;,'&quot;;[.V8];&quot;'&quot;)" office:value-type="string" office:string-value=",'100'" calcext:value-type="string">
            <text:p>,'100'</text:p>
          </table:table-cell>
          <table:table-cell table:formula="of:=CONCATENATE(&quot;,'&quot;;[.W8];&quot;'&quot;)" office:value-type="string" office:string-value=",'100'" calcext:value-type="string">
            <text:p>,'100'</text:p>
          </table:table-cell>
          <table:table-cell table:formula="of:=CONCATENATE(&quot;,'&quot;;[.X8];&quot;'&quot;)" office:value-type="string" office:string-value=",'100'" calcext:value-type="string">
            <text:p>,'100'</text:p>
          </table:table-cell>
          <table:table-cell table:formula="of:=CONCATENATE(&quot;,'&quot;;[.Y8];&quot;'&quot;)" office:value-type="string" office:string-value=",'100'" calcext:value-type="string">
            <text:p>,'100'</text:p>
          </table:table-cell>
          <table:table-cell table:formula="of:=CONCATENATE(&quot;,'&quot;;[.Z8];&quot;'&quot;)" office:value-type="string" office:string-value=",'100'" calcext:value-type="string">
            <text:p>,'100'</text:p>
          </table:table-cell>
          <table:table-cell table:formula="of:=CONCATENATE(&quot;,'&quot;;[.AA8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,'&quot;;[.B12];&quot;'&quot;)" office:value-type="string" office:string-value=",'217'" calcext:value-type="string">
            <text:p>,'217'</text:p>
          </table:table-cell>
          <table:table-cell table:formula="of:=CONCATENATE(&quot;,'&quot;;[.C12];&quot;'&quot;)" office:value-type="string" office:string-value=",'217'" calcext:value-type="string">
            <text:p>,'217'</text:p>
          </table:table-cell>
          <table:table-cell table:formula="of:=CONCATENATE(&quot;,'&quot;;[.D12];&quot;'&quot;)" office:value-type="string" office:string-value=",'217'" calcext:value-type="string">
            <text:p>,'217'</text:p>
          </table:table-cell>
          <table:table-cell table:formula="of:=CONCATENATE(&quot;,'&quot;;[.E12];&quot;'&quot;)" office:value-type="string" office:string-value=",'217'" calcext:value-type="string">
            <text:p>,'217'</text:p>
          </table:table-cell>
          <table:table-cell table:formula="of:=CONCATENATE(&quot;,'&quot;;[.F12];&quot;'&quot;)" office:value-type="string" office:string-value=",'217'" calcext:value-type="string">
            <text:p>,'217'</text:p>
          </table:table-cell>
          <table:table-cell table:formula="of:=CONCATENATE(&quot;,'&quot;;[.G12];&quot;'&quot;)" office:value-type="string" office:string-value=",'217'" calcext:value-type="string">
            <text:p>,'217'</text:p>
          </table:table-cell>
          <table:table-cell table:formula="of:=CONCATENATE(&quot;,'&quot;;[.H12];&quot;'&quot;)" office:value-type="string" office:string-value=",'217'" calcext:value-type="string">
            <text:p>,'217'</text:p>
          </table:table-cell>
          <table:table-cell table:formula="of:=CONCATENATE(&quot;,'&quot;;[.I12];&quot;'&quot;)" office:value-type="string" office:string-value=",'217'" calcext:value-type="string">
            <text:p>,'217'</text:p>
          </table:table-cell>
          <table:table-cell table:formula="of:=CONCATENATE(&quot;,'&quot;;[.J12];&quot;'&quot;)" office:value-type="string" office:string-value=",'218'" calcext:value-type="string">
            <text:p>,'218'</text:p>
          </table:table-cell>
          <table:table-cell table:formula="of:=CONCATENATE(&quot;,'&quot;;[.K12];&quot;'&quot;)" office:value-type="string" office:string-value=",'217'" calcext:value-type="string">
            <text:p>,'217'</text:p>
          </table:table-cell>
          <table:table-cell table:formula="of:=CONCATENATE(&quot;,'&quot;;[.L12];&quot;'&quot;)" office:value-type="string" office:string-value=",'217'" calcext:value-type="string">
            <text:p>,'217'</text:p>
          </table:table-cell>
          <table:table-cell table:formula="of:=CONCATENATE(&quot;,'&quot;;[.M12];&quot;'&quot;)" office:value-type="string" office:string-value=",'219'" calcext:value-type="string">
            <text:p>,'219'</text:p>
          </table:table-cell>
          <table:table-cell table:formula="of:=CONCATENATE(&quot;,'&quot;;[.N12];&quot;'&quot;)" office:value-type="string" office:string-value=",'217'" calcext:value-type="string">
            <text:p>,'217'</text:p>
          </table:table-cell>
          <table:table-cell table:formula="of:=CONCATENATE(&quot;,'&quot;;[.O12];&quot;'&quot;)" office:value-type="string" office:string-value=",'217'" calcext:value-type="string">
            <text:p>,'217'</text:p>
          </table:table-cell>
          <table:table-cell table:formula="of:=CONCATENATE(&quot;,'&quot;;[.P12];&quot;'&quot;)" office:value-type="string" office:string-value=",'217'" calcext:value-type="string">
            <text:p>,'217'</text:p>
          </table:table-cell>
          <table:table-cell table:formula="of:=CONCATENATE(&quot;,'&quot;;[.Q12];&quot;'&quot;)" office:value-type="string" office:string-value=",'217'" calcext:value-type="string">
            <text:p>,'217'</text:p>
          </table:table-cell>
          <table:table-cell table:formula="of:=CONCATENATE(&quot;,'&quot;;[.R12];&quot;'&quot;)" office:value-type="string" office:string-value=",'217'" calcext:value-type="string">
            <text:p>,'217'</text:p>
          </table:table-cell>
          <table:table-cell table:formula="of:=CONCATENATE(&quot;,'&quot;;[.S12];&quot;'&quot;)" office:value-type="string" office:string-value=",'217'" calcext:value-type="string">
            <text:p>,'217'</text:p>
          </table:table-cell>
          <table:table-cell table:formula="of:=CONCATENATE(&quot;,'&quot;;[.T12];&quot;'&quot;)" office:value-type="string" office:string-value=",'217'" calcext:value-type="string">
            <text:p>,'217'</text:p>
          </table:table-cell>
          <table:table-cell table:formula="of:=CONCATENATE(&quot;,'&quot;;[.U12];&quot;'&quot;)" office:value-type="string" office:string-value=",'217'" calcext:value-type="string">
            <text:p>,'217'</text:p>
          </table:table-cell>
          <table:table-cell table:formula="of:=CONCATENATE(&quot;,'&quot;;[.V12];&quot;'&quot;)" office:value-type="string" office:string-value=",'217'" calcext:value-type="string">
            <text:p>,'217'</text:p>
          </table:table-cell>
          <table:table-cell table:formula="of:=CONCATENATE(&quot;,'&quot;;[.W12];&quot;'&quot;)" office:value-type="string" office:string-value=",'217'" calcext:value-type="string">
            <text:p>,'217'</text:p>
          </table:table-cell>
          <table:table-cell table:formula="of:=CONCATENATE(&quot;,'&quot;;[.X12];&quot;'&quot;)" office:value-type="string" office:string-value=",'217'" calcext:value-type="string">
            <text:p>,'217'</text:p>
          </table:table-cell>
          <table:table-cell table:formula="of:=CONCATENATE(&quot;,'&quot;;[.Y12];&quot;'&quot;)" office:value-type="string" office:string-value=",'217'" calcext:value-type="string">
            <text:p>,'217'</text:p>
          </table:table-cell>
          <table:table-cell table:formula="of:=CONCATENATE(&quot;,'&quot;;[.Z12];&quot;'&quot;)" office:value-type="string" office:string-value=",'217'" calcext:value-type="string">
            <text:p>,'217'</text:p>
          </table:table-cell>
          <table:table-cell table:formula="of:=CONCATENATE(&quot;,'&quot;;[.AA12];&quot;'&quot;)" office:value-type="string" office:string-value=",'217'" calcext:value-type="string">
            <text:p>,'217'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,'&quot;;[.B13];&quot;'&quot;)" office:value-type="string" office:string-value=",'220'" calcext:value-type="string">
            <text:p>,'220'</text:p>
          </table:table-cell>
          <table:table-cell table:formula="of:=CONCATENATE(&quot;,'&quot;;[.C13];&quot;'&quot;)" office:value-type="string" office:string-value=",'220'" calcext:value-type="string">
            <text:p>,'220'</text:p>
          </table:table-cell>
          <table:table-cell table:formula="of:=CONCATENATE(&quot;,'&quot;;[.D13];&quot;'&quot;)" office:value-type="string" office:string-value=",'220'" calcext:value-type="string">
            <text:p>,'220'</text:p>
          </table:table-cell>
          <table:table-cell table:formula="of:=CONCATENATE(&quot;,'&quot;;[.E13];&quot;'&quot;)" office:value-type="string" office:string-value=",'220'" calcext:value-type="string">
            <text:p>,'220'</text:p>
          </table:table-cell>
          <table:table-cell table:formula="of:=CONCATENATE(&quot;,'&quot;;[.F13];&quot;'&quot;)" office:value-type="string" office:string-value=",'220'" calcext:value-type="string">
            <text:p>,'220'</text:p>
          </table:table-cell>
          <table:table-cell table:formula="of:=CONCATENATE(&quot;,'&quot;;[.G13];&quot;'&quot;)" office:value-type="string" office:string-value=",'220'" calcext:value-type="string">
            <text:p>,'220'</text:p>
          </table:table-cell>
          <table:table-cell table:formula="of:=CONCATENATE(&quot;,'&quot;;[.H13];&quot;'&quot;)" office:value-type="string" office:string-value=",'220'" calcext:value-type="string">
            <text:p>,'220'</text:p>
          </table:table-cell>
          <table:table-cell table:formula="of:=CONCATENATE(&quot;,'&quot;;[.I13];&quot;'&quot;)" office:value-type="string" office:string-value=",'220'" calcext:value-type="string">
            <text:p>,'220'</text:p>
          </table:table-cell>
          <table:table-cell table:formula="of:=CONCATENATE(&quot;,'&quot;;[.J13];&quot;'&quot;)" office:value-type="string" office:string-value=",'221'" calcext:value-type="string">
            <text:p>,'221'</text:p>
          </table:table-cell>
          <table:table-cell table:formula="of:=CONCATENATE(&quot;,'&quot;;[.K13];&quot;'&quot;)" office:value-type="string" office:string-value=",'220'" calcext:value-type="string">
            <text:p>,'220'</text:p>
          </table:table-cell>
          <table:table-cell table:formula="of:=CONCATENATE(&quot;,'&quot;;[.L13];&quot;'&quot;)" office:value-type="string" office:string-value=",'220'" calcext:value-type="string">
            <text:p>,'220'</text:p>
          </table:table-cell>
          <table:table-cell table:formula="of:=CONCATENATE(&quot;,'&quot;;[.M13];&quot;'&quot;)" office:value-type="string" office:string-value=",'222'" calcext:value-type="string">
            <text:p>,'222'</text:p>
          </table:table-cell>
          <table:table-cell table:formula="of:=CONCATENATE(&quot;,'&quot;;[.N13];&quot;'&quot;)" office:value-type="string" office:string-value=",'220'" calcext:value-type="string">
            <text:p>,'220'</text:p>
          </table:table-cell>
          <table:table-cell table:formula="of:=CONCATENATE(&quot;,'&quot;;[.O13];&quot;'&quot;)" office:value-type="string" office:string-value=",'220'" calcext:value-type="string">
            <text:p>,'220'</text:p>
          </table:table-cell>
          <table:table-cell table:formula="of:=CONCATENATE(&quot;,'&quot;;[.P13];&quot;'&quot;)" office:value-type="string" office:string-value=",'220'" calcext:value-type="string">
            <text:p>,'220'</text:p>
          </table:table-cell>
          <table:table-cell table:formula="of:=CONCATENATE(&quot;,'&quot;;[.Q13];&quot;'&quot;)" office:value-type="string" office:string-value=",'220'" calcext:value-type="string">
            <text:p>,'220'</text:p>
          </table:table-cell>
          <table:table-cell table:formula="of:=CONCATENATE(&quot;,'&quot;;[.R13];&quot;'&quot;)" office:value-type="string" office:string-value=",'220'" calcext:value-type="string">
            <text:p>,'220'</text:p>
          </table:table-cell>
          <table:table-cell table:formula="of:=CONCATENATE(&quot;,'&quot;;[.S13];&quot;'&quot;)" office:value-type="string" office:string-value=",'220'" calcext:value-type="string">
            <text:p>,'220'</text:p>
          </table:table-cell>
          <table:table-cell table:formula="of:=CONCATENATE(&quot;,'&quot;;[.T13];&quot;'&quot;)" office:value-type="string" office:string-value=",'220'" calcext:value-type="string">
            <text:p>,'220'</text:p>
          </table:table-cell>
          <table:table-cell table:formula="of:=CONCATENATE(&quot;,'&quot;;[.U13];&quot;'&quot;)" office:value-type="string" office:string-value=",'220'" calcext:value-type="string">
            <text:p>,'220'</text:p>
          </table:table-cell>
          <table:table-cell table:formula="of:=CONCATENATE(&quot;,'&quot;;[.V13];&quot;'&quot;)" office:value-type="string" office:string-value=",'220'" calcext:value-type="string">
            <text:p>,'220'</text:p>
          </table:table-cell>
          <table:table-cell table:formula="of:=CONCATENATE(&quot;,'&quot;;[.W13];&quot;'&quot;)" office:value-type="string" office:string-value=",'220'" calcext:value-type="string">
            <text:p>,'220'</text:p>
          </table:table-cell>
          <table:table-cell table:formula="of:=CONCATENATE(&quot;,'&quot;;[.X13];&quot;'&quot;)" office:value-type="string" office:string-value=",'220'" calcext:value-type="string">
            <text:p>,'220'</text:p>
          </table:table-cell>
          <table:table-cell table:formula="of:=CONCATENATE(&quot;,'&quot;;[.Y13];&quot;'&quot;)" office:value-type="string" office:string-value=",'220'" calcext:value-type="string">
            <text:p>,'220'</text:p>
          </table:table-cell>
          <table:table-cell table:formula="of:=CONCATENATE(&quot;,'&quot;;[.Z13];&quot;'&quot;)" office:value-type="string" office:string-value=",'220'" calcext:value-type="string">
            <text:p>,'220'</text:p>
          </table:table-cell>
          <table:table-cell table:formula="of:=CONCATENATE(&quot;,'&quot;;[.AA13];&quot;'&quot;)" office:value-type="string" office:string-value=",'220'" calcext:value-type="string">
            <text:p>,'220'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,'&quot;;[.B14];&quot;'&quot;)" office:value-type="string" office:string-value=",'100'" calcext:value-type="string">
            <text:p>,'100'</text:p>
          </table:table-cell>
          <table:table-cell table:formula="of:=CONCATENATE(&quot;,'&quot;;[.C14];&quot;'&quot;)" office:value-type="string" office:string-value=",'100'" calcext:value-type="string">
            <text:p>,'100'</text:p>
          </table:table-cell>
          <table:table-cell table:formula="of:=CONCATENATE(&quot;,'&quot;;[.D14];&quot;'&quot;)" office:value-type="string" office:string-value=",'100'" calcext:value-type="string">
            <text:p>,'100'</text:p>
          </table:table-cell>
          <table:table-cell table:formula="of:=CONCATENATE(&quot;,'&quot;;[.E14];&quot;'&quot;)" office:value-type="string" office:string-value=",'100'" calcext:value-type="string">
            <text:p>,'100'</text:p>
          </table:table-cell>
          <table:table-cell table:formula="of:=CONCATENATE(&quot;,'&quot;;[.F14];&quot;'&quot;)" office:value-type="string" office:string-value=",'100'" calcext:value-type="string">
            <text:p>,'100'</text:p>
          </table:table-cell>
          <table:table-cell table:formula="of:=CONCATENATE(&quot;,'&quot;;[.G14];&quot;'&quot;)" office:value-type="string" office:string-value=",'100'" calcext:value-type="string">
            <text:p>,'100'</text:p>
          </table:table-cell>
          <table:table-cell table:formula="of:=CONCATENATE(&quot;,'&quot;;[.H14];&quot;'&quot;)" office:value-type="string" office:string-value=",'100'" calcext:value-type="string">
            <text:p>,'100'</text:p>
          </table:table-cell>
          <table:table-cell table:formula="of:=CONCATENATE(&quot;,'&quot;;[.I14];&quot;'&quot;)" office:value-type="string" office:string-value=",'100'" calcext:value-type="string">
            <text:p>,'100'</text:p>
          </table:table-cell>
          <table:table-cell table:formula="of:=CONCATENATE(&quot;,'&quot;;[.J14];&quot;'&quot;)" office:value-type="string" office:string-value=",'223'" calcext:value-type="string">
            <text:p>,'223'</text:p>
          </table:table-cell>
          <table:table-cell table:formula="of:=CONCATENATE(&quot;,'&quot;;[.K14];&quot;'&quot;)" office:value-type="string" office:string-value=",'100'" calcext:value-type="string">
            <text:p>,'100'</text:p>
          </table:table-cell>
          <table:table-cell table:formula="of:=CONCATENATE(&quot;,'&quot;;[.L14];&quot;'&quot;)" office:value-type="string" office:string-value=",'100'" calcext:value-type="string">
            <text:p>,'100'</text:p>
          </table:table-cell>
          <table:table-cell table:formula="of:=CONCATENATE(&quot;,'&quot;;[.M14];&quot;'&quot;)" office:value-type="string" office:string-value=",'100'" calcext:value-type="string">
            <text:p>,'100'</text:p>
          </table:table-cell>
          <table:table-cell table:formula="of:=CONCATENATE(&quot;,'&quot;;[.N14];&quot;'&quot;)" office:value-type="string" office:string-value=",'100'" calcext:value-type="string">
            <text:p>,'100'</text:p>
          </table:table-cell>
          <table:table-cell table:formula="of:=CONCATENATE(&quot;,'&quot;;[.O14];&quot;'&quot;)" office:value-type="string" office:string-value=",'100'" calcext:value-type="string">
            <text:p>,'100'</text:p>
          </table:table-cell>
          <table:table-cell table:formula="of:=CONCATENATE(&quot;,'&quot;;[.P14];&quot;'&quot;)" office:value-type="string" office:string-value=",'100'" calcext:value-type="string">
            <text:p>,'100'</text:p>
          </table:table-cell>
          <table:table-cell table:formula="of:=CONCATENATE(&quot;,'&quot;;[.Q14];&quot;'&quot;)" office:value-type="string" office:string-value=",'100'" calcext:value-type="string">
            <text:p>,'100'</text:p>
          </table:table-cell>
          <table:table-cell table:formula="of:=CONCATENATE(&quot;,'&quot;;[.R14];&quot;'&quot;)" office:value-type="string" office:string-value=",'100'" calcext:value-type="string">
            <text:p>,'100'</text:p>
          </table:table-cell>
          <table:table-cell table:formula="of:=CONCATENATE(&quot;,'&quot;;[.S14];&quot;'&quot;)" office:value-type="string" office:string-value=",'100'" calcext:value-type="string">
            <text:p>,'100'</text:p>
          </table:table-cell>
          <table:table-cell table:formula="of:=CONCATENATE(&quot;,'&quot;;[.T14];&quot;'&quot;)" office:value-type="string" office:string-value=",'100'" calcext:value-type="string">
            <text:p>,'100'</text:p>
          </table:table-cell>
          <table:table-cell table:formula="of:=CONCATENATE(&quot;,'&quot;;[.U14];&quot;'&quot;)" office:value-type="string" office:string-value=",'100'" calcext:value-type="string">
            <text:p>,'100'</text:p>
          </table:table-cell>
          <table:table-cell table:formula="of:=CONCATENATE(&quot;,'&quot;;[.V14];&quot;'&quot;)" office:value-type="string" office:string-value=",'100'" calcext:value-type="string">
            <text:p>,'100'</text:p>
          </table:table-cell>
          <table:table-cell table:formula="of:=CONCATENATE(&quot;,'&quot;;[.W14];&quot;'&quot;)" office:value-type="string" office:string-value=",'100'" calcext:value-type="string">
            <text:p>,'100'</text:p>
          </table:table-cell>
          <table:table-cell table:formula="of:=CONCATENATE(&quot;,'&quot;;[.X14];&quot;'&quot;)" office:value-type="string" office:string-value=",'100'" calcext:value-type="string">
            <text:p>,'100'</text:p>
          </table:table-cell>
          <table:table-cell table:formula="of:=CONCATENATE(&quot;,'&quot;;[.Y14];&quot;'&quot;)" office:value-type="string" office:string-value=",'100'" calcext:value-type="string">
            <text:p>,'100'</text:p>
          </table:table-cell>
          <table:table-cell table:formula="of:=CONCATENATE(&quot;,'&quot;;[.Z14];&quot;'&quot;)" office:value-type="string" office:string-value=",'100'" calcext:value-type="string">
            <text:p>,'100'</text:p>
          </table:table-cell>
          <table:table-cell table:formula="of:=CONCATENATE(&quot;,'&quot;;[.AA14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,'&quot;;[.B15];&quot;'&quot;)" office:value-type="string" office:string-value=",'100'" calcext:value-type="string">
            <text:p>,'100'</text:p>
          </table:table-cell>
          <table:table-cell table:formula="of:=CONCATENATE(&quot;,'&quot;;[.C15];&quot;'&quot;)" office:value-type="string" office:string-value=",'100'" calcext:value-type="string">
            <text:p>,'100'</text:p>
          </table:table-cell>
          <table:table-cell table:formula="of:=CONCATENATE(&quot;,'&quot;;[.D15];&quot;'&quot;)" office:value-type="string" office:string-value=",'100'" calcext:value-type="string">
            <text:p>,'100'</text:p>
          </table:table-cell>
          <table:table-cell table:formula="of:=CONCATENATE(&quot;,'&quot;;[.E15];&quot;'&quot;)" office:value-type="string" office:string-value=",'100'" calcext:value-type="string">
            <text:p>,'100'</text:p>
          </table:table-cell>
          <table:table-cell table:formula="of:=CONCATENATE(&quot;,'&quot;;[.F15];&quot;'&quot;)" office:value-type="string" office:string-value=",'100'" calcext:value-type="string">
            <text:p>,'100'</text:p>
          </table:table-cell>
          <table:table-cell table:formula="of:=CONCATENATE(&quot;,'&quot;;[.G15];&quot;'&quot;)" office:value-type="string" office:string-value=",'100'" calcext:value-type="string">
            <text:p>,'100'</text:p>
          </table:table-cell>
          <table:table-cell table:formula="of:=CONCATENATE(&quot;,'&quot;;[.H15];&quot;'&quot;)" office:value-type="string" office:string-value=",'100'" calcext:value-type="string">
            <text:p>,'100'</text:p>
          </table:table-cell>
          <table:table-cell table:formula="of:=CONCATENATE(&quot;,'&quot;;[.I15];&quot;'&quot;)" office:value-type="string" office:string-value=",'100'" calcext:value-type="string">
            <text:p>,'100'</text:p>
          </table:table-cell>
          <table:table-cell table:formula="of:=CONCATENATE(&quot;,'&quot;;[.J15];&quot;'&quot;)" office:value-type="string" office:string-value=",'224'" calcext:value-type="string">
            <text:p>,'224'</text:p>
          </table:table-cell>
          <table:table-cell table:formula="of:=CONCATENATE(&quot;,'&quot;;[.K15];&quot;'&quot;)" office:value-type="string" office:string-value=",'100'" calcext:value-type="string">
            <text:p>,'100'</text:p>
          </table:table-cell>
          <table:table-cell table:formula="of:=CONCATENATE(&quot;,'&quot;;[.L15];&quot;'&quot;)" office:value-type="string" office:string-value=",'100'" calcext:value-type="string">
            <text:p>,'100'</text:p>
          </table:table-cell>
          <table:table-cell table:formula="of:=CONCATENATE(&quot;,'&quot;;[.M15];&quot;'&quot;)" office:value-type="string" office:string-value=",'100'" calcext:value-type="string">
            <text:p>,'100'</text:p>
          </table:table-cell>
          <table:table-cell table:formula="of:=CONCATENATE(&quot;,'&quot;;[.N15];&quot;'&quot;)" office:value-type="string" office:string-value=",'100'" calcext:value-type="string">
            <text:p>,'100'</text:p>
          </table:table-cell>
          <table:table-cell table:formula="of:=CONCATENATE(&quot;,'&quot;;[.O15];&quot;'&quot;)" office:value-type="string" office:string-value=",'100'" calcext:value-type="string">
            <text:p>,'100'</text:p>
          </table:table-cell>
          <table:table-cell table:formula="of:=CONCATENATE(&quot;,'&quot;;[.P15];&quot;'&quot;)" office:value-type="string" office:string-value=",'100'" calcext:value-type="string">
            <text:p>,'100'</text:p>
          </table:table-cell>
          <table:table-cell table:formula="of:=CONCATENATE(&quot;,'&quot;;[.Q15];&quot;'&quot;)" office:value-type="string" office:string-value=",'100'" calcext:value-type="string">
            <text:p>,'100'</text:p>
          </table:table-cell>
          <table:table-cell table:formula="of:=CONCATENATE(&quot;,'&quot;;[.R15];&quot;'&quot;)" office:value-type="string" office:string-value=",'100'" calcext:value-type="string">
            <text:p>,'100'</text:p>
          </table:table-cell>
          <table:table-cell table:formula="of:=CONCATENATE(&quot;,'&quot;;[.S15];&quot;'&quot;)" office:value-type="string" office:string-value=",'100'" calcext:value-type="string">
            <text:p>,'100'</text:p>
          </table:table-cell>
          <table:table-cell table:formula="of:=CONCATENATE(&quot;,'&quot;;[.T15];&quot;'&quot;)" office:value-type="string" office:string-value=",'100'" calcext:value-type="string">
            <text:p>,'100'</text:p>
          </table:table-cell>
          <table:table-cell table:formula="of:=CONCATENATE(&quot;,'&quot;;[.U15];&quot;'&quot;)" office:value-type="string" office:string-value=",'100'" calcext:value-type="string">
            <text:p>,'100'</text:p>
          </table:table-cell>
          <table:table-cell table:formula="of:=CONCATENATE(&quot;,'&quot;;[.V15];&quot;'&quot;)" office:value-type="string" office:string-value=",'100'" calcext:value-type="string">
            <text:p>,'100'</text:p>
          </table:table-cell>
          <table:table-cell table:formula="of:=CONCATENATE(&quot;,'&quot;;[.W15];&quot;'&quot;)" office:value-type="string" office:string-value=",'100'" calcext:value-type="string">
            <text:p>,'100'</text:p>
          </table:table-cell>
          <table:table-cell table:formula="of:=CONCATENATE(&quot;,'&quot;;[.X15];&quot;'&quot;)" office:value-type="string" office:string-value=",'100'" calcext:value-type="string">
            <text:p>,'100'</text:p>
          </table:table-cell>
          <table:table-cell table:formula="of:=CONCATENATE(&quot;,'&quot;;[.Y15];&quot;'&quot;)" office:value-type="string" office:string-value=",'100'" calcext:value-type="string">
            <text:p>,'100'</text:p>
          </table:table-cell>
          <table:table-cell table:formula="of:=CONCATENATE(&quot;,'&quot;;[.Z15];&quot;'&quot;)" office:value-type="string" office:string-value=",'100'" calcext:value-type="string">
            <text:p>,'100'</text:p>
          </table:table-cell>
          <table:table-cell table:formula="of:=CONCATENATE(&quot;,'&quot;;[.AA15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,'&quot;;[.B16];&quot;'&quot;)" office:value-type="string" office:string-value=",'100'" calcext:value-type="string">
            <text:p>,'100'</text:p>
          </table:table-cell>
          <table:table-cell table:formula="of:=CONCATENATE(&quot;,'&quot;;[.C16];&quot;'&quot;)" office:value-type="string" office:string-value=",'100'" calcext:value-type="string">
            <text:p>,'100'</text:p>
          </table:table-cell>
          <table:table-cell table:formula="of:=CONCATENATE(&quot;,'&quot;;[.D16];&quot;'&quot;)" office:value-type="string" office:string-value=",'100'" calcext:value-type="string">
            <text:p>,'100'</text:p>
          </table:table-cell>
          <table:table-cell table:formula="of:=CONCATENATE(&quot;,'&quot;;[.E16];&quot;'&quot;)" office:value-type="string" office:string-value=",'100'" calcext:value-type="string">
            <text:p>,'100'</text:p>
          </table:table-cell>
          <table:table-cell table:formula="of:=CONCATENATE(&quot;,'&quot;;[.F16];&quot;'&quot;)" office:value-type="string" office:string-value=",'100'" calcext:value-type="string">
            <text:p>,'100'</text:p>
          </table:table-cell>
          <table:table-cell table:formula="of:=CONCATENATE(&quot;,'&quot;;[.G16];&quot;'&quot;)" office:value-type="string" office:string-value=",'100'" calcext:value-type="string">
            <text:p>,'100'</text:p>
          </table:table-cell>
          <table:table-cell table:formula="of:=CONCATENATE(&quot;,'&quot;;[.H16];&quot;'&quot;)" office:value-type="string" office:string-value=",'100'" calcext:value-type="string">
            <text:p>,'100'</text:p>
          </table:table-cell>
          <table:table-cell table:formula="of:=CONCATENATE(&quot;,'&quot;;[.I16];&quot;'&quot;)" office:value-type="string" office:string-value=",'100'" calcext:value-type="string">
            <text:p>,'100'</text:p>
          </table:table-cell>
          <table:table-cell table:formula="of:=CONCATENATE(&quot;,'&quot;;[.J16];&quot;'&quot;)" office:value-type="string" office:string-value=",'225'" calcext:value-type="string">
            <text:p>,'225'</text:p>
          </table:table-cell>
          <table:table-cell table:formula="of:=CONCATENATE(&quot;,'&quot;;[.K16];&quot;'&quot;)" office:value-type="string" office:string-value=",'100'" calcext:value-type="string">
            <text:p>,'100'</text:p>
          </table:table-cell>
          <table:table-cell table:formula="of:=CONCATENATE(&quot;,'&quot;;[.L16];&quot;'&quot;)" office:value-type="string" office:string-value=",'100'" calcext:value-type="string">
            <text:p>,'100'</text:p>
          </table:table-cell>
          <table:table-cell table:formula="of:=CONCATENATE(&quot;,'&quot;;[.M16];&quot;'&quot;)" office:value-type="string" office:string-value=",'100'" calcext:value-type="string">
            <text:p>,'100'</text:p>
          </table:table-cell>
          <table:table-cell table:formula="of:=CONCATENATE(&quot;,'&quot;;[.N16];&quot;'&quot;)" office:value-type="string" office:string-value=",'100'" calcext:value-type="string">
            <text:p>,'100'</text:p>
          </table:table-cell>
          <table:table-cell table:formula="of:=CONCATENATE(&quot;,'&quot;;[.O16];&quot;'&quot;)" office:value-type="string" office:string-value=",'100'" calcext:value-type="string">
            <text:p>,'100'</text:p>
          </table:table-cell>
          <table:table-cell table:formula="of:=CONCATENATE(&quot;,'&quot;;[.P16];&quot;'&quot;)" office:value-type="string" office:string-value=",'100'" calcext:value-type="string">
            <text:p>,'100'</text:p>
          </table:table-cell>
          <table:table-cell table:formula="of:=CONCATENATE(&quot;,'&quot;;[.Q16];&quot;'&quot;)" office:value-type="string" office:string-value=",'100'" calcext:value-type="string">
            <text:p>,'100'</text:p>
          </table:table-cell>
          <table:table-cell table:formula="of:=CONCATENATE(&quot;,'&quot;;[.R16];&quot;'&quot;)" office:value-type="string" office:string-value=",'100'" calcext:value-type="string">
            <text:p>,'100'</text:p>
          </table:table-cell>
          <table:table-cell table:formula="of:=CONCATENATE(&quot;,'&quot;;[.S16];&quot;'&quot;)" office:value-type="string" office:string-value=",'100'" calcext:value-type="string">
            <text:p>,'100'</text:p>
          </table:table-cell>
          <table:table-cell table:formula="of:=CONCATENATE(&quot;,'&quot;;[.T16];&quot;'&quot;)" office:value-type="string" office:string-value=",'100'" calcext:value-type="string">
            <text:p>,'100'</text:p>
          </table:table-cell>
          <table:table-cell table:formula="of:=CONCATENATE(&quot;,'&quot;;[.U16];&quot;'&quot;)" office:value-type="string" office:string-value=",'100'" calcext:value-type="string">
            <text:p>,'100'</text:p>
          </table:table-cell>
          <table:table-cell table:formula="of:=CONCATENATE(&quot;,'&quot;;[.V16];&quot;'&quot;)" office:value-type="string" office:string-value=",'100'" calcext:value-type="string">
            <text:p>,'100'</text:p>
          </table:table-cell>
          <table:table-cell table:formula="of:=CONCATENATE(&quot;,'&quot;;[.W16];&quot;'&quot;)" office:value-type="string" office:string-value=",'100'" calcext:value-type="string">
            <text:p>,'100'</text:p>
          </table:table-cell>
          <table:table-cell table:formula="of:=CONCATENATE(&quot;,'&quot;;[.X16];&quot;'&quot;)" office:value-type="string" office:string-value=",'100'" calcext:value-type="string">
            <text:p>,'100'</text:p>
          </table:table-cell>
          <table:table-cell table:formula="of:=CONCATENATE(&quot;,'&quot;;[.Y16];&quot;'&quot;)" office:value-type="string" office:string-value=",'100'" calcext:value-type="string">
            <text:p>,'100'</text:p>
          </table:table-cell>
          <table:table-cell table:formula="of:=CONCATENATE(&quot;,'&quot;;[.Z16];&quot;'&quot;)" office:value-type="string" office:string-value=",'100'" calcext:value-type="string">
            <text:p>,'100'</text:p>
          </table:table-cell>
          <table:table-cell table:formula="of:=CONCATENATE(&quot;,'&quot;;[.AA16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,'&quot;;[.B17];&quot;'&quot;)" office:value-type="string" office:string-value=",'100'" calcext:value-type="string">
            <text:p>,'100'</text:p>
          </table:table-cell>
          <table:table-cell table:formula="of:=CONCATENATE(&quot;,'&quot;;[.C17];&quot;'&quot;)" office:value-type="string" office:string-value=",'100'" calcext:value-type="string">
            <text:p>,'100'</text:p>
          </table:table-cell>
          <table:table-cell table:formula="of:=CONCATENATE(&quot;,'&quot;;[.D17];&quot;'&quot;)" office:value-type="string" office:string-value=",'100'" calcext:value-type="string">
            <text:p>,'100'</text:p>
          </table:table-cell>
          <table:table-cell table:formula="of:=CONCATENATE(&quot;,'&quot;;[.E17];&quot;'&quot;)" office:value-type="string" office:string-value=",'100'" calcext:value-type="string">
            <text:p>,'100'</text:p>
          </table:table-cell>
          <table:table-cell table:formula="of:=CONCATENATE(&quot;,'&quot;;[.F17];&quot;'&quot;)" office:value-type="string" office:string-value=",'100'" calcext:value-type="string">
            <text:p>,'100'</text:p>
          </table:table-cell>
          <table:table-cell table:formula="of:=CONCATENATE(&quot;,'&quot;;[.G17];&quot;'&quot;)" office:value-type="string" office:string-value=",'100'" calcext:value-type="string">
            <text:p>,'100'</text:p>
          </table:table-cell>
          <table:table-cell table:formula="of:=CONCATENATE(&quot;,'&quot;;[.H17];&quot;'&quot;)" office:value-type="string" office:string-value=",'100'" calcext:value-type="string">
            <text:p>,'100'</text:p>
          </table:table-cell>
          <table:table-cell table:formula="of:=CONCATENATE(&quot;,'&quot;;[.I17];&quot;'&quot;)" office:value-type="string" office:string-value=",'100'" calcext:value-type="string">
            <text:p>,'100'</text:p>
          </table:table-cell>
          <table:table-cell table:formula="of:=CONCATENATE(&quot;,'&quot;;[.J17];&quot;'&quot;)" office:value-type="string" office:string-value=",'100'" calcext:value-type="string">
            <text:p>,'100'</text:p>
          </table:table-cell>
          <table:table-cell table:formula="of:=CONCATENATE(&quot;,'&quot;;[.K17];&quot;'&quot;)" office:value-type="string" office:string-value=",'100'" calcext:value-type="string">
            <text:p>,'100'</text:p>
          </table:table-cell>
          <table:table-cell table:formula="of:=CONCATENATE(&quot;,'&quot;;[.L17];&quot;'&quot;)" office:value-type="string" office:string-value=",'100'" calcext:value-type="string">
            <text:p>,'100'</text:p>
          </table:table-cell>
          <table:table-cell table:formula="of:=CONCATENATE(&quot;,'&quot;;[.M17];&quot;'&quot;)" office:value-type="string" office:string-value=",'100'" calcext:value-type="string">
            <text:p>,'100'</text:p>
          </table:table-cell>
          <table:table-cell table:formula="of:=CONCATENATE(&quot;,'&quot;;[.N17];&quot;'&quot;)" office:value-type="string" office:string-value=",'100'" calcext:value-type="string">
            <text:p>,'100'</text:p>
          </table:table-cell>
          <table:table-cell table:formula="of:=CONCATENATE(&quot;,'&quot;;[.O17];&quot;'&quot;)" office:value-type="string" office:string-value=",'100'" calcext:value-type="string">
            <text:p>,'100'</text:p>
          </table:table-cell>
          <table:table-cell table:formula="of:=CONCATENATE(&quot;,'&quot;;[.P17];&quot;'&quot;)" office:value-type="string" office:string-value=",'100'" calcext:value-type="string">
            <text:p>,'100'</text:p>
          </table:table-cell>
          <table:table-cell table:formula="of:=CONCATENATE(&quot;,'&quot;;[.Q17];&quot;'&quot;)" office:value-type="string" office:string-value=",'226'" calcext:value-type="string">
            <text:p>,'226'</text:p>
          </table:table-cell>
          <table:table-cell table:formula="of:=CONCATENATE(&quot;,'&quot;;[.R17];&quot;'&quot;)" office:value-type="string" office:string-value=",'100'" calcext:value-type="string">
            <text:p>,'100'</text:p>
          </table:table-cell>
          <table:table-cell table:formula="of:=CONCATENATE(&quot;,'&quot;;[.S17];&quot;'&quot;)" office:value-type="string" office:string-value=",'100'" calcext:value-type="string">
            <text:p>,'100'</text:p>
          </table:table-cell>
          <table:table-cell table:formula="of:=CONCATENATE(&quot;,'&quot;;[.T17];&quot;'&quot;)" office:value-type="string" office:string-value=",'100'" calcext:value-type="string">
            <text:p>,'100'</text:p>
          </table:table-cell>
          <table:table-cell table:formula="of:=CONCATENATE(&quot;,'&quot;;[.U17];&quot;'&quot;)" office:value-type="string" office:string-value=",'100'" calcext:value-type="string">
            <text:p>,'100'</text:p>
          </table:table-cell>
          <table:table-cell table:formula="of:=CONCATENATE(&quot;,'&quot;;[.V17];&quot;'&quot;)" office:value-type="string" office:string-value=",'100'" calcext:value-type="string">
            <text:p>,'100'</text:p>
          </table:table-cell>
          <table:table-cell table:formula="of:=CONCATENATE(&quot;,'&quot;;[.W17];&quot;'&quot;)" office:value-type="string" office:string-value=",'100'" calcext:value-type="string">
            <text:p>,'100'</text:p>
          </table:table-cell>
          <table:table-cell table:formula="of:=CONCATENATE(&quot;,'&quot;;[.X17];&quot;'&quot;)" office:value-type="string" office:string-value=",'100'" calcext:value-type="string">
            <text:p>,'100'</text:p>
          </table:table-cell>
          <table:table-cell table:formula="of:=CONCATENATE(&quot;,'&quot;;[.Y17];&quot;'&quot;)" office:value-type="string" office:string-value=",'100'" calcext:value-type="string">
            <text:p>,'100'</text:p>
          </table:table-cell>
          <table:table-cell table:formula="of:=CONCATENATE(&quot;,'&quot;;[.Z17];&quot;'&quot;)" office:value-type="string" office:string-value=",'100'" calcext:value-type="string">
            <text:p>,'100'</text:p>
          </table:table-cell>
          <table:table-cell table:formula="of:=CONCATENATE(&quot;,'&quot;;[.AA17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,'&quot;;[.B18];&quot;'&quot;)" office:value-type="string" office:string-value=",'100'" calcext:value-type="string">
            <text:p>,'100'</text:p>
          </table:table-cell>
          <table:table-cell table:formula="of:=CONCATENATE(&quot;,'&quot;;[.C18];&quot;'&quot;)" office:value-type="string" office:string-value=",'100'" calcext:value-type="string">
            <text:p>,'100'</text:p>
          </table:table-cell>
          <table:table-cell table:formula="of:=CONCATENATE(&quot;,'&quot;;[.D18];&quot;'&quot;)" office:value-type="string" office:string-value=",'100'" calcext:value-type="string">
            <text:p>,'100'</text:p>
          </table:table-cell>
          <table:table-cell table:formula="of:=CONCATENATE(&quot;,'&quot;;[.E18];&quot;'&quot;)" office:value-type="string" office:string-value=",'100'" calcext:value-type="string">
            <text:p>,'100'</text:p>
          </table:table-cell>
          <table:table-cell table:formula="of:=CONCATENATE(&quot;,'&quot;;[.F18];&quot;'&quot;)" office:value-type="string" office:string-value=",'100'" calcext:value-type="string">
            <text:p>,'100'</text:p>
          </table:table-cell>
          <table:table-cell table:formula="of:=CONCATENATE(&quot;,'&quot;;[.G18];&quot;'&quot;)" office:value-type="string" office:string-value=",'100'" calcext:value-type="string">
            <text:p>,'100'</text:p>
          </table:table-cell>
          <table:table-cell table:formula="of:=CONCATENATE(&quot;,'&quot;;[.H18];&quot;'&quot;)" office:value-type="string" office:string-value=",'100'" calcext:value-type="string">
            <text:p>,'100'</text:p>
          </table:table-cell>
          <table:table-cell table:formula="of:=CONCATENATE(&quot;,'&quot;;[.I18];&quot;'&quot;)" office:value-type="string" office:string-value=",'100'" calcext:value-type="string">
            <text:p>,'100'</text:p>
          </table:table-cell>
          <table:table-cell table:formula="of:=CONCATENATE(&quot;,'&quot;;[.J18];&quot;'&quot;)" office:value-type="string" office:string-value=",'100'" calcext:value-type="string">
            <text:p>,'100'</text:p>
          </table:table-cell>
          <table:table-cell table:formula="of:=CONCATENATE(&quot;,'&quot;;[.K18];&quot;'&quot;)" office:value-type="string" office:string-value=",'100'" calcext:value-type="string">
            <text:p>,'100'</text:p>
          </table:table-cell>
          <table:table-cell table:formula="of:=CONCATENATE(&quot;,'&quot;;[.L18];&quot;'&quot;)" office:value-type="string" office:string-value=",'100'" calcext:value-type="string">
            <text:p>,'100'</text:p>
          </table:table-cell>
          <table:table-cell table:formula="of:=CONCATENATE(&quot;,'&quot;;[.M18];&quot;'&quot;)" office:value-type="string" office:string-value=",'100'" calcext:value-type="string">
            <text:p>,'100'</text:p>
          </table:table-cell>
          <table:table-cell table:formula="of:=CONCATENATE(&quot;,'&quot;;[.N18];&quot;'&quot;)" office:value-type="string" office:string-value=",'100'" calcext:value-type="string">
            <text:p>,'100'</text:p>
          </table:table-cell>
          <table:table-cell table:formula="of:=CONCATENATE(&quot;,'&quot;;[.O18];&quot;'&quot;)" office:value-type="string" office:string-value=",'100'" calcext:value-type="string">
            <text:p>,'100'</text:p>
          </table:table-cell>
          <table:table-cell table:formula="of:=CONCATENATE(&quot;,'&quot;;[.P18];&quot;'&quot;)" office:value-type="string" office:string-value=",'100'" calcext:value-type="string">
            <text:p>,'100'</text:p>
          </table:table-cell>
          <table:table-cell table:formula="of:=CONCATENATE(&quot;,'&quot;;[.Q18];&quot;'&quot;)" office:value-type="string" office:string-value=",'100'" calcext:value-type="string">
            <text:p>,'100'</text:p>
          </table:table-cell>
          <table:table-cell table:formula="of:=CONCATENATE(&quot;,'&quot;;[.R18];&quot;'&quot;)" office:value-type="string" office:string-value=",'100'" calcext:value-type="string">
            <text:p>,'100'</text:p>
          </table:table-cell>
          <table:table-cell table:formula="of:=CONCATENATE(&quot;,'&quot;;[.S18];&quot;'&quot;)" office:value-type="string" office:string-value=",'17'" calcext:value-type="string">
            <text:p>,'17'</text:p>
          </table:table-cell>
          <table:table-cell table:formula="of:=CONCATENATE(&quot;,'&quot;;[.T18];&quot;'&quot;)" office:value-type="string" office:string-value=",'100'" calcext:value-type="string">
            <text:p>,'100'</text:p>
          </table:table-cell>
          <table:table-cell table:formula="of:=CONCATENATE(&quot;,'&quot;;[.U18];&quot;'&quot;)" office:value-type="string" office:string-value=",'100'" calcext:value-type="string">
            <text:p>,'100'</text:p>
          </table:table-cell>
          <table:table-cell table:formula="of:=CONCATENATE(&quot;,'&quot;;[.V18];&quot;'&quot;)" office:value-type="string" office:string-value=",'100'" calcext:value-type="string">
            <text:p>,'100'</text:p>
          </table:table-cell>
          <table:table-cell table:formula="of:=CONCATENATE(&quot;,'&quot;;[.W18];&quot;'&quot;)" office:value-type="string" office:string-value=",'100'" calcext:value-type="string">
            <text:p>,'100'</text:p>
          </table:table-cell>
          <table:table-cell table:formula="of:=CONCATENATE(&quot;,'&quot;;[.X18];&quot;'&quot;)" office:value-type="string" office:string-value=",'100'" calcext:value-type="string">
            <text:p>,'100'</text:p>
          </table:table-cell>
          <table:table-cell table:formula="of:=CONCATENATE(&quot;,'&quot;;[.Y18];&quot;'&quot;)" office:value-type="string" office:string-value=",'100'" calcext:value-type="string">
            <text:p>,'100'</text:p>
          </table:table-cell>
          <table:table-cell table:formula="of:=CONCATENATE(&quot;,'&quot;;[.Z18];&quot;'&quot;)" office:value-type="string" office:string-value=",'100'" calcext:value-type="string">
            <text:p>,'100'</text:p>
          </table:table-cell>
          <table:table-cell table:formula="of:=CONCATENATE(&quot;,'&quot;;[.AA18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,'&quot;;[.B19];&quot;'&quot;)" office:value-type="string" office:string-value=",'227'" calcext:value-type="string">
            <text:p>,'227'</text:p>
          </table:table-cell>
          <table:table-cell table:formula="of:=CONCATENATE(&quot;,'&quot;;[.C19];&quot;'&quot;)" office:value-type="string" office:string-value=",'227'" calcext:value-type="string">
            <text:p>,'227'</text:p>
          </table:table-cell>
          <table:table-cell table:formula="of:=CONCATENATE(&quot;,'&quot;;[.D19];&quot;'&quot;)" office:value-type="string" office:string-value=",'227'" calcext:value-type="string">
            <text:p>,'227'</text:p>
          </table:table-cell>
          <table:table-cell table:formula="of:=CONCATENATE(&quot;,'&quot;;[.E19];&quot;'&quot;)" office:value-type="string" office:string-value=",'227'" calcext:value-type="string">
            <text:p>,'227'</text:p>
          </table:table-cell>
          <table:table-cell table:formula="of:=CONCATENATE(&quot;,'&quot;;[.F19];&quot;'&quot;)" office:value-type="string" office:string-value=",'227'" calcext:value-type="string">
            <text:p>,'227'</text:p>
          </table:table-cell>
          <table:table-cell table:formula="of:=CONCATENATE(&quot;,'&quot;;[.G19];&quot;'&quot;)" office:value-type="string" office:string-value=",'227'" calcext:value-type="string">
            <text:p>,'227'</text:p>
          </table:table-cell>
          <table:table-cell table:formula="of:=CONCATENATE(&quot;,'&quot;;[.H19];&quot;'&quot;)" office:value-type="string" office:string-value=",'227'" calcext:value-type="string">
            <text:p>,'227'</text:p>
          </table:table-cell>
          <table:table-cell table:formula="of:=CONCATENATE(&quot;,'&quot;;[.I19];&quot;'&quot;)" office:value-type="string" office:string-value=",'227'" calcext:value-type="string">
            <text:p>,'227'</text:p>
          </table:table-cell>
          <table:table-cell table:formula="of:=CONCATENATE(&quot;,'&quot;;[.J19];&quot;'&quot;)" office:value-type="string" office:string-value=",'227'" calcext:value-type="string">
            <text:p>,'227'</text:p>
          </table:table-cell>
          <table:table-cell table:formula="of:=CONCATENATE(&quot;,'&quot;;[.K19];&quot;'&quot;)" office:value-type="string" office:string-value=",'227'" calcext:value-type="string">
            <text:p>,'227'</text:p>
          </table:table-cell>
          <table:table-cell table:formula="of:=CONCATENATE(&quot;,'&quot;;[.L19];&quot;'&quot;)" office:value-type="string" office:string-value=",'227'" calcext:value-type="string">
            <text:p>,'227'</text:p>
          </table:table-cell>
          <table:table-cell table:formula="of:=CONCATENATE(&quot;,'&quot;;[.M19];&quot;'&quot;)" office:value-type="string" office:string-value=",'227'" calcext:value-type="string">
            <text:p>,'227'</text:p>
          </table:table-cell>
          <table:table-cell table:formula="of:=CONCATENATE(&quot;,'&quot;;[.N19];&quot;'&quot;)" office:value-type="string" office:string-value=",'227'" calcext:value-type="string">
            <text:p>,'227'</text:p>
          </table:table-cell>
          <table:table-cell table:formula="of:=CONCATENATE(&quot;,'&quot;;[.O19];&quot;'&quot;)" office:value-type="string" office:string-value=",'227'" calcext:value-type="string">
            <text:p>,'227'</text:p>
          </table:table-cell>
          <table:table-cell table:formula="of:=CONCATENATE(&quot;,'&quot;;[.P19];&quot;'&quot;)" office:value-type="string" office:string-value=",'227'" calcext:value-type="string">
            <text:p>,'227'</text:p>
          </table:table-cell>
          <table:table-cell table:formula="of:=CONCATENATE(&quot;,'&quot;;[.Q19];&quot;'&quot;)" office:value-type="string" office:string-value=",'227'" calcext:value-type="string">
            <text:p>,'227'</text:p>
          </table:table-cell>
          <table:table-cell table:formula="of:=CONCATENATE(&quot;,'&quot;;[.R19];&quot;'&quot;)" office:value-type="string" office:string-value=",'227'" calcext:value-type="string">
            <text:p>,'227'</text:p>
          </table:table-cell>
          <table:table-cell table:formula="of:=CONCATENATE(&quot;,'&quot;;[.S19];&quot;'&quot;)" office:value-type="string" office:string-value=",'17'" calcext:value-type="string">
            <text:p>,'17'</text:p>
          </table:table-cell>
          <table:table-cell table:formula="of:=CONCATENATE(&quot;,'&quot;;[.T19];&quot;'&quot;)" office:value-type="string" office:string-value=",'17'" calcext:value-type="string">
            <text:p>,'17'</text:p>
          </table:table-cell>
          <table:table-cell table:formula="of:=CONCATENATE(&quot;,'&quot;;[.U19];&quot;'&quot;)" office:value-type="string" office:string-value=",'227'" calcext:value-type="string">
            <text:p>,'227'</text:p>
          </table:table-cell>
          <table:table-cell table:formula="of:=CONCATENATE(&quot;,'&quot;;[.V19];&quot;'&quot;)" office:value-type="string" office:string-value=",'227'" calcext:value-type="string">
            <text:p>,'227'</text:p>
          </table:table-cell>
          <table:table-cell table:formula="of:=CONCATENATE(&quot;,'&quot;;[.W19];&quot;'&quot;)" office:value-type="string" office:string-value=",'227'" calcext:value-type="string">
            <text:p>,'227'</text:p>
          </table:table-cell>
          <table:table-cell table:formula="of:=CONCATENATE(&quot;,'&quot;;[.X19];&quot;'&quot;)" office:value-type="string" office:string-value=",'227'" calcext:value-type="string">
            <text:p>,'227'</text:p>
          </table:table-cell>
          <table:table-cell table:formula="of:=CONCATENATE(&quot;,'&quot;;[.Y19];&quot;'&quot;)" office:value-type="string" office:string-value=",'227'" calcext:value-type="string">
            <text:p>,'227'</text:p>
          </table:table-cell>
          <table:table-cell table:formula="of:=CONCATENATE(&quot;,'&quot;;[.Z19];&quot;'&quot;)" office:value-type="string" office:string-value=",'227'" calcext:value-type="string">
            <text:p>,'227'</text:p>
          </table:table-cell>
          <table:table-cell table:formula="of:=CONCATENATE(&quot;,'&quot;;[.AA19];&quot;'&quot;)" office:value-type="string" office:string-value=",'227'" calcext:value-type="string">
            <text:p>,'227'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,'&quot;;[.B20];&quot;'&quot;)" office:value-type="string" office:string-value=",'228'" calcext:value-type="string">
            <text:p>,'228'</text:p>
          </table:table-cell>
          <table:table-cell table:formula="of:=CONCATENATE(&quot;,'&quot;;[.C20];&quot;'&quot;)" office:value-type="string" office:string-value=",'228'" calcext:value-type="string">
            <text:p>,'228'</text:p>
          </table:table-cell>
          <table:table-cell table:formula="of:=CONCATENATE(&quot;,'&quot;;[.D20];&quot;'&quot;)" office:value-type="string" office:string-value=",'228'" calcext:value-type="string">
            <text:p>,'228'</text:p>
          </table:table-cell>
          <table:table-cell table:formula="of:=CONCATENATE(&quot;,'&quot;;[.E20];&quot;'&quot;)" office:value-type="string" office:string-value=",'228'" calcext:value-type="string">
            <text:p>,'228'</text:p>
          </table:table-cell>
          <table:table-cell table:formula="of:=CONCATENATE(&quot;,'&quot;;[.F20];&quot;'&quot;)" office:value-type="string" office:string-value=",'228'" calcext:value-type="string">
            <text:p>,'228'</text:p>
          </table:table-cell>
          <table:table-cell table:formula="of:=CONCATENATE(&quot;,'&quot;;[.G20];&quot;'&quot;)" office:value-type="string" office:string-value=",'228'" calcext:value-type="string">
            <text:p>,'228'</text:p>
          </table:table-cell>
          <table:table-cell table:formula="of:=CONCATENATE(&quot;,'&quot;;[.H20];&quot;'&quot;)" office:value-type="string" office:string-value=",'228'" calcext:value-type="string">
            <text:p>,'228'</text:p>
          </table:table-cell>
          <table:table-cell table:formula="of:=CONCATENATE(&quot;,'&quot;;[.I20];&quot;'&quot;)" office:value-type="string" office:string-value=",'228'" calcext:value-type="string">
            <text:p>,'228'</text:p>
          </table:table-cell>
          <table:table-cell table:formula="of:=CONCATENATE(&quot;,'&quot;;[.J20];&quot;'&quot;)" office:value-type="string" office:string-value=",'228'" calcext:value-type="string">
            <text:p>,'228'</text:p>
          </table:table-cell>
          <table:table-cell table:formula="of:=CONCATENATE(&quot;,'&quot;;[.K20];&quot;'&quot;)" office:value-type="string" office:string-value=",'228'" calcext:value-type="string">
            <text:p>,'228'</text:p>
          </table:table-cell>
          <table:table-cell table:formula="of:=CONCATENATE(&quot;,'&quot;;[.L20];&quot;'&quot;)" office:value-type="string" office:string-value=",'228'" calcext:value-type="string">
            <text:p>,'228'</text:p>
          </table:table-cell>
          <table:table-cell table:formula="of:=CONCATENATE(&quot;,'&quot;;[.M20];&quot;'&quot;)" office:value-type="string" office:string-value=",'228'" calcext:value-type="string">
            <text:p>,'228'</text:p>
          </table:table-cell>
          <table:table-cell table:formula="of:=CONCATENATE(&quot;,'&quot;;[.N20];&quot;'&quot;)" office:value-type="string" office:string-value=",'228'" calcext:value-type="string">
            <text:p>,'228'</text:p>
          </table:table-cell>
          <table:table-cell table:formula="of:=CONCATENATE(&quot;,'&quot;;[.O20];&quot;'&quot;)" office:value-type="string" office:string-value=",'228'" calcext:value-type="string">
            <text:p>,'228'</text:p>
          </table:table-cell>
          <table:table-cell table:formula="of:=CONCATENATE(&quot;,'&quot;;[.P20];&quot;'&quot;)" office:value-type="string" office:string-value=",'228'" calcext:value-type="string">
            <text:p>,'228'</text:p>
          </table:table-cell>
          <table:table-cell table:formula="of:=CONCATENATE(&quot;,'&quot;;[.Q20];&quot;'&quot;)" office:value-type="string" office:string-value=",'228'" calcext:value-type="string">
            <text:p>,'228'</text:p>
          </table:table-cell>
          <table:table-cell table:formula="of:=CONCATENATE(&quot;,'&quot;;[.R20];&quot;'&quot;)" office:value-type="string" office:string-value=",'228'" calcext:value-type="string">
            <text:p>,'228'</text:p>
          </table:table-cell>
          <table:table-cell table:formula="of:=CONCATENATE(&quot;,'&quot;;[.S20];&quot;'&quot;)" office:value-type="string" office:string-value=",'228'" calcext:value-type="string">
            <text:p>,'228'</text:p>
          </table:table-cell>
          <table:table-cell table:formula="of:=CONCATENATE(&quot;,'&quot;;[.T20];&quot;'&quot;)" office:value-type="string" office:string-value=",'18'" calcext:value-type="string">
            <text:p>,'18'</text:p>
          </table:table-cell>
          <table:table-cell table:formula="of:=CONCATENATE(&quot;,'&quot;;[.U20];&quot;'&quot;)" office:value-type="string" office:string-value=",'228'" calcext:value-type="string">
            <text:p>,'228'</text:p>
          </table:table-cell>
          <table:table-cell table:formula="of:=CONCATENATE(&quot;,'&quot;;[.V20];&quot;'&quot;)" office:value-type="string" office:string-value=",'21'" calcext:value-type="string">
            <text:p>,'21'</text:p>
          </table:table-cell>
          <table:table-cell table:formula="of:=CONCATENATE(&quot;,'&quot;;[.W20];&quot;'&quot;)" office:value-type="string" office:string-value=",'228'" calcext:value-type="string">
            <text:p>,'228'</text:p>
          </table:table-cell>
          <table:table-cell table:formula="of:=CONCATENATE(&quot;,'&quot;;[.X20];&quot;'&quot;)" office:value-type="string" office:string-value=",'228'" calcext:value-type="string">
            <text:p>,'228'</text:p>
          </table:table-cell>
          <table:table-cell table:formula="of:=CONCATENATE(&quot;,'&quot;;[.Y20];&quot;'&quot;)" office:value-type="string" office:string-value=",'228'" calcext:value-type="string">
            <text:p>,'228'</text:p>
          </table:table-cell>
          <table:table-cell table:formula="of:=CONCATENATE(&quot;,'&quot;;[.Z20];&quot;'&quot;)" office:value-type="string" office:string-value=",'228'" calcext:value-type="string">
            <text:p>,'228'</text:p>
          </table:table-cell>
          <table:table-cell table:formula="of:=CONCATENATE(&quot;,'&quot;;[.AA20];&quot;'&quot;)" office:value-type="string" office:string-value=",'19'" calcext:value-type="string">
            <text:p>,'19'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,'&quot;;[.B21];&quot;'&quot;)" office:value-type="string" office:string-value=",'100'" calcext:value-type="string">
            <text:p>,'100'</text:p>
          </table:table-cell>
          <table:table-cell table:formula="of:=CONCATENATE(&quot;,'&quot;;[.C21];&quot;'&quot;)" office:value-type="string" office:string-value=",'100'" calcext:value-type="string">
            <text:p>,'100'</text:p>
          </table:table-cell>
          <table:table-cell table:formula="of:=CONCATENATE(&quot;,'&quot;;[.D21];&quot;'&quot;)" office:value-type="string" office:string-value=",'100'" calcext:value-type="string">
            <text:p>,'100'</text:p>
          </table:table-cell>
          <table:table-cell table:formula="of:=CONCATENATE(&quot;,'&quot;;[.E21];&quot;'&quot;)" office:value-type="string" office:string-value=",'100'" calcext:value-type="string">
            <text:p>,'100'</text:p>
          </table:table-cell>
          <table:table-cell table:formula="of:=CONCATENATE(&quot;,'&quot;;[.F21];&quot;'&quot;)" office:value-type="string" office:string-value=",'100'" calcext:value-type="string">
            <text:p>,'100'</text:p>
          </table:table-cell>
          <table:table-cell table:formula="of:=CONCATENATE(&quot;,'&quot;;[.G21];&quot;'&quot;)" office:value-type="string" office:string-value=",'100'" calcext:value-type="string">
            <text:p>,'100'</text:p>
          </table:table-cell>
          <table:table-cell table:formula="of:=CONCATENATE(&quot;,'&quot;;[.H21];&quot;'&quot;)" office:value-type="string" office:string-value=",'100'" calcext:value-type="string">
            <text:p>,'100'</text:p>
          </table:table-cell>
          <table:table-cell table:formula="of:=CONCATENATE(&quot;,'&quot;;[.I21];&quot;'&quot;)" office:value-type="string" office:string-value=",'100'" calcext:value-type="string">
            <text:p>,'100'</text:p>
          </table:table-cell>
          <table:table-cell table:formula="of:=CONCATENATE(&quot;,'&quot;;[.J21];&quot;'&quot;)" office:value-type="string" office:string-value=",'100'" calcext:value-type="string">
            <text:p>,'100'</text:p>
          </table:table-cell>
          <table:table-cell table:formula="of:=CONCATENATE(&quot;,'&quot;;[.K21];&quot;'&quot;)" office:value-type="string" office:string-value=",'100'" calcext:value-type="string">
            <text:p>,'100'</text:p>
          </table:table-cell>
          <table:table-cell table:formula="of:=CONCATENATE(&quot;,'&quot;;[.L21];&quot;'&quot;)" office:value-type="string" office:string-value=",'100'" calcext:value-type="string">
            <text:p>,'100'</text:p>
          </table:table-cell>
          <table:table-cell table:formula="of:=CONCATENATE(&quot;,'&quot;;[.M21];&quot;'&quot;)" office:value-type="string" office:string-value=",'100'" calcext:value-type="string">
            <text:p>,'100'</text:p>
          </table:table-cell>
          <table:table-cell table:formula="of:=CONCATENATE(&quot;,'&quot;;[.N21];&quot;'&quot;)" office:value-type="string" office:string-value=",'100'" calcext:value-type="string">
            <text:p>,'100'</text:p>
          </table:table-cell>
          <table:table-cell table:formula="of:=CONCATENATE(&quot;,'&quot;;[.O21];&quot;'&quot;)" office:value-type="string" office:string-value=",'100'" calcext:value-type="string">
            <text:p>,'100'</text:p>
          </table:table-cell>
          <table:table-cell table:formula="of:=CONCATENATE(&quot;,'&quot;;[.P21];&quot;'&quot;)" office:value-type="string" office:string-value=",'100'" calcext:value-type="string">
            <text:p>,'100'</text:p>
          </table:table-cell>
          <table:table-cell table:formula="of:=CONCATENATE(&quot;,'&quot;;[.Q21];&quot;'&quot;)" office:value-type="string" office:string-value=",'100'" calcext:value-type="string">
            <text:p>,'100'</text:p>
          </table:table-cell>
          <table:table-cell table:formula="of:=CONCATENATE(&quot;,'&quot;;[.R21];&quot;'&quot;)" office:value-type="string" office:string-value=",'100'" calcext:value-type="string">
            <text:p>,'100'</text:p>
          </table:table-cell>
          <table:table-cell table:formula="of:=CONCATENATE(&quot;,'&quot;;[.S21];&quot;'&quot;)" office:value-type="string" office:string-value=",'100'" calcext:value-type="string">
            <text:p>,'100'</text:p>
          </table:table-cell>
          <table:table-cell table:formula="of:=CONCATENATE(&quot;,'&quot;;[.T21];&quot;'&quot;)" office:value-type="string" office:string-value=",'20'" calcext:value-type="string">
            <text:p>,'20'</text:p>
          </table:table-cell>
          <table:table-cell table:formula="of:=CONCATENATE(&quot;,'&quot;;[.U21];&quot;'&quot;)" office:value-type="string" office:string-value=",'100'" calcext:value-type="string">
            <text:p>,'100'</text:p>
          </table:table-cell>
          <table:table-cell table:formula="of:=CONCATENATE(&quot;,'&quot;;[.V21];&quot;'&quot;)" office:value-type="string" office:string-value=",'100'" calcext:value-type="string">
            <text:p>,'100'</text:p>
          </table:table-cell>
          <table:table-cell table:formula="of:=CONCATENATE(&quot;,'&quot;;[.W21];&quot;'&quot;)" office:value-type="string" office:string-value=",'100'" calcext:value-type="string">
            <text:p>,'100'</text:p>
          </table:table-cell>
          <table:table-cell table:formula="of:=CONCATENATE(&quot;,'&quot;;[.X21];&quot;'&quot;)" office:value-type="string" office:string-value=",'100'" calcext:value-type="string">
            <text:p>,'100'</text:p>
          </table:table-cell>
          <table:table-cell table:formula="of:=CONCATENATE(&quot;,'&quot;;[.Y21];&quot;'&quot;)" office:value-type="string" office:string-value=",'100'" calcext:value-type="string">
            <text:p>,'100'</text:p>
          </table:table-cell>
          <table:table-cell table:formula="of:=CONCATENATE(&quot;,'&quot;;[.Z21];&quot;'&quot;)" office:value-type="string" office:string-value=",'100'" calcext:value-type="string">
            <text:p>,'100'</text:p>
          </table:table-cell>
          <table:table-cell table:formula="of:=CONCATENATE(&quot;,'&quot;;[.AA21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,'&quot;;[.B22];&quot;'&quot;)" office:value-type="string" office:string-value=",'229'" calcext:value-type="string">
            <text:p>,'229'</text:p>
          </table:table-cell>
          <table:table-cell table:formula="of:=CONCATENATE(&quot;,'&quot;;[.C22];&quot;'&quot;)" office:value-type="string" office:string-value=",'229'" calcext:value-type="string">
            <text:p>,'229'</text:p>
          </table:table-cell>
          <table:table-cell table:formula="of:=CONCATENATE(&quot;,'&quot;;[.D22];&quot;'&quot;)" office:value-type="string" office:string-value=",'229'" calcext:value-type="string">
            <text:p>,'229'</text:p>
          </table:table-cell>
          <table:table-cell table:formula="of:=CONCATENATE(&quot;,'&quot;;[.E22];&quot;'&quot;)" office:value-type="string" office:string-value=",'229'" calcext:value-type="string">
            <text:p>,'229'</text:p>
          </table:table-cell>
          <table:table-cell table:formula="of:=CONCATENATE(&quot;,'&quot;;[.F22];&quot;'&quot;)" office:value-type="string" office:string-value=",'229'" calcext:value-type="string">
            <text:p>,'229'</text:p>
          </table:table-cell>
          <table:table-cell table:formula="of:=CONCATENATE(&quot;,'&quot;;[.G22];&quot;'&quot;)" office:value-type="string" office:string-value=",'229'" calcext:value-type="string">
            <text:p>,'229'</text:p>
          </table:table-cell>
          <table:table-cell table:formula="of:=CONCATENATE(&quot;,'&quot;;[.H22];&quot;'&quot;)" office:value-type="string" office:string-value=",'229'" calcext:value-type="string">
            <text:p>,'229'</text:p>
          </table:table-cell>
          <table:table-cell table:formula="of:=CONCATENATE(&quot;,'&quot;;[.I22];&quot;'&quot;)" office:value-type="string" office:string-value=",'229'" calcext:value-type="string">
            <text:p>,'229'</text:p>
          </table:table-cell>
          <table:table-cell table:formula="of:=CONCATENATE(&quot;,'&quot;;[.J22];&quot;'&quot;)" office:value-type="string" office:string-value=",'229'" calcext:value-type="string">
            <text:p>,'229'</text:p>
          </table:table-cell>
          <table:table-cell table:formula="of:=CONCATENATE(&quot;,'&quot;;[.K22];&quot;'&quot;)" office:value-type="string" office:string-value=",'229'" calcext:value-type="string">
            <text:p>,'229'</text:p>
          </table:table-cell>
          <table:table-cell table:formula="of:=CONCATENATE(&quot;,'&quot;;[.L22];&quot;'&quot;)" office:value-type="string" office:string-value=",'229'" calcext:value-type="string">
            <text:p>,'229'</text:p>
          </table:table-cell>
          <table:table-cell table:formula="of:=CONCATENATE(&quot;,'&quot;;[.M22];&quot;'&quot;)" office:value-type="string" office:string-value=",'229'" calcext:value-type="string">
            <text:p>,'229'</text:p>
          </table:table-cell>
          <table:table-cell table:formula="of:=CONCATENATE(&quot;,'&quot;;[.N22];&quot;'&quot;)" office:value-type="string" office:string-value=",'229'" calcext:value-type="string">
            <text:p>,'229'</text:p>
          </table:table-cell>
          <table:table-cell table:formula="of:=CONCATENATE(&quot;,'&quot;;[.O22];&quot;'&quot;)" office:value-type="string" office:string-value=",'229'" calcext:value-type="string">
            <text:p>,'229'</text:p>
          </table:table-cell>
          <table:table-cell table:formula="of:=CONCATENATE(&quot;,'&quot;;[.P22];&quot;'&quot;)" office:value-type="string" office:string-value=",'229'" calcext:value-type="string">
            <text:p>,'229'</text:p>
          </table:table-cell>
          <table:table-cell table:formula="of:=CONCATENATE(&quot;,'&quot;;[.Q22];&quot;'&quot;)" office:value-type="string" office:string-value=",'229'" calcext:value-type="string">
            <text:p>,'229'</text:p>
          </table:table-cell>
          <table:table-cell table:formula="of:=CONCATENATE(&quot;,'&quot;;[.R22];&quot;'&quot;)" office:value-type="string" office:string-value=",'229'" calcext:value-type="string">
            <text:p>,'229'</text:p>
          </table:table-cell>
          <table:table-cell table:formula="of:=CONCATENATE(&quot;,'&quot;;[.S22];&quot;'&quot;)" office:value-type="string" office:string-value=",'229'" calcext:value-type="string">
            <text:p>,'229'</text:p>
          </table:table-cell>
          <table:table-cell table:formula="of:=CONCATENATE(&quot;,'&quot;;[.T22];&quot;'&quot;)" office:value-type="string" office:string-value=",'20'" calcext:value-type="string">
            <text:p>,'20'</text:p>
          </table:table-cell>
          <table:table-cell table:formula="of:=CONCATENATE(&quot;,'&quot;;[.U22];&quot;'&quot;)" office:value-type="string" office:string-value=",'229'" calcext:value-type="string">
            <text:p>,'229'</text:p>
          </table:table-cell>
          <table:table-cell table:formula="of:=CONCATENATE(&quot;,'&quot;;[.V22];&quot;'&quot;)" office:value-type="string" office:string-value=",'25'" calcext:value-type="string">
            <text:p>,'25'</text:p>
          </table:table-cell>
          <table:table-cell table:formula="of:=CONCATENATE(&quot;,'&quot;;[.W22];&quot;'&quot;)" office:value-type="string" office:string-value=",'229'" calcext:value-type="string">
            <text:p>,'229'</text:p>
          </table:table-cell>
          <table:table-cell table:formula="of:=CONCATENATE(&quot;,'&quot;;[.X22];&quot;'&quot;)" office:value-type="string" office:string-value=",'229'" calcext:value-type="string">
            <text:p>,'229'</text:p>
          </table:table-cell>
          <table:table-cell table:formula="of:=CONCATENATE(&quot;,'&quot;;[.Y22];&quot;'&quot;)" office:value-type="string" office:string-value=",'229'" calcext:value-type="string">
            <text:p>,'229'</text:p>
          </table:table-cell>
          <table:table-cell table:formula="of:=CONCATENATE(&quot;,'&quot;;[.Z22];&quot;'&quot;)" office:value-type="string" office:string-value=",'229'" calcext:value-type="string">
            <text:p>,'229'</text:p>
          </table:table-cell>
          <table:table-cell table:formula="of:=CONCATENATE(&quot;,'&quot;;[.AA22];&quot;'&quot;)" office:value-type="string" office:string-value=",'229'" calcext:value-type="string">
            <text:p>,'229'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,'&quot;;[.B23];&quot;'&quot;)" office:value-type="string" office:string-value=",'100'" calcext:value-type="string">
            <text:p>,'100'</text:p>
          </table:table-cell>
          <table:table-cell table:formula="of:=CONCATENATE(&quot;,'&quot;;[.C23];&quot;'&quot;)" office:value-type="string" office:string-value=",'100'" calcext:value-type="string">
            <text:p>,'100'</text:p>
          </table:table-cell>
          <table:table-cell table:formula="of:=CONCATENATE(&quot;,'&quot;;[.D23];&quot;'&quot;)" office:value-type="string" office:string-value=",'100'" calcext:value-type="string">
            <text:p>,'100'</text:p>
          </table:table-cell>
          <table:table-cell table:formula="of:=CONCATENATE(&quot;,'&quot;;[.E23];&quot;'&quot;)" office:value-type="string" office:string-value=",'100'" calcext:value-type="string">
            <text:p>,'100'</text:p>
          </table:table-cell>
          <table:table-cell table:formula="of:=CONCATENATE(&quot;,'&quot;;[.F23];&quot;'&quot;)" office:value-type="string" office:string-value=",'100'" calcext:value-type="string">
            <text:p>,'100'</text:p>
          </table:table-cell>
          <table:table-cell table:formula="of:=CONCATENATE(&quot;,'&quot;;[.G23];&quot;'&quot;)" office:value-type="string" office:string-value=",'100'" calcext:value-type="string">
            <text:p>,'100'</text:p>
          </table:table-cell>
          <table:table-cell table:formula="of:=CONCATENATE(&quot;,'&quot;;[.H23];&quot;'&quot;)" office:value-type="string" office:string-value=",'100'" calcext:value-type="string">
            <text:p>,'100'</text:p>
          </table:table-cell>
          <table:table-cell table:formula="of:=CONCATENATE(&quot;,'&quot;;[.I23];&quot;'&quot;)" office:value-type="string" office:string-value=",'100'" calcext:value-type="string">
            <text:p>,'100'</text:p>
          </table:table-cell>
          <table:table-cell table:formula="of:=CONCATENATE(&quot;,'&quot;;[.J23];&quot;'&quot;)" office:value-type="string" office:string-value=",'100'" calcext:value-type="string">
            <text:p>,'100'</text:p>
          </table:table-cell>
          <table:table-cell table:formula="of:=CONCATENATE(&quot;,'&quot;;[.K23];&quot;'&quot;)" office:value-type="string" office:string-value=",'100'" calcext:value-type="string">
            <text:p>,'100'</text:p>
          </table:table-cell>
          <table:table-cell table:formula="of:=CONCATENATE(&quot;,'&quot;;[.L23];&quot;'&quot;)" office:value-type="string" office:string-value=",'100'" calcext:value-type="string">
            <text:p>,'100'</text:p>
          </table:table-cell>
          <table:table-cell table:formula="of:=CONCATENATE(&quot;,'&quot;;[.M23];&quot;'&quot;)" office:value-type="string" office:string-value=",'100'" calcext:value-type="string">
            <text:p>,'100'</text:p>
          </table:table-cell>
          <table:table-cell table:formula="of:=CONCATENATE(&quot;,'&quot;;[.N23];&quot;'&quot;)" office:value-type="string" office:string-value=",'100'" calcext:value-type="string">
            <text:p>,'100'</text:p>
          </table:table-cell>
          <table:table-cell table:formula="of:=CONCATENATE(&quot;,'&quot;;[.O23];&quot;'&quot;)" office:value-type="string" office:string-value=",'100'" calcext:value-type="string">
            <text:p>,'100'</text:p>
          </table:table-cell>
          <table:table-cell table:formula="of:=CONCATENATE(&quot;,'&quot;;[.P23];&quot;'&quot;)" office:value-type="string" office:string-value=",'100'" calcext:value-type="string">
            <text:p>,'100'</text:p>
          </table:table-cell>
          <table:table-cell table:formula="of:=CONCATENATE(&quot;,'&quot;;[.Q23];&quot;'&quot;)" office:value-type="string" office:string-value=",'100'" calcext:value-type="string">
            <text:p>,'100'</text:p>
          </table:table-cell>
          <table:table-cell table:formula="of:=CONCATENATE(&quot;,'&quot;;[.R23];&quot;'&quot;)" office:value-type="string" office:string-value=",'100'" calcext:value-type="string">
            <text:p>,'100'</text:p>
          </table:table-cell>
          <table:table-cell table:formula="of:=CONCATENATE(&quot;,'&quot;;[.S23];&quot;'&quot;)" office:value-type="string" office:string-value=",'100'" calcext:value-type="string">
            <text:p>,'100'</text:p>
          </table:table-cell>
          <table:table-cell table:formula="of:=CONCATENATE(&quot;,'&quot;;[.T23];&quot;'&quot;)" office:value-type="string" office:string-value=",'24'" calcext:value-type="string">
            <text:p>,'24'</text:p>
          </table:table-cell>
          <table:table-cell table:formula="of:=CONCATENATE(&quot;,'&quot;;[.U23];&quot;'&quot;)" office:value-type="string" office:string-value=",'100'" calcext:value-type="string">
            <text:p>,'100'</text:p>
          </table:table-cell>
          <table:table-cell table:formula="of:=CONCATENATE(&quot;,'&quot;;[.V23];&quot;'&quot;)" office:value-type="string" office:string-value=",'100'" calcext:value-type="string">
            <text:p>,'100'</text:p>
          </table:table-cell>
          <table:table-cell table:formula="of:=CONCATENATE(&quot;,'&quot;;[.W23];&quot;'&quot;)" office:value-type="string" office:string-value=",'22'" calcext:value-type="string">
            <text:p>,'22'</text:p>
          </table:table-cell>
          <table:table-cell table:formula="of:=CONCATENATE(&quot;,'&quot;;[.X23];&quot;'&quot;)" office:value-type="string" office:string-value=",'23'" calcext:value-type="string">
            <text:p>,'23'</text:p>
          </table:table-cell>
          <table:table-cell table:formula="of:=CONCATENATE(&quot;,'&quot;;[.Y23];&quot;'&quot;)" office:value-type="string" office:string-value=",'100'" calcext:value-type="string">
            <text:p>,'100'</text:p>
          </table:table-cell>
          <table:table-cell table:formula="of:=CONCATENATE(&quot;,'&quot;;[.Z23];&quot;'&quot;)" office:value-type="string" office:string-value=",'100'" calcext:value-type="string">
            <text:p>,'100'</text:p>
          </table:table-cell>
          <table:table-cell table:formula="of:=CONCATENATE(&quot;,'&quot;;[.AA23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,'&quot;;[.B24];&quot;'&quot;)" office:value-type="string" office:string-value=",'100'" calcext:value-type="string">
            <text:p>,'100'</text:p>
          </table:table-cell>
          <table:table-cell table:formula="of:=CONCATENATE(&quot;,'&quot;;[.C24];&quot;'&quot;)" office:value-type="string" office:string-value=",'100'" calcext:value-type="string">
            <text:p>,'100'</text:p>
          </table:table-cell>
          <table:table-cell table:formula="of:=CONCATENATE(&quot;,'&quot;;[.D24];&quot;'&quot;)" office:value-type="string" office:string-value=",'100'" calcext:value-type="string">
            <text:p>,'100'</text:p>
          </table:table-cell>
          <table:table-cell table:formula="of:=CONCATENATE(&quot;,'&quot;;[.E24];&quot;'&quot;)" office:value-type="string" office:string-value=",'100'" calcext:value-type="string">
            <text:p>,'100'</text:p>
          </table:table-cell>
          <table:table-cell table:formula="of:=CONCATENATE(&quot;,'&quot;;[.F24];&quot;'&quot;)" office:value-type="string" office:string-value=",'100'" calcext:value-type="string">
            <text:p>,'100'</text:p>
          </table:table-cell>
          <table:table-cell table:formula="of:=CONCATENATE(&quot;,'&quot;;[.G24];&quot;'&quot;)" office:value-type="string" office:string-value=",'100'" calcext:value-type="string">
            <text:p>,'100'</text:p>
          </table:table-cell>
          <table:table-cell table:formula="of:=CONCATENATE(&quot;,'&quot;;[.H24];&quot;'&quot;)" office:value-type="string" office:string-value=",'100'" calcext:value-type="string">
            <text:p>,'100'</text:p>
          </table:table-cell>
          <table:table-cell table:formula="of:=CONCATENATE(&quot;,'&quot;;[.I24];&quot;'&quot;)" office:value-type="string" office:string-value=",'100'" calcext:value-type="string">
            <text:p>,'100'</text:p>
          </table:table-cell>
          <table:table-cell table:formula="of:=CONCATENATE(&quot;,'&quot;;[.J24];&quot;'&quot;)" office:value-type="string" office:string-value=",'100'" calcext:value-type="string">
            <text:p>,'100'</text:p>
          </table:table-cell>
          <table:table-cell table:formula="of:=CONCATENATE(&quot;,'&quot;;[.K24];&quot;'&quot;)" office:value-type="string" office:string-value=",'100'" calcext:value-type="string">
            <text:p>,'100'</text:p>
          </table:table-cell>
          <table:table-cell table:formula="of:=CONCATENATE(&quot;,'&quot;;[.L24];&quot;'&quot;)" office:value-type="string" office:string-value=",'100'" calcext:value-type="string">
            <text:p>,'100'</text:p>
          </table:table-cell>
          <table:table-cell table:formula="of:=CONCATENATE(&quot;,'&quot;;[.M24];&quot;'&quot;)" office:value-type="string" office:string-value=",'100'" calcext:value-type="string">
            <text:p>,'100'</text:p>
          </table:table-cell>
          <table:table-cell table:formula="of:=CONCATENATE(&quot;,'&quot;;[.N24];&quot;'&quot;)" office:value-type="string" office:string-value=",'100'" calcext:value-type="string">
            <text:p>,'100'</text:p>
          </table:table-cell>
          <table:table-cell table:formula="of:=CONCATENATE(&quot;,'&quot;;[.O24];&quot;'&quot;)" office:value-type="string" office:string-value=",'100'" calcext:value-type="string">
            <text:p>,'100'</text:p>
          </table:table-cell>
          <table:table-cell table:formula="of:=CONCATENATE(&quot;,'&quot;;[.P24];&quot;'&quot;)" office:value-type="string" office:string-value=",'100'" calcext:value-type="string">
            <text:p>,'100'</text:p>
          </table:table-cell>
          <table:table-cell table:formula="of:=CONCATENATE(&quot;,'&quot;;[.Q24];&quot;'&quot;)" office:value-type="string" office:string-value=",'100'" calcext:value-type="string">
            <text:p>,'100'</text:p>
          </table:table-cell>
          <table:table-cell table:formula="of:=CONCATENATE(&quot;,'&quot;;[.R24];&quot;'&quot;)" office:value-type="string" office:string-value=",'100'" calcext:value-type="string">
            <text:p>,'100'</text:p>
          </table:table-cell>
          <table:table-cell table:formula="of:=CONCATENATE(&quot;,'&quot;;[.S24];&quot;'&quot;)" office:value-type="string" office:string-value=",'100'" calcext:value-type="string">
            <text:p>,'100'</text:p>
          </table:table-cell>
          <table:table-cell table:formula="of:=CONCATENATE(&quot;,'&quot;;[.T24];&quot;'&quot;)" office:value-type="string" office:string-value=",'24'" calcext:value-type="string">
            <text:p>,'24'</text:p>
          </table:table-cell>
          <table:table-cell table:formula="of:=CONCATENATE(&quot;,'&quot;;[.U24];&quot;'&quot;)" office:value-type="string" office:string-value=",'100'" calcext:value-type="string">
            <text:p>,'100'</text:p>
          </table:table-cell>
          <table:table-cell table:formula="of:=CONCATENATE(&quot;,'&quot;;[.V24];&quot;'&quot;)" office:value-type="string" office:string-value=",'100'" calcext:value-type="string">
            <text:p>,'100'</text:p>
          </table:table-cell>
          <table:table-cell table:formula="of:=CONCATENATE(&quot;,'&quot;;[.W24];&quot;'&quot;)" office:value-type="string" office:string-value=",'100'" calcext:value-type="string">
            <text:p>,'100'</text:p>
          </table:table-cell>
          <table:table-cell table:formula="of:=CONCATENATE(&quot;,'&quot;;[.X24];&quot;'&quot;)" office:value-type="string" office:string-value=",'100'" calcext:value-type="string">
            <text:p>,'100'</text:p>
          </table:table-cell>
          <table:table-cell table:formula="of:=CONCATENATE(&quot;,'&quot;;[.Y24];&quot;'&quot;)" office:value-type="string" office:string-value=",'100'" calcext:value-type="string">
            <text:p>,'100'</text:p>
          </table:table-cell>
          <table:table-cell table:formula="of:=CONCATENATE(&quot;,'&quot;;[.Z24];&quot;'&quot;)" office:value-type="string" office:string-value=",'100'" calcext:value-type="string">
            <text:p>,'100'</text:p>
          </table:table-cell>
          <table:table-cell table:formula="of:=CONCATENATE(&quot;,'&quot;;[.AA24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,'&quot;;[.B25];&quot;'&quot;)" office:value-type="string" office:string-value=",'100'" calcext:value-type="string">
            <text:p>,'100'</text:p>
          </table:table-cell>
          <table:table-cell table:formula="of:=CONCATENATE(&quot;,'&quot;;[.C25];&quot;'&quot;)" office:value-type="string" office:string-value=",'100'" calcext:value-type="string">
            <text:p>,'100'</text:p>
          </table:table-cell>
          <table:table-cell table:formula="of:=CONCATENATE(&quot;,'&quot;;[.D25];&quot;'&quot;)" office:value-type="string" office:string-value=",'100'" calcext:value-type="string">
            <text:p>,'100'</text:p>
          </table:table-cell>
          <table:table-cell table:formula="of:=CONCATENATE(&quot;,'&quot;;[.E25];&quot;'&quot;)" office:value-type="string" office:string-value=",'100'" calcext:value-type="string">
            <text:p>,'100'</text:p>
          </table:table-cell>
          <table:table-cell table:formula="of:=CONCATENATE(&quot;,'&quot;;[.F25];&quot;'&quot;)" office:value-type="string" office:string-value=",'100'" calcext:value-type="string">
            <text:p>,'100'</text:p>
          </table:table-cell>
          <table:table-cell table:formula="of:=CONCATENATE(&quot;,'&quot;;[.G25];&quot;'&quot;)" office:value-type="string" office:string-value=",'100'" calcext:value-type="string">
            <text:p>,'100'</text:p>
          </table:table-cell>
          <table:table-cell table:formula="of:=CONCATENATE(&quot;,'&quot;;[.H25];&quot;'&quot;)" office:value-type="string" office:string-value=",'100'" calcext:value-type="string">
            <text:p>,'100'</text:p>
          </table:table-cell>
          <table:table-cell table:formula="of:=CONCATENATE(&quot;,'&quot;;[.I25];&quot;'&quot;)" office:value-type="string" office:string-value=",'100'" calcext:value-type="string">
            <text:p>,'100'</text:p>
          </table:table-cell>
          <table:table-cell table:formula="of:=CONCATENATE(&quot;,'&quot;;[.J25];&quot;'&quot;)" office:value-type="string" office:string-value=",'100'" calcext:value-type="string">
            <text:p>,'100'</text:p>
          </table:table-cell>
          <table:table-cell table:formula="of:=CONCATENATE(&quot;,'&quot;;[.K25];&quot;'&quot;)" office:value-type="string" office:string-value=",'100'" calcext:value-type="string">
            <text:p>,'100'</text:p>
          </table:table-cell>
          <table:table-cell table:formula="of:=CONCATENATE(&quot;,'&quot;;[.L25];&quot;'&quot;)" office:value-type="string" office:string-value=",'100'" calcext:value-type="string">
            <text:p>,'100'</text:p>
          </table:table-cell>
          <table:table-cell table:formula="of:=CONCATENATE(&quot;,'&quot;;[.M25];&quot;'&quot;)" office:value-type="string" office:string-value=",'100'" calcext:value-type="string">
            <text:p>,'100'</text:p>
          </table:table-cell>
          <table:table-cell table:formula="of:=CONCATENATE(&quot;,'&quot;;[.N25];&quot;'&quot;)" office:value-type="string" office:string-value=",'100'" calcext:value-type="string">
            <text:p>,'100'</text:p>
          </table:table-cell>
          <table:table-cell table:formula="of:=CONCATENATE(&quot;,'&quot;;[.O25];&quot;'&quot;)" office:value-type="string" office:string-value=",'100'" calcext:value-type="string">
            <text:p>,'100'</text:p>
          </table:table-cell>
          <table:table-cell table:formula="of:=CONCATENATE(&quot;,'&quot;;[.P25];&quot;'&quot;)" office:value-type="string" office:string-value=",'100'" calcext:value-type="string">
            <text:p>,'100'</text:p>
          </table:table-cell>
          <table:table-cell table:formula="of:=CONCATENATE(&quot;,'&quot;;[.Q25];&quot;'&quot;)" office:value-type="string" office:string-value=",'100'" calcext:value-type="string">
            <text:p>,'100'</text:p>
          </table:table-cell>
          <table:table-cell table:formula="of:=CONCATENATE(&quot;,'&quot;;[.R25];&quot;'&quot;)" office:value-type="string" office:string-value=",'100'" calcext:value-type="string">
            <text:p>,'100'</text:p>
          </table:table-cell>
          <table:table-cell table:formula="of:=CONCATENATE(&quot;,'&quot;;[.S25];&quot;'&quot;)" office:value-type="string" office:string-value=",'100'" calcext:value-type="string">
            <text:p>,'100'</text:p>
          </table:table-cell>
          <table:table-cell table:formula="of:=CONCATENATE(&quot;,'&quot;;[.T25];&quot;'&quot;)" office:value-type="string" office:string-value=",'24'" calcext:value-type="string">
            <text:p>,'24'</text:p>
          </table:table-cell>
          <table:table-cell table:formula="of:=CONCATENATE(&quot;,'&quot;;[.U25];&quot;'&quot;)" office:value-type="string" office:string-value=",'100'" calcext:value-type="string">
            <text:p>,'100'</text:p>
          </table:table-cell>
          <table:table-cell table:formula="of:=CONCATENATE(&quot;,'&quot;;[.V25];&quot;'&quot;)" office:value-type="string" office:string-value=",'100'" calcext:value-type="string">
            <text:p>,'100'</text:p>
          </table:table-cell>
          <table:table-cell table:formula="of:=CONCATENATE(&quot;,'&quot;;[.W25];&quot;'&quot;)" office:value-type="string" office:string-value=",'100'" calcext:value-type="string">
            <text:p>,'100'</text:p>
          </table:table-cell>
          <table:table-cell table:formula="of:=CONCATENATE(&quot;,'&quot;;[.X25];&quot;'&quot;)" office:value-type="string" office:string-value=",'100'" calcext:value-type="string">
            <text:p>,'100'</text:p>
          </table:table-cell>
          <table:table-cell table:formula="of:=CONCATENATE(&quot;,'&quot;;[.Y25];&quot;'&quot;)" office:value-type="string" office:string-value=",'100'" calcext:value-type="string">
            <text:p>,'100'</text:p>
          </table:table-cell>
          <table:table-cell table:formula="of:=CONCATENATE(&quot;,'&quot;;[.Z25];&quot;'&quot;)" office:value-type="string" office:string-value=",'100'" calcext:value-type="string">
            <text:p>,'100'</text:p>
          </table:table-cell>
          <table:table-cell table:formula="of:=CONCATENATE(&quot;,'&quot;;[.AA25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,'&quot;;[.B26];&quot;'&quot;)" office:value-type="string" office:string-value=",'230'" calcext:value-type="string">
            <text:p>,'230'</text:p>
          </table:table-cell>
          <table:table-cell table:formula="of:=CONCATENATE(&quot;,'&quot;;[.C26];&quot;'&quot;)" office:value-type="string" office:string-value=",'230'" calcext:value-type="string">
            <text:p>,'230'</text:p>
          </table:table-cell>
          <table:table-cell table:formula="of:=CONCATENATE(&quot;,'&quot;;[.D26];&quot;'&quot;)" office:value-type="string" office:string-value=",'230'" calcext:value-type="string">
            <text:p>,'230'</text:p>
          </table:table-cell>
          <table:table-cell table:formula="of:=CONCATENATE(&quot;,'&quot;;[.E26];&quot;'&quot;)" office:value-type="string" office:string-value=",'230'" calcext:value-type="string">
            <text:p>,'230'</text:p>
          </table:table-cell>
          <table:table-cell table:formula="of:=CONCATENATE(&quot;,'&quot;;[.F26];&quot;'&quot;)" office:value-type="string" office:string-value=",'230'" calcext:value-type="string">
            <text:p>,'230'</text:p>
          </table:table-cell>
          <table:table-cell table:formula="of:=CONCATENATE(&quot;,'&quot;;[.G26];&quot;'&quot;)" office:value-type="string" office:string-value=",'230'" calcext:value-type="string">
            <text:p>,'230'</text:p>
          </table:table-cell>
          <table:table-cell table:formula="of:=CONCATENATE(&quot;,'&quot;;[.H26];&quot;'&quot;)" office:value-type="string" office:string-value=",'230'" calcext:value-type="string">
            <text:p>,'230'</text:p>
          </table:table-cell>
          <table:table-cell table:formula="of:=CONCATENATE(&quot;,'&quot;;[.I26];&quot;'&quot;)" office:value-type="string" office:string-value=",'230'" calcext:value-type="string">
            <text:p>,'230'</text:p>
          </table:table-cell>
          <table:table-cell table:formula="of:=CONCATENATE(&quot;,'&quot;;[.J26];&quot;'&quot;)" office:value-type="string" office:string-value=",'230'" calcext:value-type="string">
            <text:p>,'230'</text:p>
          </table:table-cell>
          <table:table-cell table:formula="of:=CONCATENATE(&quot;,'&quot;;[.K26];&quot;'&quot;)" office:value-type="string" office:string-value=",'230'" calcext:value-type="string">
            <text:p>,'230'</text:p>
          </table:table-cell>
          <table:table-cell table:formula="of:=CONCATENATE(&quot;,'&quot;;[.L26];&quot;'&quot;)" office:value-type="string" office:string-value=",'230'" calcext:value-type="string">
            <text:p>,'230'</text:p>
          </table:table-cell>
          <table:table-cell table:formula="of:=CONCATENATE(&quot;,'&quot;;[.M26];&quot;'&quot;)" office:value-type="string" office:string-value=",'230'" calcext:value-type="string">
            <text:p>,'230'</text:p>
          </table:table-cell>
          <table:table-cell table:formula="of:=CONCATENATE(&quot;,'&quot;;[.N26];&quot;'&quot;)" office:value-type="string" office:string-value=",'230'" calcext:value-type="string">
            <text:p>,'230'</text:p>
          </table:table-cell>
          <table:table-cell table:formula="of:=CONCATENATE(&quot;,'&quot;;[.O26];&quot;'&quot;)" office:value-type="string" office:string-value=",'230'" calcext:value-type="string">
            <text:p>,'230'</text:p>
          </table:table-cell>
          <table:table-cell table:formula="of:=CONCATENATE(&quot;,'&quot;;[.P26];&quot;'&quot;)" office:value-type="string" office:string-value=",'230'" calcext:value-type="string">
            <text:p>,'230'</text:p>
          </table:table-cell>
          <table:table-cell table:formula="of:=CONCATENATE(&quot;,'&quot;;[.Q26];&quot;'&quot;)" office:value-type="string" office:string-value=",'230'" calcext:value-type="string">
            <text:p>,'230'</text:p>
          </table:table-cell>
          <table:table-cell table:formula="of:=CONCATENATE(&quot;,'&quot;;[.R26];&quot;'&quot;)" office:value-type="string" office:string-value=",'230'" calcext:value-type="string">
            <text:p>,'230'</text:p>
          </table:table-cell>
          <table:table-cell table:formula="of:=CONCATENATE(&quot;,'&quot;;[.S26];&quot;'&quot;)" office:value-type="string" office:string-value=",'230'" calcext:value-type="string">
            <text:p>,'230'</text:p>
          </table:table-cell>
          <table:table-cell table:formula="of:=CONCATENATE(&quot;,'&quot;;[.T26];&quot;'&quot;)" office:value-type="string" office:string-value=",'24'" calcext:value-type="string">
            <text:p>,'24'</text:p>
          </table:table-cell>
          <table:table-cell table:formula="of:=CONCATENATE(&quot;,'&quot;;[.U26];&quot;'&quot;)" office:value-type="string" office:string-value=",'230'" calcext:value-type="string">
            <text:p>,'230'</text:p>
          </table:table-cell>
          <table:table-cell table:formula="of:=CONCATENATE(&quot;,'&quot;;[.V26];&quot;'&quot;)" office:value-type="string" office:string-value=",'230'" calcext:value-type="string">
            <text:p>,'230'</text:p>
          </table:table-cell>
          <table:table-cell table:formula="of:=CONCATENATE(&quot;,'&quot;;[.W26];&quot;'&quot;)" office:value-type="string" office:string-value=",'230'" calcext:value-type="string">
            <text:p>,'230'</text:p>
          </table:table-cell>
          <table:table-cell table:formula="of:=CONCATENATE(&quot;,'&quot;;[.X26];&quot;'&quot;)" office:value-type="string" office:string-value=",'230'" calcext:value-type="string">
            <text:p>,'230'</text:p>
          </table:table-cell>
          <table:table-cell table:formula="of:=CONCATENATE(&quot;,'&quot;;[.Y26];&quot;'&quot;)" office:value-type="string" office:string-value=",'230'" calcext:value-type="string">
            <text:p>,'230'</text:p>
          </table:table-cell>
          <table:table-cell table:formula="of:=CONCATENATE(&quot;,'&quot;;[.Z26];&quot;'&quot;)" office:value-type="string" office:string-value=",'230'" calcext:value-type="string">
            <text:p>,'230'</text:p>
          </table:table-cell>
          <table:table-cell table:formula="of:=CONCATENATE(&quot;,'&quot;;[.AA26];&quot;'&quot;)" office:value-type="string" office:string-value=",'230'" calcext:value-type="string">
            <text:p>,'230'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,'&quot;;[.B27];&quot;'&quot;)" office:value-type="string" office:string-value=",'100'" calcext:value-type="string">
            <text:p>,'100'</text:p>
          </table:table-cell>
          <table:table-cell table:formula="of:=CONCATENATE(&quot;,'&quot;;[.C27];&quot;'&quot;)" office:value-type="string" office:string-value=",'100'" calcext:value-type="string">
            <text:p>,'100'</text:p>
          </table:table-cell>
          <table:table-cell table:formula="of:=CONCATENATE(&quot;,'&quot;;[.D27];&quot;'&quot;)" office:value-type="string" office:string-value=",'100'" calcext:value-type="string">
            <text:p>,'100'</text:p>
          </table:table-cell>
          <table:table-cell table:formula="of:=CONCATENATE(&quot;,'&quot;;[.E27];&quot;'&quot;)" office:value-type="string" office:string-value=",'100'" calcext:value-type="string">
            <text:p>,'100'</text:p>
          </table:table-cell>
          <table:table-cell table:formula="of:=CONCATENATE(&quot;,'&quot;;[.F27];&quot;'&quot;)" office:value-type="string" office:string-value=",'100'" calcext:value-type="string">
            <text:p>,'100'</text:p>
          </table:table-cell>
          <table:table-cell table:formula="of:=CONCATENATE(&quot;,'&quot;;[.G27];&quot;'&quot;)" office:value-type="string" office:string-value=",'100'" calcext:value-type="string">
            <text:p>,'100'</text:p>
          </table:table-cell>
          <table:table-cell table:formula="of:=CONCATENATE(&quot;,'&quot;;[.H27];&quot;'&quot;)" office:value-type="string" office:string-value=",'100'" calcext:value-type="string">
            <text:p>,'100'</text:p>
          </table:table-cell>
          <table:table-cell table:formula="of:=CONCATENATE(&quot;,'&quot;;[.I27];&quot;'&quot;)" office:value-type="string" office:string-value=",'100'" calcext:value-type="string">
            <text:p>,'100'</text:p>
          </table:table-cell>
          <table:table-cell table:formula="of:=CONCATENATE(&quot;,'&quot;;[.J27];&quot;'&quot;)" office:value-type="string" office:string-value=",'100'" calcext:value-type="string">
            <text:p>,'100'</text:p>
          </table:table-cell>
          <table:table-cell table:formula="of:=CONCATENATE(&quot;,'&quot;;[.K27];&quot;'&quot;)" office:value-type="string" office:string-value=",'100'" calcext:value-type="string">
            <text:p>,'100'</text:p>
          </table:table-cell>
          <table:table-cell table:formula="of:=CONCATENATE(&quot;,'&quot;;[.L27];&quot;'&quot;)" office:value-type="string" office:string-value=",'100'" calcext:value-type="string">
            <text:p>,'100'</text:p>
          </table:table-cell>
          <table:table-cell table:formula="of:=CONCATENATE(&quot;,'&quot;;[.M27];&quot;'&quot;)" office:value-type="string" office:string-value=",'100'" calcext:value-type="string">
            <text:p>,'100'</text:p>
          </table:table-cell>
          <table:table-cell table:formula="of:=CONCATENATE(&quot;,'&quot;;[.N27];&quot;'&quot;)" office:value-type="string" office:string-value=",'100'" calcext:value-type="string">
            <text:p>,'100'</text:p>
          </table:table-cell>
          <table:table-cell table:formula="of:=CONCATENATE(&quot;,'&quot;;[.O27];&quot;'&quot;)" office:value-type="string" office:string-value=",'100'" calcext:value-type="string">
            <text:p>,'100'</text:p>
          </table:table-cell>
          <table:table-cell table:formula="of:=CONCATENATE(&quot;,'&quot;;[.P27];&quot;'&quot;)" office:value-type="string" office:string-value=",'100'" calcext:value-type="string">
            <text:p>,'100'</text:p>
          </table:table-cell>
          <table:table-cell table:formula="of:=CONCATENATE(&quot;,'&quot;;[.Q27];&quot;'&quot;)" office:value-type="string" office:string-value=",'100'" calcext:value-type="string">
            <text:p>,'100'</text:p>
          </table:table-cell>
          <table:table-cell table:formula="of:=CONCATENATE(&quot;,'&quot;;[.R27];&quot;'&quot;)" office:value-type="string" office:string-value=",'100'" calcext:value-type="string">
            <text:p>,'100'</text:p>
          </table:table-cell>
          <table:table-cell table:formula="of:=CONCATENATE(&quot;,'&quot;;[.S27];&quot;'&quot;)" office:value-type="string" office:string-value=",'100'" calcext:value-type="string">
            <text:p>,'100'</text:p>
          </table:table-cell>
          <table:table-cell table:formula="of:=CONCATENATE(&quot;,'&quot;;[.T27];&quot;'&quot;)" office:value-type="string" office:string-value=",'28'" calcext:value-type="string">
            <text:p>,'28'</text:p>
          </table:table-cell>
          <table:table-cell table:formula="of:=CONCATENATE(&quot;,'&quot;;[.U27];&quot;'&quot;)" office:value-type="string" office:string-value=",'100'" calcext:value-type="string">
            <text:p>,'100'</text:p>
          </table:table-cell>
          <table:table-cell table:formula="of:=CONCATENATE(&quot;,'&quot;;[.V27];&quot;'&quot;)" office:value-type="string" office:string-value=",'100'" calcext:value-type="string">
            <text:p>,'100'</text:p>
          </table:table-cell>
          <table:table-cell table:formula="of:=CONCATENATE(&quot;,'&quot;;[.W27];&quot;'&quot;)" office:value-type="string" office:string-value=",'26'" calcext:value-type="string">
            <text:p>,'26'</text:p>
          </table:table-cell>
          <table:table-cell table:formula="of:=CONCATENATE(&quot;,'&quot;;[.X27];&quot;'&quot;)" office:value-type="string" office:string-value=",'27'" calcext:value-type="string">
            <text:p>,'27'</text:p>
          </table:table-cell>
          <table:table-cell table:formula="of:=CONCATENATE(&quot;,'&quot;;[.Y27];&quot;'&quot;)" office:value-type="string" office:string-value=",'100'" calcext:value-type="string">
            <text:p>,'100'</text:p>
          </table:table-cell>
          <table:table-cell table:formula="of:=CONCATENATE(&quot;,'&quot;;[.Z27];&quot;'&quot;)" office:value-type="string" office:string-value=",'100'" calcext:value-type="string">
            <text:p>,'100'</text:p>
          </table:table-cell>
          <table:table-cell table:formula="of:=CONCATENATE(&quot;,'&quot;;[.AA27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,'&quot;;[.B28];&quot;'&quot;)" office:value-type="string" office:string-value=",'100'" calcext:value-type="string">
            <text:p>,'100'</text:p>
          </table:table-cell>
          <table:table-cell table:formula="of:=CONCATENATE(&quot;,'&quot;;[.C28];&quot;'&quot;)" office:value-type="string" office:string-value=",'100'" calcext:value-type="string">
            <text:p>,'100'</text:p>
          </table:table-cell>
          <table:table-cell table:formula="of:=CONCATENATE(&quot;,'&quot;;[.D28];&quot;'&quot;)" office:value-type="string" office:string-value=",'100'" calcext:value-type="string">
            <text:p>,'100'</text:p>
          </table:table-cell>
          <table:table-cell table:formula="of:=CONCATENATE(&quot;,'&quot;;[.E28];&quot;'&quot;)" office:value-type="string" office:string-value=",'100'" calcext:value-type="string">
            <text:p>,'100'</text:p>
          </table:table-cell>
          <table:table-cell table:formula="of:=CONCATENATE(&quot;,'&quot;;[.F28];&quot;'&quot;)" office:value-type="string" office:string-value=",'100'" calcext:value-type="string">
            <text:p>,'100'</text:p>
          </table:table-cell>
          <table:table-cell table:formula="of:=CONCATENATE(&quot;,'&quot;;[.G28];&quot;'&quot;)" office:value-type="string" office:string-value=",'100'" calcext:value-type="string">
            <text:p>,'100'</text:p>
          </table:table-cell>
          <table:table-cell table:formula="of:=CONCATENATE(&quot;,'&quot;;[.H28];&quot;'&quot;)" office:value-type="string" office:string-value=",'100'" calcext:value-type="string">
            <text:p>,'100'</text:p>
          </table:table-cell>
          <table:table-cell table:formula="of:=CONCATENATE(&quot;,'&quot;;[.I28];&quot;'&quot;)" office:value-type="string" office:string-value=",'100'" calcext:value-type="string">
            <text:p>,'100'</text:p>
          </table:table-cell>
          <table:table-cell table:formula="of:=CONCATENATE(&quot;,'&quot;;[.J28];&quot;'&quot;)" office:value-type="string" office:string-value=",'100'" calcext:value-type="string">
            <text:p>,'100'</text:p>
          </table:table-cell>
          <table:table-cell table:formula="of:=CONCATENATE(&quot;,'&quot;;[.K28];&quot;'&quot;)" office:value-type="string" office:string-value=",'100'" calcext:value-type="string">
            <text:p>,'100'</text:p>
          </table:table-cell>
          <table:table-cell table:formula="of:=CONCATENATE(&quot;,'&quot;;[.L28];&quot;'&quot;)" office:value-type="string" office:string-value=",'100'" calcext:value-type="string">
            <text:p>,'100'</text:p>
          </table:table-cell>
          <table:table-cell table:formula="of:=CONCATENATE(&quot;,'&quot;;[.M28];&quot;'&quot;)" office:value-type="string" office:string-value=",'100'" calcext:value-type="string">
            <text:p>,'100'</text:p>
          </table:table-cell>
          <table:table-cell table:formula="of:=CONCATENATE(&quot;,'&quot;;[.N28];&quot;'&quot;)" office:value-type="string" office:string-value=",'100'" calcext:value-type="string">
            <text:p>,'100'</text:p>
          </table:table-cell>
          <table:table-cell table:formula="of:=CONCATENATE(&quot;,'&quot;;[.O28];&quot;'&quot;)" office:value-type="string" office:string-value=",'100'" calcext:value-type="string">
            <text:p>,'100'</text:p>
          </table:table-cell>
          <table:table-cell table:formula="of:=CONCATENATE(&quot;,'&quot;;[.P28];&quot;'&quot;)" office:value-type="string" office:string-value=",'100'" calcext:value-type="string">
            <text:p>,'100'</text:p>
          </table:table-cell>
          <table:table-cell table:formula="of:=CONCATENATE(&quot;,'&quot;;[.Q28];&quot;'&quot;)" office:value-type="string" office:string-value=",'100'" calcext:value-type="string">
            <text:p>,'100'</text:p>
          </table:table-cell>
          <table:table-cell table:formula="of:=CONCATENATE(&quot;,'&quot;;[.R28];&quot;'&quot;)" office:value-type="string" office:string-value=",'100'" calcext:value-type="string">
            <text:p>,'100'</text:p>
          </table:table-cell>
          <table:table-cell table:formula="of:=CONCATENATE(&quot;,'&quot;;[.S28];&quot;'&quot;)" office:value-type="string" office:string-value=",'100'" calcext:value-type="string">
            <text:p>,'100'</text:p>
          </table:table-cell>
          <table:table-cell table:formula="of:=CONCATENATE(&quot;,'&quot;;[.T28];&quot;'&quot;)" office:value-type="string" office:string-value=",'28'" calcext:value-type="string">
            <text:p>,'28'</text:p>
          </table:table-cell>
          <table:table-cell table:formula="of:=CONCATENATE(&quot;,'&quot;;[.U28];&quot;'&quot;)" office:value-type="string" office:string-value=",'100'" calcext:value-type="string">
            <text:p>,'100'</text:p>
          </table:table-cell>
          <table:table-cell table:formula="of:=CONCATENATE(&quot;,'&quot;;[.V28];&quot;'&quot;)" office:value-type="string" office:string-value=",'100'" calcext:value-type="string">
            <text:p>,'100'</text:p>
          </table:table-cell>
          <table:table-cell table:formula="of:=CONCATENATE(&quot;,'&quot;;[.W28];&quot;'&quot;)" office:value-type="string" office:string-value=",'100'" calcext:value-type="string">
            <text:p>,'100'</text:p>
          </table:table-cell>
          <table:table-cell table:formula="of:=CONCATENATE(&quot;,'&quot;;[.X28];&quot;'&quot;)" office:value-type="string" office:string-value=",'100'" calcext:value-type="string">
            <text:p>,'100'</text:p>
          </table:table-cell>
          <table:table-cell table:formula="of:=CONCATENATE(&quot;,'&quot;;[.Y28];&quot;'&quot;)" office:value-type="string" office:string-value=",'100'" calcext:value-type="string">
            <text:p>,'100'</text:p>
          </table:table-cell>
          <table:table-cell table:formula="of:=CONCATENATE(&quot;,'&quot;;[.Z28];&quot;'&quot;)" office:value-type="string" office:string-value=",'100'" calcext:value-type="string">
            <text:p>,'100'</text:p>
          </table:table-cell>
          <table:table-cell table:formula="of:=CONCATENATE(&quot;,'&quot;;[.AA28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,'&quot;;[.B29];&quot;'&quot;)" office:value-type="string" office:string-value=",'100'" calcext:value-type="string">
            <text:p>,'100'</text:p>
          </table:table-cell>
          <table:table-cell table:formula="of:=CONCATENATE(&quot;,'&quot;;[.C29];&quot;'&quot;)" office:value-type="string" office:string-value=",'100'" calcext:value-type="string">
            <text:p>,'100'</text:p>
          </table:table-cell>
          <table:table-cell table:formula="of:=CONCATENATE(&quot;,'&quot;;[.D29];&quot;'&quot;)" office:value-type="string" office:string-value=",'100'" calcext:value-type="string">
            <text:p>,'100'</text:p>
          </table:table-cell>
          <table:table-cell table:formula="of:=CONCATENATE(&quot;,'&quot;;[.E29];&quot;'&quot;)" office:value-type="string" office:string-value=",'100'" calcext:value-type="string">
            <text:p>,'100'</text:p>
          </table:table-cell>
          <table:table-cell table:formula="of:=CONCATENATE(&quot;,'&quot;;[.F29];&quot;'&quot;)" office:value-type="string" office:string-value=",'100'" calcext:value-type="string">
            <text:p>,'100'</text:p>
          </table:table-cell>
          <table:table-cell table:formula="of:=CONCATENATE(&quot;,'&quot;;[.G29];&quot;'&quot;)" office:value-type="string" office:string-value=",'100'" calcext:value-type="string">
            <text:p>,'100'</text:p>
          </table:table-cell>
          <table:table-cell table:formula="of:=CONCATENATE(&quot;,'&quot;;[.H29];&quot;'&quot;)" office:value-type="string" office:string-value=",'100'" calcext:value-type="string">
            <text:p>,'100'</text:p>
          </table:table-cell>
          <table:table-cell table:formula="of:=CONCATENATE(&quot;,'&quot;;[.I29];&quot;'&quot;)" office:value-type="string" office:string-value=",'100'" calcext:value-type="string">
            <text:p>,'100'</text:p>
          </table:table-cell>
          <table:table-cell table:formula="of:=CONCATENATE(&quot;,'&quot;;[.J29];&quot;'&quot;)" office:value-type="string" office:string-value=",'100'" calcext:value-type="string">
            <text:p>,'100'</text:p>
          </table:table-cell>
          <table:table-cell table:formula="of:=CONCATENATE(&quot;,'&quot;;[.K29];&quot;'&quot;)" office:value-type="string" office:string-value=",'100'" calcext:value-type="string">
            <text:p>,'100'</text:p>
          </table:table-cell>
          <table:table-cell table:formula="of:=CONCATENATE(&quot;,'&quot;;[.L29];&quot;'&quot;)" office:value-type="string" office:string-value=",'100'" calcext:value-type="string">
            <text:p>,'100'</text:p>
          </table:table-cell>
          <table:table-cell table:formula="of:=CONCATENATE(&quot;,'&quot;;[.M29];&quot;'&quot;)" office:value-type="string" office:string-value=",'100'" calcext:value-type="string">
            <text:p>,'100'</text:p>
          </table:table-cell>
          <table:table-cell table:formula="of:=CONCATENATE(&quot;,'&quot;;[.N29];&quot;'&quot;)" office:value-type="string" office:string-value=",'100'" calcext:value-type="string">
            <text:p>,'100'</text:p>
          </table:table-cell>
          <table:table-cell table:formula="of:=CONCATENATE(&quot;,'&quot;;[.O29];&quot;'&quot;)" office:value-type="string" office:string-value=",'100'" calcext:value-type="string">
            <text:p>,'100'</text:p>
          </table:table-cell>
          <table:table-cell table:formula="of:=CONCATENATE(&quot;,'&quot;;[.P29];&quot;'&quot;)" office:value-type="string" office:string-value=",'100'" calcext:value-type="string">
            <text:p>,'100'</text:p>
          </table:table-cell>
          <table:table-cell table:formula="of:=CONCATENATE(&quot;,'&quot;;[.Q29];&quot;'&quot;)" office:value-type="string" office:string-value=",'100'" calcext:value-type="string">
            <text:p>,'100'</text:p>
          </table:table-cell>
          <table:table-cell table:formula="of:=CONCATENATE(&quot;,'&quot;;[.R29];&quot;'&quot;)" office:value-type="string" office:string-value=",'100'" calcext:value-type="string">
            <text:p>,'100'</text:p>
          </table:table-cell>
          <table:table-cell table:formula="of:=CONCATENATE(&quot;,'&quot;;[.S29];&quot;'&quot;)" office:value-type="string" office:string-value=",'100'" calcext:value-type="string">
            <text:p>,'100'</text:p>
          </table:table-cell>
          <table:table-cell table:formula="of:=CONCATENATE(&quot;,'&quot;;[.T29];&quot;'&quot;)" office:value-type="string" office:string-value=",'28'" calcext:value-type="string">
            <text:p>,'28'</text:p>
          </table:table-cell>
          <table:table-cell table:formula="of:=CONCATENATE(&quot;,'&quot;;[.U29];&quot;'&quot;)" office:value-type="string" office:string-value=",'100'" calcext:value-type="string">
            <text:p>,'100'</text:p>
          </table:table-cell>
          <table:table-cell table:formula="of:=CONCATENATE(&quot;,'&quot;;[.V29];&quot;'&quot;)" office:value-type="string" office:string-value=",'100'" calcext:value-type="string">
            <text:p>,'100'</text:p>
          </table:table-cell>
          <table:table-cell table:formula="of:=CONCATENATE(&quot;,'&quot;;[.W29];&quot;'&quot;)" office:value-type="string" office:string-value=",'100'" calcext:value-type="string">
            <text:p>,'100'</text:p>
          </table:table-cell>
          <table:table-cell table:formula="of:=CONCATENATE(&quot;,'&quot;;[.X29];&quot;'&quot;)" office:value-type="string" office:string-value=",'100'" calcext:value-type="string">
            <text:p>,'100'</text:p>
          </table:table-cell>
          <table:table-cell table:formula="of:=CONCATENATE(&quot;,'&quot;;[.Y29];&quot;'&quot;)" office:value-type="string" office:string-value=",'100'" calcext:value-type="string">
            <text:p>,'100'</text:p>
          </table:table-cell>
          <table:table-cell table:formula="of:=CONCATENATE(&quot;,'&quot;;[.Z29];&quot;'&quot;)" office:value-type="string" office:string-value=",'100'" calcext:value-type="string">
            <text:p>,'100'</text:p>
          </table:table-cell>
          <table:table-cell table:formula="of:=CONCATENATE(&quot;,'&quot;;[.AA29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,'&quot;;[.B30];&quot;'&quot;)" office:value-type="string" office:string-value=",'231'" calcext:value-type="string">
            <text:p>,'231'</text:p>
          </table:table-cell>
          <table:table-cell table:formula="of:=CONCATENATE(&quot;,'&quot;;[.C30];&quot;'&quot;)" office:value-type="string" office:string-value=",'231'" calcext:value-type="string">
            <text:p>,'231'</text:p>
          </table:table-cell>
          <table:table-cell table:formula="of:=CONCATENATE(&quot;,'&quot;;[.D30];&quot;'&quot;)" office:value-type="string" office:string-value=",'231'" calcext:value-type="string">
            <text:p>,'231'</text:p>
          </table:table-cell>
          <table:table-cell table:formula="of:=CONCATENATE(&quot;,'&quot;;[.E30];&quot;'&quot;)" office:value-type="string" office:string-value=",'231'" calcext:value-type="string">
            <text:p>,'231'</text:p>
          </table:table-cell>
          <table:table-cell table:formula="of:=CONCATENATE(&quot;,'&quot;;[.F30];&quot;'&quot;)" office:value-type="string" office:string-value=",'231'" calcext:value-type="string">
            <text:p>,'231'</text:p>
          </table:table-cell>
          <table:table-cell table:formula="of:=CONCATENATE(&quot;,'&quot;;[.G30];&quot;'&quot;)" office:value-type="string" office:string-value=",'231'" calcext:value-type="string">
            <text:p>,'231'</text:p>
          </table:table-cell>
          <table:table-cell table:formula="of:=CONCATENATE(&quot;,'&quot;;[.H30];&quot;'&quot;)" office:value-type="string" office:string-value=",'231'" calcext:value-type="string">
            <text:p>,'231'</text:p>
          </table:table-cell>
          <table:table-cell table:formula="of:=CONCATENATE(&quot;,'&quot;;[.I30];&quot;'&quot;)" office:value-type="string" office:string-value=",'231'" calcext:value-type="string">
            <text:p>,'231'</text:p>
          </table:table-cell>
          <table:table-cell table:formula="of:=CONCATENATE(&quot;,'&quot;;[.J30];&quot;'&quot;)" office:value-type="string" office:string-value=",'231'" calcext:value-type="string">
            <text:p>,'231'</text:p>
          </table:table-cell>
          <table:table-cell table:formula="of:=CONCATENATE(&quot;,'&quot;;[.K30];&quot;'&quot;)" office:value-type="string" office:string-value=",'231'" calcext:value-type="string">
            <text:p>,'231'</text:p>
          </table:table-cell>
          <table:table-cell table:formula="of:=CONCATENATE(&quot;,'&quot;;[.L30];&quot;'&quot;)" office:value-type="string" office:string-value=",'231'" calcext:value-type="string">
            <text:p>,'231'</text:p>
          </table:table-cell>
          <table:table-cell table:formula="of:=CONCATENATE(&quot;,'&quot;;[.M30];&quot;'&quot;)" office:value-type="string" office:string-value=",'231'" calcext:value-type="string">
            <text:p>,'231'</text:p>
          </table:table-cell>
          <table:table-cell table:formula="of:=CONCATENATE(&quot;,'&quot;;[.N30];&quot;'&quot;)" office:value-type="string" office:string-value=",'231'" calcext:value-type="string">
            <text:p>,'231'</text:p>
          </table:table-cell>
          <table:table-cell table:formula="of:=CONCATENATE(&quot;,'&quot;;[.O30];&quot;'&quot;)" office:value-type="string" office:string-value=",'231'" calcext:value-type="string">
            <text:p>,'231'</text:p>
          </table:table-cell>
          <table:table-cell table:formula="of:=CONCATENATE(&quot;,'&quot;;[.P30];&quot;'&quot;)" office:value-type="string" office:string-value=",'231'" calcext:value-type="string">
            <text:p>,'231'</text:p>
          </table:table-cell>
          <table:table-cell table:formula="of:=CONCATENATE(&quot;,'&quot;;[.Q30];&quot;'&quot;)" office:value-type="string" office:string-value=",'231'" calcext:value-type="string">
            <text:p>,'231'</text:p>
          </table:table-cell>
          <table:table-cell table:formula="of:=CONCATENATE(&quot;,'&quot;;[.R30];&quot;'&quot;)" office:value-type="string" office:string-value=",'231'" calcext:value-type="string">
            <text:p>,'231'</text:p>
          </table:table-cell>
          <table:table-cell table:formula="of:=CONCATENATE(&quot;,'&quot;;[.S30];&quot;'&quot;)" office:value-type="string" office:string-value=",'231'" calcext:value-type="string">
            <text:p>,'231'</text:p>
          </table:table-cell>
          <table:table-cell table:formula="of:=CONCATENATE(&quot;,'&quot;;[.T30];&quot;'&quot;)" office:value-type="string" office:string-value=",'28'" calcext:value-type="string">
            <text:p>,'28'</text:p>
          </table:table-cell>
          <table:table-cell table:formula="of:=CONCATENATE(&quot;,'&quot;;[.U30];&quot;'&quot;)" office:value-type="string" office:string-value=",'231'" calcext:value-type="string">
            <text:p>,'231'</text:p>
          </table:table-cell>
          <table:table-cell table:formula="of:=CONCATENATE(&quot;,'&quot;;[.V30];&quot;'&quot;)" office:value-type="string" office:string-value=",'231'" calcext:value-type="string">
            <text:p>,'231'</text:p>
          </table:table-cell>
          <table:table-cell table:formula="of:=CONCATENATE(&quot;,'&quot;;[.W30];&quot;'&quot;)" office:value-type="string" office:string-value=",'231'" calcext:value-type="string">
            <text:p>,'231'</text:p>
          </table:table-cell>
          <table:table-cell table:formula="of:=CONCATENATE(&quot;,'&quot;;[.X30];&quot;'&quot;)" office:value-type="string" office:string-value=",'231'" calcext:value-type="string">
            <text:p>,'231'</text:p>
          </table:table-cell>
          <table:table-cell table:formula="of:=CONCATENATE(&quot;,'&quot;;[.Y30];&quot;'&quot;)" office:value-type="string" office:string-value=",'231'" calcext:value-type="string">
            <text:p>,'231'</text:p>
          </table:table-cell>
          <table:table-cell table:formula="of:=CONCATENATE(&quot;,'&quot;;[.Z30];&quot;'&quot;)" office:value-type="string" office:string-value=",'231'" calcext:value-type="string">
            <text:p>,'231'</text:p>
          </table:table-cell>
          <table:table-cell table:formula="of:=CONCATENATE(&quot;,'&quot;;[.AA30];&quot;'&quot;)" office:value-type="string" office:string-value=",'231'" calcext:value-type="string">
            <text:p>,'231'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,'&quot;;[.B31];&quot;'&quot;)" office:value-type="string" office:string-value=",'100'" calcext:value-type="string">
            <text:p>,'100'</text:p>
          </table:table-cell>
          <table:table-cell table:formula="of:=CONCATENATE(&quot;,'&quot;;[.C31];&quot;'&quot;)" office:value-type="string" office:string-value=",'100'" calcext:value-type="string">
            <text:p>,'100'</text:p>
          </table:table-cell>
          <table:table-cell table:formula="of:=CONCATENATE(&quot;,'&quot;;[.D31];&quot;'&quot;)" office:value-type="string" office:string-value=",'100'" calcext:value-type="string">
            <text:p>,'100'</text:p>
          </table:table-cell>
          <table:table-cell table:formula="of:=CONCATENATE(&quot;,'&quot;;[.E31];&quot;'&quot;)" office:value-type="string" office:string-value=",'100'" calcext:value-type="string">
            <text:p>,'100'</text:p>
          </table:table-cell>
          <table:table-cell table:formula="of:=CONCATENATE(&quot;,'&quot;;[.F31];&quot;'&quot;)" office:value-type="string" office:string-value=",'100'" calcext:value-type="string">
            <text:p>,'100'</text:p>
          </table:table-cell>
          <table:table-cell table:formula="of:=CONCATENATE(&quot;,'&quot;;[.G31];&quot;'&quot;)" office:value-type="string" office:string-value=",'100'" calcext:value-type="string">
            <text:p>,'100'</text:p>
          </table:table-cell>
          <table:table-cell table:formula="of:=CONCATENATE(&quot;,'&quot;;[.H31];&quot;'&quot;)" office:value-type="string" office:string-value=",'100'" calcext:value-type="string">
            <text:p>,'100'</text:p>
          </table:table-cell>
          <table:table-cell table:formula="of:=CONCATENATE(&quot;,'&quot;;[.I31];&quot;'&quot;)" office:value-type="string" office:string-value=",'100'" calcext:value-type="string">
            <text:p>,'100'</text:p>
          </table:table-cell>
          <table:table-cell table:formula="of:=CONCATENATE(&quot;,'&quot;;[.J31];&quot;'&quot;)" office:value-type="string" office:string-value=",'100'" calcext:value-type="string">
            <text:p>,'100'</text:p>
          </table:table-cell>
          <table:table-cell table:formula="of:=CONCATENATE(&quot;,'&quot;;[.K31];&quot;'&quot;)" office:value-type="string" office:string-value=",'100'" calcext:value-type="string">
            <text:p>,'100'</text:p>
          </table:table-cell>
          <table:table-cell table:formula="of:=CONCATENATE(&quot;,'&quot;;[.L31];&quot;'&quot;)" office:value-type="string" office:string-value=",'100'" calcext:value-type="string">
            <text:p>,'100'</text:p>
          </table:table-cell>
          <table:table-cell table:formula="of:=CONCATENATE(&quot;,'&quot;;[.M31];&quot;'&quot;)" office:value-type="string" office:string-value=",'100'" calcext:value-type="string">
            <text:p>,'100'</text:p>
          </table:table-cell>
          <table:table-cell table:formula="of:=CONCATENATE(&quot;,'&quot;;[.N31];&quot;'&quot;)" office:value-type="string" office:string-value=",'100'" calcext:value-type="string">
            <text:p>,'100'</text:p>
          </table:table-cell>
          <table:table-cell table:formula="of:=CONCATENATE(&quot;,'&quot;;[.O31];&quot;'&quot;)" office:value-type="string" office:string-value=",'100'" calcext:value-type="string">
            <text:p>,'100'</text:p>
          </table:table-cell>
          <table:table-cell table:formula="of:=CONCATENATE(&quot;,'&quot;;[.P31];&quot;'&quot;)" office:value-type="string" office:string-value=",'100'" calcext:value-type="string">
            <text:p>,'100'</text:p>
          </table:table-cell>
          <table:table-cell table:formula="of:=CONCATENATE(&quot;,'&quot;;[.Q31];&quot;'&quot;)" office:value-type="string" office:string-value=",'100'" calcext:value-type="string">
            <text:p>,'100'</text:p>
          </table:table-cell>
          <table:table-cell table:formula="of:=CONCATENATE(&quot;,'&quot;;[.R31];&quot;'&quot;)" office:value-type="string" office:string-value=",'100'" calcext:value-type="string">
            <text:p>,'100'</text:p>
          </table:table-cell>
          <table:table-cell table:formula="of:=CONCATENATE(&quot;,'&quot;;[.S31];&quot;'&quot;)" office:value-type="string" office:string-value=",'30'" calcext:value-type="string">
            <text:p>,'30'</text:p>
          </table:table-cell>
          <table:table-cell table:formula="of:=CONCATENATE(&quot;,'&quot;;[.T31];&quot;'&quot;)" office:value-type="string" office:string-value=",'30'" calcext:value-type="string">
            <text:p>,'30'</text:p>
          </table:table-cell>
          <table:table-cell table:formula="of:=CONCATENATE(&quot;,'&quot;;[.U31];&quot;'&quot;)" office:value-type="string" office:string-value=",'30'" calcext:value-type="string">
            <text:p>,'30'</text:p>
          </table:table-cell>
          <table:table-cell table:formula="of:=CONCATENATE(&quot;,'&quot;;[.V31];&quot;'&quot;)" office:value-type="string" office:string-value=",'100'" calcext:value-type="string">
            <text:p>,'100'</text:p>
          </table:table-cell>
          <table:table-cell table:formula="of:=CONCATENATE(&quot;,'&quot;;[.W31];&quot;'&quot;)" office:value-type="string" office:string-value=",'100'" calcext:value-type="string">
            <text:p>,'100'</text:p>
          </table:table-cell>
          <table:table-cell table:formula="of:=CONCATENATE(&quot;,'&quot;;[.X31];&quot;'&quot;)" office:value-type="string" office:string-value=",'100'" calcext:value-type="string">
            <text:p>,'100'</text:p>
          </table:table-cell>
          <table:table-cell table:formula="of:=CONCATENATE(&quot;,'&quot;;[.Y31];&quot;'&quot;)" office:value-type="string" office:string-value=",'100'" calcext:value-type="string">
            <text:p>,'100'</text:p>
          </table:table-cell>
          <table:table-cell table:formula="of:=CONCATENATE(&quot;,'&quot;;[.Z31];&quot;'&quot;)" office:value-type="string" office:string-value=",'100'" calcext:value-type="string">
            <text:p>,'100'</text:p>
          </table:table-cell>
          <table:table-cell table:formula="of:=CONCATENATE(&quot;,'&quot;;[.AA31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,'&quot;;[.B32];&quot;'&quot;)" office:value-type="string" office:string-value=",'100'" calcext:value-type="string">
            <text:p>,'100'</text:p>
          </table:table-cell>
          <table:table-cell table:formula="of:=CONCATENATE(&quot;,'&quot;;[.C32];&quot;'&quot;)" office:value-type="string" office:string-value=",'100'" calcext:value-type="string">
            <text:p>,'100'</text:p>
          </table:table-cell>
          <table:table-cell table:formula="of:=CONCATENATE(&quot;,'&quot;;[.D32];&quot;'&quot;)" office:value-type="string" office:string-value=",'100'" calcext:value-type="string">
            <text:p>,'100'</text:p>
          </table:table-cell>
          <table:table-cell table:formula="of:=CONCATENATE(&quot;,'&quot;;[.E32];&quot;'&quot;)" office:value-type="string" office:string-value=",'100'" calcext:value-type="string">
            <text:p>,'100'</text:p>
          </table:table-cell>
          <table:table-cell table:formula="of:=CONCATENATE(&quot;,'&quot;;[.F32];&quot;'&quot;)" office:value-type="string" office:string-value=",'100'" calcext:value-type="string">
            <text:p>,'100'</text:p>
          </table:table-cell>
          <table:table-cell table:formula="of:=CONCATENATE(&quot;,'&quot;;[.G32];&quot;'&quot;)" office:value-type="string" office:string-value=",'100'" calcext:value-type="string">
            <text:p>,'100'</text:p>
          </table:table-cell>
          <table:table-cell table:formula="of:=CONCATENATE(&quot;,'&quot;;[.H32];&quot;'&quot;)" office:value-type="string" office:string-value=",'100'" calcext:value-type="string">
            <text:p>,'100'</text:p>
          </table:table-cell>
          <table:table-cell table:formula="of:=CONCATENATE(&quot;,'&quot;;[.I32];&quot;'&quot;)" office:value-type="string" office:string-value=",'100'" calcext:value-type="string">
            <text:p>,'100'</text:p>
          </table:table-cell>
          <table:table-cell table:formula="of:=CONCATENATE(&quot;,'&quot;;[.J32];&quot;'&quot;)" office:value-type="string" office:string-value=",'100'" calcext:value-type="string">
            <text:p>,'100'</text:p>
          </table:table-cell>
          <table:table-cell table:formula="of:=CONCATENATE(&quot;,'&quot;;[.K32];&quot;'&quot;)" office:value-type="string" office:string-value=",'100'" calcext:value-type="string">
            <text:p>,'100'</text:p>
          </table:table-cell>
          <table:table-cell table:formula="of:=CONCATENATE(&quot;,'&quot;;[.L32];&quot;'&quot;)" office:value-type="string" office:string-value=",'100'" calcext:value-type="string">
            <text:p>,'100'</text:p>
          </table:table-cell>
          <table:table-cell table:formula="of:=CONCATENATE(&quot;,'&quot;;[.M32];&quot;'&quot;)" office:value-type="string" office:string-value=",'100'" calcext:value-type="string">
            <text:p>,'100'</text:p>
          </table:table-cell>
          <table:table-cell table:formula="of:=CONCATENATE(&quot;,'&quot;;[.N32];&quot;'&quot;)" office:value-type="string" office:string-value=",'100'" calcext:value-type="string">
            <text:p>,'100'</text:p>
          </table:table-cell>
          <table:table-cell table:formula="of:=CONCATENATE(&quot;,'&quot;;[.O32];&quot;'&quot;)" office:value-type="string" office:string-value=",'100'" calcext:value-type="string">
            <text:p>,'100'</text:p>
          </table:table-cell>
          <table:table-cell table:formula="of:=CONCATENATE(&quot;,'&quot;;[.P32];&quot;'&quot;)" office:value-type="string" office:string-value=",'100'" calcext:value-type="string">
            <text:p>,'100'</text:p>
          </table:table-cell>
          <table:table-cell table:formula="of:=CONCATENATE(&quot;,'&quot;;[.Q32];&quot;'&quot;)" office:value-type="string" office:string-value=",'100'" calcext:value-type="string">
            <text:p>,'100'</text:p>
          </table:table-cell>
          <table:table-cell table:formula="of:=CONCATENATE(&quot;,'&quot;;[.R32];&quot;'&quot;)" office:value-type="string" office:string-value=",'100'" calcext:value-type="string">
            <text:p>,'100'</text:p>
          </table:table-cell>
          <table:table-cell table:formula="of:=CONCATENATE(&quot;,'&quot;;[.S32];&quot;'&quot;)" office:value-type="string" office:string-value=",'100'" calcext:value-type="string">
            <text:p>,'100'</text:p>
          </table:table-cell>
          <table:table-cell table:formula="of:=CONCATENATE(&quot;,'&quot;;[.T32];&quot;'&quot;)" office:value-type="string" office:string-value=",'100'" calcext:value-type="string">
            <text:p>,'100'</text:p>
          </table:table-cell>
          <table:table-cell table:formula="of:=CONCATENATE(&quot;,'&quot;;[.U32];&quot;'&quot;)" office:value-type="string" office:string-value=",'100'" calcext:value-type="string">
            <text:p>,'100'</text:p>
          </table:table-cell>
          <table:table-cell table:formula="of:=CONCATENATE(&quot;,'&quot;;[.V32];&quot;'&quot;)" office:value-type="string" office:string-value=",'100'" calcext:value-type="string">
            <text:p>,'100'</text:p>
          </table:table-cell>
          <table:table-cell table:formula="of:=CONCATENATE(&quot;,'&quot;;[.W32];&quot;'&quot;)" office:value-type="string" office:string-value=",'100'" calcext:value-type="string">
            <text:p>,'100'</text:p>
          </table:table-cell>
          <table:table-cell table:formula="of:=CONCATENATE(&quot;,'&quot;;[.X32];&quot;'&quot;)" office:value-type="string" office:string-value=",'100'" calcext:value-type="string">
            <text:p>,'100'</text:p>
          </table:table-cell>
          <table:table-cell table:formula="of:=CONCATENATE(&quot;,'&quot;;[.Y32];&quot;'&quot;)" office:value-type="string" office:string-value=",'232'" calcext:value-type="string">
            <text:p>,'232'</text:p>
          </table:table-cell>
          <table:table-cell table:formula="of:=CONCATENATE(&quot;,'&quot;;[.Z32];&quot;'&quot;)" office:value-type="string" office:string-value=",'100'" calcext:value-type="string">
            <text:p>,'100'</text:p>
          </table:table-cell>
          <table:table-cell table:formula="of:=CONCATENATE(&quot;,'&quot;;[.AA32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,'&quot;;[.B33];&quot;'&quot;)" office:value-type="string" office:string-value=",'100'" calcext:value-type="string">
            <text:p>,'100'</text:p>
          </table:table-cell>
          <table:table-cell table:formula="of:=CONCATENATE(&quot;,'&quot;;[.C33];&quot;'&quot;)" office:value-type="string" office:string-value=",'100'" calcext:value-type="string">
            <text:p>,'100'</text:p>
          </table:table-cell>
          <table:table-cell table:formula="of:=CONCATENATE(&quot;,'&quot;;[.D33];&quot;'&quot;)" office:value-type="string" office:string-value=",'100'" calcext:value-type="string">
            <text:p>,'100'</text:p>
          </table:table-cell>
          <table:table-cell table:formula="of:=CONCATENATE(&quot;,'&quot;;[.E33];&quot;'&quot;)" office:value-type="string" office:string-value=",'100'" calcext:value-type="string">
            <text:p>,'100'</text:p>
          </table:table-cell>
          <table:table-cell table:formula="of:=CONCATENATE(&quot;,'&quot;;[.F33];&quot;'&quot;)" office:value-type="string" office:string-value=",'100'" calcext:value-type="string">
            <text:p>,'100'</text:p>
          </table:table-cell>
          <table:table-cell table:formula="of:=CONCATENATE(&quot;,'&quot;;[.G33];&quot;'&quot;)" office:value-type="string" office:string-value=",'100'" calcext:value-type="string">
            <text:p>,'100'</text:p>
          </table:table-cell>
          <table:table-cell table:formula="of:=CONCATENATE(&quot;,'&quot;;[.H33];&quot;'&quot;)" office:value-type="string" office:string-value=",'100'" calcext:value-type="string">
            <text:p>,'100'</text:p>
          </table:table-cell>
          <table:table-cell table:formula="of:=CONCATENATE(&quot;,'&quot;;[.I33];&quot;'&quot;)" office:value-type="string" office:string-value=",'100'" calcext:value-type="string">
            <text:p>,'100'</text:p>
          </table:table-cell>
          <table:table-cell table:formula="of:=CONCATENATE(&quot;,'&quot;;[.J33];&quot;'&quot;)" office:value-type="string" office:string-value=",'100'" calcext:value-type="string">
            <text:p>,'100'</text:p>
          </table:table-cell>
          <table:table-cell table:formula="of:=CONCATENATE(&quot;,'&quot;;[.K33];&quot;'&quot;)" office:value-type="string" office:string-value=",'100'" calcext:value-type="string">
            <text:p>,'100'</text:p>
          </table:table-cell>
          <table:table-cell table:formula="of:=CONCATENATE(&quot;,'&quot;;[.L33];&quot;'&quot;)" office:value-type="string" office:string-value=",'100'" calcext:value-type="string">
            <text:p>,'100'</text:p>
          </table:table-cell>
          <table:table-cell table:formula="of:=CONCATENATE(&quot;,'&quot;;[.M33];&quot;'&quot;)" office:value-type="string" office:string-value=",'100'" calcext:value-type="string">
            <text:p>,'100'</text:p>
          </table:table-cell>
          <table:table-cell table:formula="of:=CONCATENATE(&quot;,'&quot;;[.N33];&quot;'&quot;)" office:value-type="string" office:string-value=",'100'" calcext:value-type="string">
            <text:p>,'100'</text:p>
          </table:table-cell>
          <table:table-cell table:formula="of:=CONCATENATE(&quot;,'&quot;;[.O33];&quot;'&quot;)" office:value-type="string" office:string-value=",'100'" calcext:value-type="string">
            <text:p>,'100'</text:p>
          </table:table-cell>
          <table:table-cell table:formula="of:=CONCATENATE(&quot;,'&quot;;[.P33];&quot;'&quot;)" office:value-type="string" office:string-value=",'100'" calcext:value-type="string">
            <text:p>,'100'</text:p>
          </table:table-cell>
          <table:table-cell table:formula="of:=CONCATENATE(&quot;,'&quot;;[.Q33];&quot;'&quot;)" office:value-type="string" office:string-value=",'100'" calcext:value-type="string">
            <text:p>,'100'</text:p>
          </table:table-cell>
          <table:table-cell table:formula="of:=CONCATENATE(&quot;,'&quot;;[.R33];&quot;'&quot;)" office:value-type="string" office:string-value=",'100'" calcext:value-type="string">
            <text:p>,'100'</text:p>
          </table:table-cell>
          <table:table-cell table:formula="of:=CONCATENATE(&quot;,'&quot;;[.S33];&quot;'&quot;)" office:value-type="string" office:string-value=",'32'" calcext:value-type="string">
            <text:p>,'32'</text:p>
          </table:table-cell>
          <table:table-cell table:formula="of:=CONCATENATE(&quot;,'&quot;;[.T33];&quot;'&quot;)" office:value-type="string" office:string-value=",'32'" calcext:value-type="string">
            <text:p>,'32'</text:p>
          </table:table-cell>
          <table:table-cell table:formula="of:=CONCATENATE(&quot;,'&quot;;[.U33];&quot;'&quot;)" office:value-type="string" office:string-value=",'32'" calcext:value-type="string">
            <text:p>,'32'</text:p>
          </table:table-cell>
          <table:table-cell table:formula="of:=CONCATENATE(&quot;,'&quot;;[.V33];&quot;'&quot;)" office:value-type="string" office:string-value=",'100'" calcext:value-type="string">
            <text:p>,'100'</text:p>
          </table:table-cell>
          <table:table-cell table:formula="of:=CONCATENATE(&quot;,'&quot;;[.W33];&quot;'&quot;)" office:value-type="string" office:string-value=",'100'" calcext:value-type="string">
            <text:p>,'100'</text:p>
          </table:table-cell>
          <table:table-cell table:formula="of:=CONCATENATE(&quot;,'&quot;;[.X33];&quot;'&quot;)" office:value-type="string" office:string-value=",'100'" calcext:value-type="string">
            <text:p>,'100'</text:p>
          </table:table-cell>
          <table:table-cell table:formula="of:=CONCATENATE(&quot;,'&quot;;[.Y33];&quot;'&quot;)" office:value-type="string" office:string-value=",'100'" calcext:value-type="string">
            <text:p>,'100'</text:p>
          </table:table-cell>
          <table:table-cell table:formula="of:=CONCATENATE(&quot;,'&quot;;[.Z33];&quot;'&quot;)" office:value-type="string" office:string-value=",'100'" calcext:value-type="string">
            <text:p>,'100'</text:p>
          </table:table-cell>
          <table:table-cell table:formula="of:=CONCATENATE(&quot;,'&quot;;[.AA33];&quot;'&quot;)" office:value-type="string" office:string-value=",'100'" calcext:value-type="string">
            <text:p>,'100'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,'&quot;;[.B34];&quot;'&quot;)" office:value-type="string" office:string-value=",'100'" calcext:value-type="string">
            <text:p>,'100'</text:p>
          </table:table-cell>
          <table:table-cell table:formula="of:=CONCATENATE(&quot;,'&quot;;[.C34];&quot;'&quot;)" office:value-type="string" office:string-value=",'100'" calcext:value-type="string">
            <text:p>,'100'</text:p>
          </table:table-cell>
          <table:table-cell table:formula="of:=CONCATENATE(&quot;,'&quot;;[.D34];&quot;'&quot;)" office:value-type="string" office:string-value=",'100'" calcext:value-type="string">
            <text:p>,'100'</text:p>
          </table:table-cell>
          <table:table-cell table:formula="of:=CONCATENATE(&quot;,'&quot;;[.E34];&quot;'&quot;)" office:value-type="string" office:string-value=",'100'" calcext:value-type="string">
            <text:p>,'100'</text:p>
          </table:table-cell>
          <table:table-cell table:formula="of:=CONCATENATE(&quot;,'&quot;;[.F34];&quot;'&quot;)" office:value-type="string" office:string-value=",'100'" calcext:value-type="string">
            <text:p>,'100'</text:p>
          </table:table-cell>
          <table:table-cell table:formula="of:=CONCATENATE(&quot;,'&quot;;[.G34];&quot;'&quot;)" office:value-type="string" office:string-value=",'100'" calcext:value-type="string">
            <text:p>,'100'</text:p>
          </table:table-cell>
          <table:table-cell table:formula="of:=CONCATENATE(&quot;,'&quot;;[.H34];&quot;'&quot;)" office:value-type="string" office:string-value=",'100'" calcext:value-type="string">
            <text:p>,'100'</text:p>
          </table:table-cell>
          <table:table-cell table:formula="of:=CONCATENATE(&quot;,'&quot;;[.I34];&quot;'&quot;)" office:value-type="string" office:string-value=",'100'" calcext:value-type="string">
            <text:p>,'100'</text:p>
          </table:table-cell>
          <table:table-cell table:formula="of:=CONCATENATE(&quot;,'&quot;;[.J34];&quot;'&quot;)" office:value-type="string" office:string-value=",'100'" calcext:value-type="string">
            <text:p>,'100'</text:p>
          </table:table-cell>
          <table:table-cell table:formula="of:=CONCATENATE(&quot;,'&quot;;[.K34];&quot;'&quot;)" office:value-type="string" office:string-value=",'100'" calcext:value-type="string">
            <text:p>,'100'</text:p>
          </table:table-cell>
          <table:table-cell table:formula="of:=CONCATENATE(&quot;,'&quot;;[.L34];&quot;'&quot;)" office:value-type="string" office:string-value=",'100'" calcext:value-type="string">
            <text:p>,'100'</text:p>
          </table:table-cell>
          <table:table-cell table:formula="of:=CONCATENATE(&quot;,'&quot;;[.M34];&quot;'&quot;)" office:value-type="string" office:string-value=",'100'" calcext:value-type="string">
            <text:p>,'100'</text:p>
          </table:table-cell>
          <table:table-cell table:formula="of:=CONCATENATE(&quot;,'&quot;;[.N34];&quot;'&quot;)" office:value-type="string" office:string-value=",'100'" calcext:value-type="string">
            <text:p>,'100'</text:p>
          </table:table-cell>
          <table:table-cell table:formula="of:=CONCATENATE(&quot;,'&quot;;[.O34];&quot;'&quot;)" office:value-type="string" office:string-value=",'100'" calcext:value-type="string">
            <text:p>,'100'</text:p>
          </table:table-cell>
          <table:table-cell table:formula="of:=CONCATENATE(&quot;,'&quot;;[.P34];&quot;'&quot;)" office:value-type="string" office:string-value=",'100'" calcext:value-type="string">
            <text:p>,'100'</text:p>
          </table:table-cell>
          <table:table-cell table:formula="of:=CONCATENATE(&quot;,'&quot;;[.Q34];&quot;'&quot;)" office:value-type="string" office:string-value=",'100'" calcext:value-type="string">
            <text:p>,'100'</text:p>
          </table:table-cell>
          <table:table-cell table:formula="of:=CONCATENATE(&quot;,'&quot;;[.R34];&quot;'&quot;)" office:value-type="string" office:string-value=",'100'" calcext:value-type="string">
            <text:p>,'100'</text:p>
          </table:table-cell>
          <table:table-cell table:formula="of:=CONCATENATE(&quot;,'&quot;;[.S34];&quot;'&quot;)" office:value-type="string" office:string-value=",'100'" calcext:value-type="string">
            <text:p>,'100'</text:p>
          </table:table-cell>
          <table:table-cell table:formula="of:=CONCATENATE(&quot;,'&quot;;[.T34];&quot;'&quot;)" office:value-type="string" office:string-value=",'100'" calcext:value-type="string">
            <text:p>,'100'</text:p>
          </table:table-cell>
          <table:table-cell table:formula="of:=CONCATENATE(&quot;,'&quot;;[.U34];&quot;'&quot;)" office:value-type="string" office:string-value=",'100'" calcext:value-type="string">
            <text:p>,'100'</text:p>
          </table:table-cell>
          <table:table-cell table:formula="of:=CONCATENATE(&quot;,'&quot;;[.V34];&quot;'&quot;)" office:value-type="string" office:string-value=",'100'" calcext:value-type="string">
            <text:p>,'100'</text:p>
          </table:table-cell>
          <table:table-cell table:formula="of:=CONCATENATE(&quot;,'&quot;;[.W34];&quot;'&quot;)" office:value-type="string" office:string-value=",'100'" calcext:value-type="string">
            <text:p>,'100'</text:p>
          </table:table-cell>
          <table:table-cell table:formula="of:=CONCATENATE(&quot;,'&quot;;[.X34];&quot;'&quot;)" office:value-type="string" office:string-value=",'100'" calcext:value-type="string">
            <text:p>,'100'</text:p>
          </table:table-cell>
          <table:table-cell table:formula="of:=CONCATENATE(&quot;,'&quot;;[.Y34];&quot;'&quot;)" office:value-type="string" office:string-value=",'100'" calcext:value-type="string">
            <text:p>,'100'</text:p>
          </table:table-cell>
          <table:table-cell table:formula="of:=CONCATENATE(&quot;,'&quot;;[.Z34];&quot;'&quot;)" office:value-type="string" office:string-value=",'233'" calcext:value-type="string">
            <text:p>,'233'</text:p>
          </table:table-cell>
          <table:table-cell table:formula="of:=CONCATENATE(&quot;,'&quot;;[.AA34];&quot;'&quot;)" office:value-type="string" office:string-value=",'100'" calcext:value-type="string">
            <text:p>,'100'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09:52:56.624020608</meta:creation-date>
    <dc:date>2023-03-08T16:52:30.240424526</dc:date>
    <meta:editing-duration>PT1H59M6S</meta:editing-duration>
    <meta:editing-cycles>77</meta:editing-cycles>
    <meta:generator>LibreOffice/7.3.7.2$Linux_X86_64 LibreOffice_project/30$Build-2</meta:generator>
    <meta:document-statistic meta:table-count="1" meta:cell-count="1678" meta:object-count="0"/>
  </office:meta>
</office:document-meta>
</file>